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3004" calcext:value-type="float">
            <text:p>3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uevo, en un día laborable, de ese tiempo que dedica a ver la televisión, ¿cuánto tiempo pasa usted normalmente viendo informativos u otros programas sobre política y actualidad?</text:p>
          </table:table-cell>
          <table:table-cell office:value-type="float" office:value="3005" calcext:value-type="float">
            <text:p>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6" calcext:value-type="float">
            <text:p>3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, de nuevo, en un día laborable, de ese tiempo que dedica a escuchar la radio, ¿cuánto tiempo pasa normalmente escuchando informativos u otros programas sobre política y actualidad?</text:p>
          </table:table-cell>
          <table:table-cell office:value-type="float" office:value="3007" calcext:value-type="float">
            <text:p>3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8" calcext:value-type="float">
            <text:p>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 de ese tiempo, ¿cuánto dedica a leer noticias sobre política y temas de actualidad?</text:p>
          </table:table-cell>
          <table:table-cell office:value-type="float" office:value="3009" calcext:value-type="float">
            <text:p>3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sando ahora esta tarjeta, ¿con qué frecuencia utiliza usted Internet o el correo electrónico -ya sea en casa o en el trabajo- para asuntos personales?</text:p>
          </table:table-cell>
          <table:table-cell office:value-type="float" office:value="3317" calcext:value-type="float">
            <text:p>3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sando esta tarjeta, ¿diría usted que, por lo general, se puede confiar en la mayoría de la gente, o que nunca se es lo bastante prudente en el trato con los demás?</text:p>
          </table:table-cell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or favor, sitúese en una escala de 0 a 10, en la que 0 significa "nunca se es lo bastante prudente" y 10 significa que "se puede confiar en la mayoría de la gente".</text:p>
          </table:table-cell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sando esta tarjeta, ¿cree que la mayoría de la gente intentaría aprovecharse de usted si pudiera, o que sería honrada con usted?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¿Diría usted que la mayoría de las veces la gente intenta ayudar a los demás o que principalmente mira por sí misma?</text:p>
          </table:table-cell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En qué medida diría usted que le interesa la política?</text:p>
          </table:table-cell>
          <table:table-cell office:value-type="float" office:value="3015" calcext:value-type="float">
            <text:p>3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Diría usted que le interesa...?</text:p>
          </table:table-cell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sando esta tarjeta, dígame por favor, en una escala de 0 a 10, usted personalmente, cuánto confía en cada una de las siguientes instituciones.</text:p>
          </table:table-cell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20" calcext:value-type="float">
            <text:p>3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ugar...</text:p>
          </table:table-cell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 el Parlamento español</text:p>
          </table:table-cell>
          <table:table-cell office:value-type="float" office:value="3323" calcext:value-type="float">
            <text:p>3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el sistema judicial</text:p>
          </table:table-cell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la policía</text:p>
          </table:table-cell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los políticos</text:p>
          </table:table-cell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 los partidos políticos</text:p>
          </table:table-cell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el Parlamento Europeo</text:p>
          </table:table-cell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las Naciones Unidas</text:p>
          </table:table-cell>
          <table:table-cell office:value-type="float" office:value="3027" calcext:value-type="float">
            <text:p>3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oy en día hay gente que, por la razón que sea, no vota.</text:p>
          </table:table-cell>
          <table:table-cell office:value-type="float" office:value="3028" calcext:value-type="float">
            <text:p>3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¿Votó usted en las últimas elecciones generales de marzo de 2008?</text:p>
          </table:table-cell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¿A qué partido votó en esas elecciones?</text:p>
          </table:table-cell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y muchas maneras de intentar que las cosas mejoren en España o, al menos, de evitar que vayan a peor.</text:p>
          </table:table-cell>
          <table:table-cell office:value-type="float" office:value="3031" calcext:value-type="float">
            <text:p>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n los últimos 12 meses ¿ha realizado usted alguna de las siguientes actividades?</text:p>
          </table:table-cell>
          <table:table-cell office:value-type="float" office:value="3032" calcext:value-type="float">
            <text:p>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¿Se ha puesto en contacto con un político o con una autoridad o funcionario estatal, autonómico o local?</text:p>
          </table:table-cell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¿Ha colaborado con un partido político o una plataforma de acción ciudadana?</text:p>
          </table:table-cell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¿Ha colaborado con alguna otra organización o asociación?</text:p>
          </table:table-cell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¿Ha llevado o mostrado insignias o pegatinas de alguna campaña?</text:p>
          </table:table-cell>
          <table:table-cell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¿Ha firmado una petición en una campaña de recogida de firmas?</text:p>
          </table:table-cell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¿Ha participado en manifestaciones autorizadas?</text:p>
          </table:table-cell>
          <table:table-cell office:value-type="float" office:value="3038" calcext:value-type="float">
            <text:p>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¿Ha boicoteado o dejado de comprar ciertos productos?</text:p>
          </table:table-cell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¿Hay algún partido político al que usted se sienta más cercano que a los demás?</text:p>
          </table:table-cell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¿A cuál?</text:p>
          </table:table-cell>
          <table:table-cell office:value-type="float" office:value="3041" calcext:value-type="float">
            <text:p>3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¿En qué medida se siente usted cercano a ese partido?</text:p>
          </table:table-cell>
          <table:table-cell office:value-type="float" office:value="3042" calcext:value-type="float">
            <text:p>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¿Se siente...?</text:p>
          </table:table-cell>
          <table:table-cell office:value-type="float" office:value="3043" calcext:value-type="float">
            <text:p>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¿Está usted afiliado a algún partido político?</text:p>
          </table:table-cell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¿A cuál?</text:p>
          </table:table-cell>
          <table:table-cell office:value-type="float" office:value="3041" calcext:value-type="float">
            <text:p>3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ces se habla de "izquierda" y "derecha".</text:p>
          </table:table-cell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sando esta tarjeta, ¿dónde se colocaría usted en esta escala?</text:p>
          </table:table-cell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quiere decir "izquierda" y el 10 "derecha".</text:p>
          </table:table-cell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ambiando de tema, en términos generales, ¿en qué medida está usted satisfecho con su vida actualmente?</text:p>
          </table:table-cell>
          <table:table-cell office:value-type="float" office:value="3048" calcext:value-type="float">
            <text:p>3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or favor, responda usando esta tarjeta en la que 0 significa completamente insatisfecho y 10 significa completamente satisfecho.</text:p>
          </table:table-cell>
          <table:table-cell office:value-type="float" office:value="3333" calcext:value-type="float">
            <text:p>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51" calcext:value-type="float">
            <text:p>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52" calcext:value-type="float">
            <text:p>3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sando ahora esta tarjeta, ¿cómo valoraría, globalmente, el estado actual de la educación en España?</text:p>
          </table:table-cell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sando la misma tarjeta, dígame, por favor, ¿cómo valoraría, globalmente, el estado actual del sistema sanitario en España?</text:p>
          </table:table-cell>
          <table:table-cell office:value-type="float" office:value="3335" calcext:value-type="float">
            <text:p>3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sando esta tarjeta, dígame, por favor, hasta qué punto está usted de acuerdo o en desacuerdo con cada una de las siguientes afirmaciones.</text:p>
          </table:table-cell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l gobierno debería tomar medidas para reducir las diferencias en los niveles de ingresos</text:p>
          </table:table-cell>
          <table:table-cell office:value-type="float" office:value="3056" calcext:value-type="float">
            <text:p>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os gays y las lesbianas deberían tener libertad para vivir como quieran</text:p>
          </table:table-cell>
          <table:table-cell office:value-type="float" office:value="3057" calcext:value-type="float">
            <text:p>3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s partidos políticos que pretenden acabar con la democracia deberían ser ilegalizados</text:p>
          </table:table-cell>
          <table:table-cell office:value-type="float" office:value="3058" calcext:value-type="float">
            <text:p>3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e puede contar con que la ciencia moderna resuelva nuestros problemas medioambientales</text:p>
          </table:table-cell>
          <table:table-cell office:value-type="float" office:value="3059" calcext:value-type="float">
            <text:p>3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hora querría hacerle algunas preguntas sobre las personas de otros países que vienen a vivir a España.</text:p>
          </table:table-cell>
          <table:table-cell office:value-type="float" office:value="3337" calcext:value-type="float">
            <text:p>3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hora, usando esta tarjeta, ¿hasta qué punto cree usted que España debería permitir que personas de la misma raza o grupo étnico que la mayoría de los españoles vengan a vivir aquí?</text:p>
          </table:table-cell>
          <table:table-cell office:value-type="float" office:value="3338" calcext:value-type="float">
            <text:p>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¿Y qué me dice de los que son de una raza o grupo étnico distinto al de la mayoría de los españoles?</text:p>
          </table:table-cell>
          <table:table-cell office:value-type="float" office:value="3065" calcext:value-type="float">
            <text:p>3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¿Y qué me dice de los que proceden de los países pobres de fuera de Europa?</text:p>
          </table:table-cell>
          <table:table-cell office:value-type="float" office:value="3066" calcext:value-type="float">
            <text:p>3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¿Diría usted que, por lo general, para la economía española, es bueno o es malo que venga a vivir gente de otros países?</text:p>
          </table:table-cell>
          <table:table-cell office:value-type="float" office:value="3067" calcext:value-type="float">
            <text:p>3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Y, usando esta tarjeta, ¿cree usted que la vida cultural española se empobrece o se enriquece con las personas de otros países que vienen a vivir aquí?</text:p>
          </table:table-cell>
          <table:table-cell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La llegada de personas de otros países, ¿contribuye a que España sea un lugar peor o mejor para vivir?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érminos generales, ¿en qué medida se considera usted una persona feliz o infeliz?</text:p>
          </table:table-cell>
          <table:table-cell office:value-type="float" office:value="3070" calcext:value-type="float">
            <text:p>3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ando esta tarjeta, dígame, ¿con qué frecuencia se reúne en su tiempo libre con sus amigos, familiares o compañeros de trabajo?</text:p>
          </table:table-cell>
          <table:table-cell office:value-type="float" office:value="3340" calcext:value-type="float">
            <text:p>3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¿Tiene usted alguien con quien pueda hablar de temas íntimos y personales?</text:p>
          </table:table-cell>
          <table:table-cell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n comparación con otras personas de su edad, ¿con qué frecuencia diría usted que participa en actividades sociales?</text:p>
          </table:table-cell>
          <table:table-cell office:value-type="float" office:value="3073" calcext:value-type="float">
            <text:p>3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los últimos 5 años, ¿ha sido usted o algún miembro de su hogar víctima de un robo o una agresión?</text:p>
          </table:table-cell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En qué medida se siente usted seguro caminando solo por esta zona de noche?</text:p>
          </table:table-cell>
          <table:table-cell office:value-type="float" office:value="3075" calcext:value-type="float">
            <text:p>3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Se siente...?</text:p>
          </table:table-cell>
          <table:table-cell office:value-type="float" office:value="3043" calcext:value-type="float">
            <text:p>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¿Con qué frecuencia le preocupa que alguien pueda entrar en su casa a robar, si es que esto le preocupa?</text:p>
          </table:table-cell>
          <table:table-cell office:value-type="float" office:value="3341" calcext:value-type="float">
            <text:p>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Por favor, elija una de las respuestas que aparecen en esta tarjeta.</text:p>
          </table:table-cell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iría usted que esta preocupación de que alguien pueda entrar en su casa a robar</text:p>
          </table:table-cell>
          <table:table-cell office:value-type="float" office:value="3343" calcext:value-type="float">
            <text:p>3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¿Con que frecuencia le preocupa que pueda ser víctima de un asalto violento, si es que le preocupa?</text:p>
          </table:table-cell>
          <table:table-cell office:value-type="float" office:value="3344" calcext:value-type="float">
            <text:p>3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¿Diría usted que esta preocupación de ser víctima de un asalto violento...</text:p>
          </table:table-cell>
          <table:table-cell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hora vamos a hablar de usted.</text:p>
          </table:table-cell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ablando de su salud, en general, ¿diría usted que su salud es...?</text:p>
          </table:table-cell>
          <table:table-cell office:value-type="float" office:value="3076" calcext:value-type="float">
            <text:p>3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¿Tiene usted dificultades para llevar a cabo sus actividades cotidianas a causa de alguna enfermedad crónica, discapacidad o problema de salud mental?</text:p>
          </table:table-cell>
          <table:table-cell office:value-type="float" office:value="3077" calcext:value-type="float">
            <text:p>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¿Se considera usted de alguna religión?</text:p>
          </table:table-cell>
          <table:table-cell office:value-type="float" office:value="3078" calcext:value-type="float">
            <text:p>3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¿De cuál?</text:p>
          </table:table-cell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¿Y en algún momento de su vida se ha considerado usted de alguna religión?</text:p>
          </table:table-cell>
          <table:table-cell office:value-type="float" office:value="3080" calcext:value-type="float">
            <text:p>3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¿De cuál?</text:p>
          </table:table-cell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on independencia de si se considera usted de alguna religión ¿en qué medida se considera una persona religiosa?</text:p>
          </table:table-cell>
          <table:table-cell office:value-type="float" office:value="3081" calcext:value-type="float">
            <text:p>3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parte de ocasiones especiales como bodas, bautizos y funerales, ¿con qué frecuencia asiste usted a ceremonias religiosas habitualmente?</text:p>
          </table:table-cell>
          <table:table-cell office:value-type="float" office:value="3082" calcext:value-type="float">
            <text:p>3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parte de las ocasiones en que asiste a ceremonias religiosas, ¿con qué frecuencia reza?</text:p>
          </table:table-cell>
          <table:table-cell office:value-type="float" office:value="3083" calcext:value-type="float">
            <text:p>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¿Considera usted que pertenece a un grupo contra el que exista algún tipo de discriminación en este país?</text:p>
          </table:table-cell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¿Por qué motivos se discrimina a su grupo?</text:p>
          </table:table-cell>
          <table:table-cell office:value-type="float" office:value="3085" calcext:value-type="float">
            <text:p>3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¿Tiene usted la nacionalidad española?</text:p>
          </table:table-cell>
          <table:table-cell office:value-type="float" office:value="3086" calcext:value-type="float">
            <text:p>3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¿Cuál es su nacionalidad?</text:p>
          </table:table-cell>
          <table:table-cell office:value-type="float" office:value="3087" calcext:value-type="float">
            <text:p>3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¿Nació usted en España?</text:p>
          </table:table-cell>
          <table:table-cell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¿En qué país nació?</text:p>
          </table:table-cell>
          <table:table-cell office:value-type="float" office:value="3089" calcext:value-type="float">
            <text:p>3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¿En qué año vino usted a vivir a España?</text:p>
          </table:table-cell>
          <table:table-cell office:value-type="float" office:value="3347" calcext:value-type="float">
            <text:p>3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¿Qué idioma o idiomas habla normalmente en su casa?</text:p>
          </table:table-cell>
          <table:table-cell office:value-type="float" office:value="3091" calcext:value-type="float">
            <text:p>3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¿Pertenece usted a una minoría étnica en España?</text:p>
          </table:table-cell>
          <table:table-cell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¿Nació su padre en España?</text:p>
          </table:table-cell>
          <table:table-cell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¿En qué país nació su padre?</text:p>
          </table:table-cell>
          <table:table-cell office:value-type="float" office:value="3094" calcext:value-type="float">
            <text:p>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¿Nació su madre en España?</text:p>
          </table:table-cell>
          <table:table-cell office:value-type="float" office:value="3095" calcext:value-type="float">
            <text:p>3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¿En qué país nació su madre?</text:p>
          </table:table-cell>
          <table:table-cell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sando esta tarjeta, por favor, dígame en qué medida le parece que está mal...</text:p>
          </table:table-cell>
          <table:table-cell office:value-type="float" office:value="3348" calcext:value-type="float">
            <text:p>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 presentar un parte exagerado o falso a una compañía de seguros?</text:p>
          </table:table-cell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 comprar algo que cree que podría haber sido robado?</text:p>
          </table:table-cell>
          <table:table-cell office:value-type="float" office:value="3350" calcext:value-type="float">
            <text:p>3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 cometer una infracción de tráfico como superar el límite de velocidad o saltarse un semáforo?</text:p>
          </table:table-cell>
          <table:table-cell office:value-type="float" office:value="3351" calcext:value-type="float">
            <text:p>3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upongamos ahora que usted hiciera alguna de estas cosas en España.</text:p>
          </table:table-cell>
          <table:table-cell office:value-type="float" office:value="3352" calcext:value-type="float">
            <text:p>3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Usando esta tarjeta, por favor, dígame ¿qué probabilidad habría de que a usted lo cogiesen y castigasen... si presentara un parte exagerado o falso a una compañía de seguros?</text:p>
          </table:table-cell>
          <table:table-cell office:value-type="float" office:value="3353" calcext:value-type="float">
            <text:p>3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si comprara algo que cree que podría haber sido robado?</text:p>
          </table:table-cell>
          <table:table-cell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si cometiera una infracción de tráfico como superar el límite de velocidad o saltarse un semáforo?</text:p>
          </table:table-cell>
          <table:table-cell office:value-type="float" office:value="3355" calcext:value-type="float">
            <text:p>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 continuación voy a hacerle unas preguntas sobre la policía en España (policía local, autonómica, nacional y guardia civil).</text:p>
          </table:table-cell>
          <table:table-cell office:value-type="float" office:value="3356" calcext:value-type="float">
            <text:p>3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eniendo en cuenta todo lo que se espera que haga la policía, ¿diría usted que está haciendo bien o mal su trabajo?</text:p>
          </table:table-cell>
          <table:table-cell office:value-type="float" office:value="3357" calcext:value-type="float">
            <text:p>3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n los últimos 2 años, ¿la policía se ha dirigido a usted, lo/la ha parado o ha tenido un contacto con usted por cualquier motivo?</text:p>
          </table:table-cell>
          <table:table-cell office:value-type="float" office:value="3358" calcext:value-type="float">
            <text:p>3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¿En qué medida está usted insatisfecho o satisfecho con la manera en que la policía lo trató la última vez que esto ocurrió?</text:p>
          </table:table-cell>
          <table:table-cell office:value-type="float" office:value="3359" calcext:value-type="float">
            <text:p>3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hora le voy a hacer algunas preguntas sobre si la policía trata en España igual a todas las víctimas de delitos.</text:p>
          </table:table-cell>
          <table:table-cell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or favor, responda pensando en su propia experiencia o en lo que ha oído</text:p>
          </table:table-cell>
          <table:table-cell office:value-type="float" office:value="3361" calcext:value-type="float">
            <text:p>3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Cuando las víctimas denuncian delitos, ¿cree usted que la policía trata peor a los ricos, a los pobres o los trata por igual?</text:p>
          </table:table-cell>
          <table:table-cell office:value-type="float" office:value="3362" calcext:value-type="float">
            <text:p>3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Y cuando las víctimas denuncian delitos, ¿cree usted que la policía trata a algunas personas peor por ser de una determinada raza o grupo étnico o se trata igual a todo el mundo?</text:p>
          </table:table-cell>
          <table:table-cell office:value-type="float" office:value="3363" calcext:value-type="float">
            <text:p>3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eniendo en cuenta su propia experiencia o lo que ha oído, ¿hasta qué punto cree usted que la policía en España es eficaz en la prevención de delitos violentos o aquellos en los que se amenaza con ejercer la violencia?</text:p>
          </table:table-cell>
          <table:table-cell office:value-type="float" office:value="3364" calcext:value-type="float">
            <text:p>3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lija una respuesta de las que aparecen en esta tarjeta, en la que 0 significa "Extremadamente ineficaz" y 10 "Extremadamente eficaz".</text:p>
          </table:table-cell>
          <table:table-cell office:value-type="float" office:value="3365" calcext:value-type="float">
            <text:p>3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¿Y hasta qué punto cree usted que la policía en España es eficaz a la hora de coger a quienes entran a robar en casas?</text:p>
          </table:table-cell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i se cometiese un delito violento cerca de donde usted vive y se llamase a la policía, ¿en qué medida cree usted que sería lenta o rápida en llegar al lugar del delito?</text:p>
          </table:table-cell>
          <table:table-cell office:value-type="float" office:value="3367" calcext:value-type="float">
            <text:p>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lija su respuesta de esta tarjeta, donde 0 es "extremadamente lenta" y 10 es "extremadamente rápida".</text:p>
          </table:table-cell>
          <table:table-cell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hora le haré algunas preguntas sobre situaciones en las que la policía se enfrenta a delitos como robos en domicilios y agresiones.</text:p>
          </table:table-cell>
          <table:table-cell office:value-type="float" office:value="3369" calcext:value-type="float">
            <text:p>3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as siguientes preguntas no tienen tarjeta.</text:p>
          </table:table-cell>
          <table:table-cell office:value-type="float" office:value="3370" calcext:value-type="float">
            <text:p>3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eniendo en cuenta su propia experiencia o lo que ha oído, ¿con qué frecuencia diría usted que la policía en España trata a la gente con respeto...</text:p>
          </table:table-cell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¿Con qué frecuencia diría usted que la policía toma decisiones justas e imparciales en los casos de los que se ocupa?</text:p>
          </table:table-cell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Y en su trato con la gente, ¿con qué frecuencia diría usted que la policía en España explica sus decisiones y acciones cuando se le pide?</text:p>
          </table:table-cell>
          <table:table-cell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iría usted que...</text:p>
          </table:table-cell>
          <table:table-cell office:value-type="float" office:value="3374" calcext:value-type="float">
            <text:p>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Ahora le haré algunas preguntas sobre sus deberes para con la policía en España.</text:p>
          </table:table-cell>
          <table:table-cell office:value-type="float" office:value="3375" calcext:value-type="float">
            <text:p>3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se esta tarjeta, en la que 0 significa que "no es en absoluto mi deber" y 10 "es totalmente mi deber".</text:p>
          </table:table-cell>
          <table:table-cell office:value-type="float" office:value="3376" calcext:value-type="float">
            <text:p>3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¿Hasta qué punto es su deber... apoyar las decisiones que toma la policía, aunque no esté de acuerdo con ellas?</text:p>
          </table:table-cell>
          <table:table-cell office:value-type="float" office:value="3377" calcext:value-type="float">
            <text:p>3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 hacer lo que dice la policía aunque no comprenda o no esté de acuerdo con las razones?</text:p>
          </table:table-cell>
          <table:table-cell office:value-type="float" office:value="3378" calcext:value-type="float">
            <text:p>3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 hacer lo que la policía le dice que haga aunque no le guste como le tratan?</text:p>
          </table:table-cell>
          <table:table-cell office:value-type="float" office:value="3379" calcext:value-type="float">
            <text:p>3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sando esta tarjeta dígame por favor en qué medida está de acuerdo o en desacuerdo con cada una de las siguientes afirmaciones sobre la policía en España.</text:p>
          </table:table-cell>
          <table:table-cell office:value-type="float" office:value="3380" calcext:value-type="float">
            <text:p>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general, la policía tiene la misma idea que yo sobre lo que está bien y lo que está mal.</text:p>
          </table:table-cell>
          <table:table-cell office:value-type="float" office:value="3381" calcext:value-type="float">
            <text:p>3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a policía defiende valores que son importantes para personas como yo.</text:p>
          </table:table-cell>
          <table:table-cell office:value-type="float" office:value="3382" calcext:value-type="float">
            <text:p>3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general apruebo la forma en que la policía suele actuar.</text:p>
          </table:table-cell>
          <table:table-cell office:value-type="float" office:value="3383" calcext:value-type="float">
            <text:p>3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las decisiones y acciones de la policía pesan demasiado las presiones de los partidos y los políticos.</text:p>
          </table:table-cell>
          <table:table-cell office:value-type="float" office:value="3384" calcext:value-type="float">
            <text:p>3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hora le haré una pregunta sobre la manera de actuar de la policía.</text:p>
          </table:table-cell>
          <table:table-cell office:value-type="float" office:value="3385" calcext:value-type="float">
            <text:p>3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¿Con qué frecuencia diría que la policía acepta sobornos en España?</text:p>
          </table:table-cell>
          <table:table-cell office:value-type="float" office:value="3386" calcext:value-type="float">
            <text:p>3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lija su respuesta de esta tarjeta, donde 0 es "nunca" y 10 es "siempre".</text:p>
          </table:table-cell>
          <table:table-cell office:value-type="float" office:value="3387" calcext:value-type="float">
            <text:p>3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hora pasemos a hablar sobre los tribunales que se ocupan en España de delitos como robos en casas o agresiones.</text:p>
          </table:table-cell>
          <table:table-cell office:value-type="float" office:value="3388" calcext:value-type="float">
            <text:p>3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Por favor, recuerde que ha de responder teniendo en cuenta su experiencia propia o lo que ha oído.</text:p>
          </table:table-cell>
          <table:table-cell office:value-type="float" office:value="3389" calcext:value-type="float">
            <text:p>3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Teniendo en cuenta todo lo que se espera que hagan los tribunales, ¿diría usted que están haciendo bien o mal su trabajo?</text:p>
          </table:table-cell>
          <table:table-cell office:value-type="float" office:value="3390" calcext:value-type="float">
            <text:p>3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Por favor, dígame con qué frecuencia cree que los tribunales cometen errores por los que se deja en libertad a personas culpables?</text:p>
          </table:table-cell>
          <table:table-cell office:value-type="float" office:value="3391" calcext:value-type="float">
            <text:p>3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Use esta tarjeta, donde 0 es "nunca" y 10 es "siempre".</text:p>
          </table:table-cell>
          <table:table-cell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¿Con qué frecuencia cree usted que los tribunales toman decisiones justas e imparciales basadas en las pruebas que se les han dado?</text:p>
          </table:table-cell>
          <table:table-cell office:value-type="float" office:value="3393" calcext:value-type="float">
            <text:p>3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hora le voy a hacer algunas preguntas sobre la posibilidad de que determinadas personas en España sean declaradas culpables por delitos que no han cometido.</text:p>
          </table:table-cell>
          <table:table-cell office:value-type="float" office:value="3394" calcext:value-type="float">
            <text:p>3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uponga que dos personas -una de ellas rica y la otra pobre- son juzgadas por un delito idéntico que no han cometido.</text:p>
          </table:table-cell>
          <table:table-cell office:value-type="float" office:value="3395" calcext:value-type="float">
            <text:p>3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lija una respuesta de esta tarjeta para indicar quién piensa usted que es más probable que sea declarado culpable.</text:p>
          </table:table-cell>
          <table:table-cell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hora suponga que dos personas de distinta raza o grupo étnico son juzgadas por un delito idéntico que no han cometido.</text:p>
          </table:table-cell>
          <table:table-cell office:value-type="float" office:value="3397" calcext:value-type="float">
            <text:p>3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lija una respuesta de esta tarjeta para indicar quién piensa usted que es más probable que sea declarado culpable.</text:p>
          </table:table-cell>
          <table:table-cell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Ahora vamos a hablar de los jueces y de su manera de actuar.</text:p>
          </table:table-cell>
          <table:table-cell office:value-type="float" office:value="3398" calcext:value-type="float">
            <text:p>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Usando esta tarjeta, por favor, dígame, ¿con qué frecuencia cree usted que los jueces aceptan sobornos en España?</text:p>
          </table:table-cell>
          <table:table-cell office:value-type="float" office:value="3399" calcext:value-type="float">
            <text:p>3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Usando esta tarjeta, por favor, dígame en qué medida está usted de acuerdo o en desacuerdo con cada una de las siguientes afirmaciones sobre España hoy en día.</text:p>
          </table:table-cell>
          <table:table-cell office:value-type="float" office:value="3400" calcext:value-type="float">
            <text:p>3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general, los tribunales protegen más los intereses de los ricos y los poderosos que los de la gente corriente.</text:p>
          </table:table-cell>
          <table:table-cell office:value-type="float" office:value="3401" calcext:value-type="float">
            <text:p>3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Quienes incumplen la ley deberían recibir condenas mucho más duras de las que se imponen actualmente.</text:p>
          </table:table-cell>
          <table:table-cell office:value-type="float" office:value="3402" calcext:value-type="float">
            <text:p>3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Todo el mundo tiene el deber de apoyar el veredicto final de los tribunales.</text:p>
          </table:table-cell>
          <table:table-cell office:value-type="float" office:value="3403" calcext:value-type="float">
            <text:p>3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Todas las leyes deben ser obedecidas estrictamente.</text:p>
          </table:table-cell>
          <table:table-cell office:value-type="float" office:value="3404" calcext:value-type="float">
            <text:p>3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En ocasiones, para obrar correctamente hay que incumplir la ley.</text:p>
          </table:table-cell>
          <table:table-cell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En las decisiones y acciones de los tribunales pesan demasiado las presiones de los partidos y los políticos.</text:p>
          </table:table-cell>
          <table:table-cell office:value-type="float" office:value="3406" calcext:value-type="float">
            <text:p>3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La gente tiene opiniones diferentes sobre las penas que deberían imponerse a las personas que infringen la ley.</text:p>
          </table:table-cell>
          <table:table-cell office:value-type="float" office:value="3407" calcext:value-type="float">
            <text:p>3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iense por ejemplo en el caso de un hombre de 25 años que es declarado culpable de haber entrado a robar en una casa por segunda vez.</text:p>
          </table:table-cell>
          <table:table-cell office:value-type="float" office:value="3408" calcext:value-type="float">
            <text:p>3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e las siguientes sentencias, ¿cuál cree usted que debería recibir?</text:p>
          </table:table-cell>
          <table:table-cell office:value-type="float" office:value="3409" calcext:value-type="float">
            <text:p>3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NTREVISTADOR: Si el entrevistado quiere escoger más de una pena, anote la que tenga el código más bajo.</text:p>
          </table:table-cell>
          <table:table-cell office:value-type="float" office:value="3410" calcext:value-type="float">
            <text:p>3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l código 1 es el número de código más bajo y el código 5 es el más alto.</text:p>
          </table:table-cell>
          <table:table-cell office:value-type="float" office:value="3411" calcext:value-type="float">
            <text:p>3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i le preguntan qué es la libertad condicionada o la prestación de servicios comunitarios, por favor, diga:</text:p>
          </table:table-cell>
          <table:table-cell office:value-type="float" office:value="3412" calcext:value-type="float">
            <text:p>3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"La libertad condicionada implica que la persona que comete un delito no ingresa en prisión, siempre y cuando no vuelva a delinquir o cumpla otros requisitos durante un periodo determinado".</text:p>
          </table:table-cell>
          <table:table-cell office:value-type="float" office:value="3413" calcext:value-type="float">
            <text:p>3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"La prestación de servicios comunitarios es una pena en que, AL CONTRARIO que en el caso de una pena de prisión o una multa, se exige al condenado que desempeñe una tarea o tareas en beneficio de la comunidad".</text:p>
          </table:table-cell>
          <table:table-cell office:value-type="float" office:value="3414" calcext:value-type="float">
            <text:p>3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¿Y cuál de las respuestas de esta tarjeta se acerca más al período de tiempo que debería pasar en prisión?</text:p>
          </table:table-cell>
          <table:table-cell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Ahora le haré algunas preguntas sobre qué es lo que haría usted si fuese el único testigo de un delito.</text:p>
          </table:table-cell>
          <table:table-cell office:value-type="float" office:value="3416" calcext:value-type="float">
            <text:p>3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as siguientes preguntas no tienen tarjeta</text:p>
          </table:table-cell>
          <table:table-cell office:value-type="float" office:value="3417" calcext:value-type="float">
            <text:p>3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Imagínese que está en la calle y ve que tiran al suelo a un hombre y le roban la cartera.</text:p>
          </table:table-cell>
          <table:table-cell office:value-type="float" office:value="3418" calcext:value-type="float">
            <text:p>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¿Qué probabilidad habría de que usted llamara a la policía?</text:p>
          </table:table-cell>
          <table:table-cell office:value-type="float" office:value="3419" calcext:value-type="float">
            <text:p>3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¿En qué medida estaría usted dispuesto a identificar a la persona que lo hizo?</text:p>
          </table:table-cell>
          <table:table-cell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¿Y en qué medida estaría usted dispuesto a declarar en un juicio en contra del acusado?</text:p>
          </table:table-cell>
          <table:table-cell office:value-type="float" office:value="3421" calcext:value-type="float">
            <text:p>3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Ahora le haré algunas preguntas sobre cosas que puede que usted haya hecho.</text:p>
          </table:table-cell>
          <table:table-cell office:value-type="float" office:value="3422" calcext:value-type="float">
            <text:p>3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Usando esta tarjeta, dígame por favor con qué frecuencia ha hecho usted cada una de estas cosas en los últimos cinco años.</text:p>
          </table:table-cell>
          <table:table-cell office:value-type="float" office:value="3423" calcext:value-type="float">
            <text:p>3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¿Con qué frecuencia... <text:s/>ha presentado un parte exagerado o falso a una compañía de seguros?</text:p>
          </table:table-cell>
          <table:table-cell office:value-type="float" office:value="3424" calcext:value-type="float">
            <text:p>3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... ha comprado algo que cree que podría haber sido robado?</text:p>
          </table:table-cell>
          <table:table-cell office:value-type="float" office:value="3425" calcext:value-type="float">
            <text:p>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... ha cometido una infracción de tráfico como superar el límite de velocidad o saltarse un semáforo?</text:p>
          </table:table-cell>
          <table:table-cell office:value-type="float" office:value="3426" calcext:value-type="float">
            <text:p>3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ido usted mismo, ¿cuántas personas, adultos y niños, viven habitualmente en esta casa?</text:p>
          </table:table-cell>
          <table:table-cell office:value-type="float" office:value="3182" calcext:value-type="float">
            <text:p>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¿En qué año nació?</text:p>
          </table:table-cell>
          <table:table-cell office:value-type="float" office:value="3183" calcext:value-type="float">
            <text:p>3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sando esta tarjeta, ¿qué relación tiene esta persona con usted?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caba de decirme que vive usted con su marido.</text:p>
          </table:table-cell>
          <table:table-cell office:value-type="float" office:value="3428" calcext:value-type="float">
            <text:p>3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¿Cuál de las situaciones que figuran en esta tarjeta describe su relación con esta persona?</text:p>
          </table:table-cell>
          <table:table-cell office:value-type="float" office:value="3429" calcext:value-type="float">
            <text:p>3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¿Podría además preguntarle si ha vivido alguna vez con una pareja sin estar casado o inscrito como pareja de hecho?</text:p>
          </table:table-cell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¿Podría preguntarle si alguna vez se ha divorciado o ha disuelto una pareja de hecho inscrita en el registro?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Esta pregunta se refiere a su estado civil, no a la persona con la que usted vive.</text:p>
          </table:table-cell>
          <table:table-cell office:value-type="float" office:value="3432" calcext:value-type="float">
            <text:p>3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¿Cuál de las situaciones que figuran en esta tarjeta describe mejor su estado civil?</text:p>
          </table:table-cell>
          <table:table-cell office:value-type="float" office:value="3433" calcext:value-type="float">
            <text:p>3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¿Ha tenido usted alguna vez hijos (ya sean suyos o de su pareja, incluyendo hijos adoptados o en acogida) viviendo en casa?</text:p>
          </table:table-cell>
          <table:table-cell office:value-type="float" office:value="3270" calcext:value-type="float">
            <text:p>3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7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¿Tiene usted teléfono fijo en su domicilio?</text:p>
          </table:table-cell>
          <table:table-cell office:value-type="float" office:value="3434" calcext:value-type="float">
            <text:p>3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¿Cuál de las frases que aparecen en esta tarjeta describe mejor el lugar donde vive?</text:p>
          </table:table-cell>
          <table:table-cell office:value-type="float" office:value="3185" calcext:value-type="float">
            <text:p>3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¿Cuál es el nivel de estudios más alto que ha completado?</text:p>
          </table:table-cell>
          <table:table-cell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¿Aproximadamente durante cuántos años o cursos completos ha estudiado usted, ya sea a tiempo parcial o completo?</text:p>
          </table:table-cell>
          <table:table-cell office:value-type="float" office:value="3436" calcext:value-type="float">
            <text:p>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Por favor, indíquelo en años escolares completos y no olvide incluir los años de enseñanza obligatoria.</text:p>
          </table:table-cell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Usando esta tarjeta, ¿podría decirme en cuáles de estas situaciones se ha encontrado usted en los últimos siete días?</text:p>
          </table:table-cell>
          <table:table-cell office:value-type="float" office:value="3438" calcext:value-type="float">
            <text:p>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Marcar todas las que correspondan.</text:p>
          </table:table-cell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¿Y cuál describe mejor su situación en los últimos siete días?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Por favor, elija sólo una de ellas.</text:p>
          </table:table-cell>
          <table:table-cell office:value-type="float" office:value="3195" calcext:value-type="float">
            <text:p>3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¿Ha realizado algún trabajo remunerado de una hora o más en los últimos 7 días?</text:p>
          </table:table-cell>
          <table:table-cell office:value-type="float" office:value="3440" calcext:value-type="float">
            <text:p>3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¿Ha tenido en algún momento un trabajo remunerado?</text:p>
          </table:table-cell>
          <table:table-cell office:value-type="float" office:value="3198" calcext:value-type="float">
            <text:p>3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5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¿En que año tuvo usted su último trabajo remunerado?</text:p>
          </table:table-cell>
          <table:table-cell office:value-type="float" office:value="3199" calcext:value-type="float">
            <text:p>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En su trabajo principal ¿es usted...?</text:p>
          </table:table-cell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7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¿Cuántos empleados tiene usted?</text:p>
          </table:table-cell>
          <table:table-cell office:value-type="float" office:value="3201" calcext:value-type="float">
            <text:p>3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¿Tiene usted un contrato laboral...?</text:p>
          </table:table-cell>
          <table:table-cell office:value-type="float" office:value="3202" calcext:value-type="float">
            <text:p>3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Cuando empezó su empleo, ¿cómo cree usted que lo consideraba su empleador?</text:p>
          </table:table-cell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Incluido usted mismo, ¿cuántos empleados hay habitualmente en su lugar de trabajo?...</text:p>
          </table:table-cell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En su trabajo principal ¿es usted responsable de supervisar el trabajo de otros empleados?</text:p>
          </table:table-cell>
          <table:table-cell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¿De cuántas personas es usted responsable?</text:p>
          </table:table-cell>
          <table:table-cell office:value-type="float" office:value="3205" calcext:value-type="float">
            <text:p>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A continuación voy a leerle una lista de actividades relacionadas con su vida laboral.</text:p>
          </table:table-cell>
          <table:table-cell office:value-type="float" office:value="3206" calcext:value-type="float">
            <text:p>3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Utilizando esta tarjeta, por favor dígame hasta qué punto la dirección o sus jefes en el trabajo le permiten...</text:p>
          </table:table-cell>
          <table:table-cell office:value-type="float" office:value="3207" calcext:value-type="float">
            <text:p>3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...decidir cómo organizar su trabajo diario</text:p>
          </table:table-cell>
          <table:table-cell office:value-type="float" office:value="3444" calcext:value-type="float">
            <text:p>3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...influir en las decisiones que afectan a las actividades de la organización</text:p>
          </table:table-cell>
          <table:table-cell office:value-type="float" office:value="3209" calcext:value-type="float">
            <text:p>3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...elegir o cambiar su ritmo de trabajo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in contar horas extras, remuneradas o no, ¿cuántas horas de trabajo a la semana estipula el contrato de su trabajo principal?</text:p>
          </table:table-cell>
          <table:table-cell office:value-type="float" office:value="3211" calcext:value-type="float">
            <text:p>3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iguiendo con su trabajo principal, con independencia del número de horas estipuladas en su contrato, ¿cuántas horas trabaja normalmente a la semana, incluyendo horas extras, remuneradas o no?</text:p>
          </table:table-cell>
          <table:table-cell office:value-type="float" office:value="3212" calcext:value-type="float">
            <text:p>3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¿A qué se dedica la empresa u organización para la que usted trabaja?</text:p>
          </table:table-cell>
          <table:table-cell office:value-type="float" office:value="3445" calcext:value-type="float">
            <text:p>3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¿Para cuál de los siguientes tipos de organizaciones trabaja o ha trabajado usted?</text:p>
          </table:table-cell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¿Cómo definiría su puesto (o cargo) de trabajo principal?</text:p>
          </table:table-cell>
          <table:table-cell office:value-type="float" office:value="3213" calcext:value-type="float">
            <text:p>3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n su trabajo principal, ¿qué tipo de tarea realiza durante la mayor parte del tiempo?</text:p>
          </table:table-cell>
          <table:table-cell office:value-type="float" office:value="3214" calcext:value-type="float">
            <text:p>3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2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¿Qué tipo de formación o de titulación requiere este trabajo?</text:p>
          </table:table-cell>
          <table:table-cell office:value-type="float" office:value="3215" calcext:value-type="float">
            <text:p>3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¿Cuál de entre las razones que aparecen en esta tarjeta describe mejor el motivo principal por el que dejó su último trabajo?</text:p>
          </table:table-cell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En los últimos 10 años, ¿ha realizado algún trabajo remunerado en otro país durante al menos 6 meses?</text:p>
          </table:table-cell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¿En algún momento de su vida ha estado en el paro y buscando trabajo durante un periodo de más de tres meses?</text:p>
          </table:table-cell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¿Alguno de estos periodos ha durado 12 meses o más?</text:p>
          </table:table-cell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¿Alguno de estos periodos ha sido durante los últimos 5 años?</text:p>
          </table:table-cell>
          <table:table-cell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¿Está o ha estado afiliado alguna vez a un sindicato u organización similar?</text:p>
          </table:table-cell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Por favor, considere todos los ingresos de todos los miembros del hogar.</text:p>
          </table:table-cell>
          <table:table-cell office:value-type="float" office:value="3224" calcext:value-type="float">
            <text:p>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¿Cuál es la principal fuente de ingresos de su hogar?</text:p>
          </table:table-cell>
          <table:table-cell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Utilizando esta tarjeta, si suma los ingresos provenientes de todo tipo de fuentes, ¿qué letra describe mejor los ingresos totales de su hogar después de descontar los impuestos y otras deducciones obligatorias?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Aproximadamente SEMANAL:</text:p>
          </table:table-cell>
          <table:table-cell office:value-type="float" office:value="3229" calcext:value-type="float">
            <text:p>3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Utilizando esta tarjeta, si suma los ingresos provenientes de todo tipo de fuentes, ¿qué letra describe mejor los ingresos totales de su hogar después de descontar los impuestos y otras deducciones obligatorias?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Aproximadamente MENSUAL:</text:p>
          </table:table-cell>
          <table:table-cell office:value-type="float" office:value="3230" calcext:value-type="float">
            <text:p>3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Utilizando esta tarjeta, si suma los ingresos provenientes de todo tipo de fuentes, ¿qué letra describe mejor los ingresos totales de su hogar después de descontar los impuestos y otras deducciones obligatorias?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8" calcext:value-type="float">
            <text:p>3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Aproximadamente ANUAL:</text:p>
          </table:table-cell>
          <table:table-cell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Aproximadamente, ¿qué proporción de los ingresos de este hogar aporta usted?</text:p>
          </table:table-cell>
          <table:table-cell office:value-type="float" office:value="3232" calcext:value-type="float">
            <text:p>3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¿Cuál de las afirmaciones en esta tarjeta describe mejor cómo se siente con respecto a los ingresos de su hogar en la actualidad?</text:p>
          </table:table-cell>
          <table:table-cell office:value-type="float" office:value="3233" calcext:value-type="float">
            <text:p>3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Si por cualquier razón usted se viera en graves dificultades económicas y tuviera que pedir dinero prestado para llegar a fin de mes, ¿en qué medida esto le resultaría difícil o fácil?</text:p>
          </table:table-cell>
          <table:table-cell office:value-type="float" office:value="3234" calcext:value-type="float">
            <text:p>3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¿Cuál es el nivel de estudios más alto que ha completado su marido?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¿En cuáles de estas situaciones se ha encontrado su marido en los últimos 7 días?</text:p>
          </table:table-cell>
          <table:table-cell office:value-type="float" office:value="3236" calcext:value-type="float">
            <text:p>3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¿Y cuál describe mejor su situación en los últimos 7 días?</text:p>
          </table:table-cell>
          <table:table-cell office:value-type="float" office:value="3237" calcext:value-type="float">
            <text:p>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Por favor, elija sólo una de ellas.</text:p>
          </table:table-cell>
          <table:table-cell office:value-type="float" office:value="3195" calcext:value-type="float">
            <text:p>3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9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79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¿Ha realizado su marido algún trabajo remunerado (de una hora o más) en los últimos 7 días?</text:p>
          </table:table-cell>
          <table:table-cell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0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¿Cómo definiría el cargo o puesto de su trabajo principal?</text:p>
          </table:table-cell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1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 su trabajo principal, ¿qué tipo de tarea realiza su marido durante la mayor parte del tiempo?</text:p>
          </table:table-cell>
          <table:table-cell office:value-type="float" office:value="3240" calcext:value-type="float">
            <text:p>3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¿Qué tipo de formación o de titulación requiere ese trabajo?</text:p>
          </table:table-cell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n su trabajo principal, ¿su marido es...?</text:p>
          </table:table-cell>
          <table:table-cell office:value-type="float" office:value="3243" calcext:value-type="float">
            <text:p>3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¿Cuántos empleados tiene su marido (si es que tiene alguno)?</text:p>
          </table:table-cell>
          <table:table-cell office:value-type="float" office:value="3244" calcext:value-type="float">
            <text:p>3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En su trabajo principal, ¿su marido es responsable de supervisar el trabajo de otros empleados?</text:p>
          </table:table-cell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¿Cuántos empleados tiene su marido a su cargo?</text:p>
          </table:table-cell>
          <table:table-cell office:value-type="float" office:value="3246" calcext:value-type="float">
            <text:p>3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7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Y, siguiendo con su marido, ¿cuántas horas trabaja normalmente a la semana (en su trabajo principal)?</text:p>
          </table:table-cell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¿Cuál es el nivel de estudios más alto obtenido por su padre?</text:p>
          </table:table-cell>
          <table:table-cell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Cuando usted tenía 14 años, ¿trabajaba su padre como trabajador por cuenta ajena, trabajador por cuenta propia, o no trabajaba por aquel entonces?</text:p>
          </table:table-cell>
          <table:table-cell office:value-type="float" office:value="3251" calcext:value-type="float">
            <text:p>3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¿Cuántos empleados tenía su padre a su cargo?</text:p>
          </table:table-cell>
          <table:table-cell office:value-type="float" office:value="3252" calcext:value-type="float">
            <text:p>3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¿Era su padre responsable de supervisar el trabajo de otros empleados?</text:p>
          </table:table-cell>
          <table:table-cell office:value-type="float" office:value="3253" calcext:value-type="float">
            <text:p>3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2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Y, siguiendo con su padre, ¿cómo definiría el cargo o puesto de su trabajo principal?</text:p>
          </table:table-cell>
          <table:table-cell office:value-type="float" office:value="3254" calcext:value-type="float">
            <text:p>3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¿Cuál de las profesiones que aparecen en esta tarjeta describe mejor el tipo de trabajo que hacía su padre cuando usted tenía 14 años?</text:p>
          </table:table-cell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¿Cuál es el nivel de estudios más alto obtenido por su madre?</text:p>
          </table:table-cell>
          <table:table-cell office:value-type="float" office:value="3256" calcext:value-type="float">
            <text:p>3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Cuando usted tenía 14 años, ¿trabajaba su madre como trabajadora por cuenta ajena, trabajadora por cuenta propia, o no trabajaba por aquel entonces?</text:p>
          </table:table-cell>
          <table:table-cell office:value-type="float" office:value="3257" calcext:value-type="float">
            <text:p>3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¿Cuántos empleados tenía su madre a su cargo?</text:p>
          </table:table-cell>
          <table:table-cell office:value-type="float" office:value="3258" calcext:value-type="float">
            <text:p>3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¿Era su madre responsable de supervisar el trabajo de otros empleados?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8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Y, siguiendo con su madre, ¿cómo definiría el cargo o puesto de su trabajo principal?</text:p>
          </table:table-cell>
          <table:table-cell office:value-type="float" office:value="3260" calcext:value-type="float">
            <text:p>3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¿Cuál de las profesiones que aparecen en esta tarjeta describe mejor el tipo de trabajo que hacía su madre cuando usted tenía 14 años?</text:p>
          </table:table-cell>
          <table:table-cell office:value-type="float" office:value="3261" calcext:value-type="float">
            <text:p>3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En los últimos doce meses, ¿ha asistido usted a algún curso, seminario o conferencia para mejorar sus conocimientos o sus habilidades laborales?</text:p>
          </table:table-cell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1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En total, ¿cuántos días diría usted que ha dedicado a su formación o educación en los últimos 12 meses?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1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Por favor, cuente dos medios días como un día entero.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Ahora piense en lo que ha aprendido en todas esas actividades de formación o educación.</text:p>
          </table:table-cell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¿En qué medida sería útil lo que usted ha aprendido si quisiera trabajar para otro empleador o compañía?</text:p>
          </table:table-cell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¿Qué parte de esas actividades de formación o educación pagó su empresa/ organización?</text:p>
          </table:table-cell>
          <table:table-cell office:value-type="float" office:value="3455" calcext:value-type="float">
            <text:p>3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¿Qué parte de esas actividades de formación o educación pagó su Para ayudarnos a mejorar las preguntas de este cuestionario en futuras ocasiones, le haremos unas últimas preguntas sobre varias cuestiones similares a las que ya han aparecido en el cuestionario que acaba de responder.</text:p>
          </table:table-cell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Por favor, no intente recordar lo que respondió en las preguntas similares que ya le hemos hecho y considere las siguientes como si fuesen preguntas totalmente nuevas.</text:p>
          </table:table-cell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En un día laborable, ¿cuánto tiempo pasa usted normalmente viendo la televisión?</text:p>
          </table:table-cell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Por favor, incluya el tiempo que haya pasado viendo la TV a través de Internet.</text:p>
          </table:table-cell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En un día laborable ¿cuánto tiempo pasa normalmente escuchando la radio?</text:p>
          </table:table-cell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Por favor, incluya el tiempo que haya pasado escuchando la radio a través de Internet.</text:p>
          </table:table-cell>
          <table:table-cell office:value-type="float" office:value="3460" calcext:value-type="float">
            <text:p>3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En un día laborable, ¿cuánto tiempo dedica normalmente a leer el periódico?</text:p>
          </table:table-cell>
          <table:table-cell office:value-type="float" office:value="3461" calcext:value-type="float">
            <text:p>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Por favor, incluya el tiempo que haya pasado leyendo el periódico a través de Internet.</text:p>
          </table:table-cell>
          <table:table-cell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Ahora me gustaría hacerle algunas preguntas sobre política y el gobierno.</text:p>
          </table:table-cell>
          <table:table-cell office:value-type="float" office:value="3463" calcext:value-type="float">
            <text:p>3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¿En qué medida diría usted que el sistema político español permite que la opinión de personas como usted sea tenida en cuenta por el gobierno?</text:p>
          </table:table-cell>
          <table:table-cell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¿Cree usted que podría participar activamente en un grupo de carácter político?</text:p>
          </table:table-cell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¿En qué medida diría usted que el sistema político español permite a gente como usted influir directamente en la vida política?</text:p>
          </table:table-cell>
          <table:table-cell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¿Qué confianza tiene en su propia capacidad para participar en política?</text:p>
          </table:table-cell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Para ayudarnos a mejorar las preguntas de este cuestionario en futuras ocasiones, le haremos unas últimas preguntas sobre varias cuestiones similares a las que ya han aparecido en el cuestionario que acaba de responder.</text:p>
          </table:table-cell>
          <table:table-cell office:value-type="float" office:value="3273" calcext:value-type="float">
            <text:p>3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Por favor, no intente recordar lo que respondió en las preguntas similares que ya le hemos hecho y considere las siguientes como si fuesen preguntas totalmente nuevas.</text:p>
          </table:table-cell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Las primeras preguntas se refieren a la cantidad de tiempo que usted pasa viendo la televisión, escuchando la radio y leyendo periódicos.</text:p>
          </table:table-cell>
          <table:table-cell office:value-type="float" office:value="3468" calcext:value-type="float">
            <text:p>3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En un día laborable, ¿cuánto tiempo pasa usted normalmente viendo la televisión?</text:p>
          </table:table-cell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Por favor, incluya el tiempo que pase viendo la TV a través de Internet.</text:p>
          </table:table-cell>
          <table:table-cell office:value-type="float" office:value="3469" calcext:value-type="float">
            <text:p>3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De nuevo, en un día laborable, de ese tiempo que dedica a ver la televisión, ¿cuánto tiempo pasa usted normalmente viendo informativos u otros programas sobre política y actualidad?</text:p>
          </table:table-cell>
          <table:table-cell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En un día laborable ¿cuánto tiempo pasa normalmente escuchando la radio?</text:p>
          </table:table-cell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Por favor, incluya el tiempo que pase escuchando la radio a través de Internet.</text:p>
          </table:table-cell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Y, de nuevo, en un día laborable, de ese tiempo que dedica a escuchar la radio, ¿cuánto tiempo pasa normalmente escuchando informativos u otros programas sobre política y actualidad?</text:p>
          </table:table-cell>
          <table:table-cell office:value-type="float" office:value="3472" calcext:value-type="float">
            <text:p>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En un día laborable, ¿cuánto tiempo dedica normalmente a leer el periódico?</text:p>
          </table:table-cell>
          <table:table-cell office:value-type="float" office:value="3461" calcext:value-type="float">
            <text:p>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Por favor, incluya el tiempo que pasa leyendo periódicos a través de Internet.</text:p>
          </table:table-cell>
          <table:table-cell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Y de ese tiempo, ¿cuánto dedica a leer noticias sobre política y temas de actualidad?</text:p>
          </table:table-cell>
          <table:table-cell office:value-type="float" office:value="3474" calcext:value-type="float">
            <text:p>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En un día laborable, ¿cuánto tiempo pasa usted usando Internet para ver programas de televisión?</text:p>
          </table:table-cell>
          <table:table-cell office:value-type="float" office:value="3475" calcext:value-type="float">
            <text:p>3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¿Y cuánto de ese tiempo pasa usted viendo programas de televisión sobre política y actualidad?</text:p>
          </table:table-cell>
          <table:table-cell office:value-type="float" office:value="3476" calcext:value-type="float">
            <text:p>3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En un día laborable, ¿cuánto tiempo pasa usted normalmente usando Internet para escuchar la radio?</text:p>
          </table:table-cell>
          <table:table-cell office:value-type="float" office:value="3477" calcext:value-type="float">
            <text:p>3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¿Y cuánto de ese tiempo pasa usted escuchando programas de radio sobre política y actualidad?</text:p>
          </table:table-cell>
          <table:table-cell office:value-type="float" office:value="3478" calcext:value-type="float">
            <text:p>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En un día laborable, ¿cuánto tiempo pasa usted normalmente usando Internet para leer los periódicos?</text:p>
          </table:table-cell>
          <table:table-cell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¿Y cuánto de ese tiempo pasa usted leyendo sobre política y actualidad en los periódicos?</text:p>
          </table:table-cell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En un día laborable, ¿cuánto tiempo pasa usted, en total, usando Internet para actividades que no sean ver la televisión, escuchar la radio y leer los periódicos?</text:p>
          </table:table-cell>
          <table:table-cell office:value-type="float" office:value="3481" calcext:value-type="float">
            <text:p>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¿Y cuánto de este tiempo dedica a actividades relacionadas con la política y temas de actualidad?</text:p>
          </table:table-cell>
          <table:table-cell office:value-type="float" office:value="3482" calcext:value-type="float">
            <text:p>3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En qué medida diría usted que le interesa la política?</text:p>
          </table:table-cell>
          <table:table-cell office:value-type="float" office:value="3015" calcext:value-type="float">
            <text:p>3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Diría usted que le interesa...?</text:p>
          </table:table-cell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sando esta tarjeta, ¿dónde se colocaría usted en esta escala?</text:p>
          </table:table-cell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quiere decir “izquierda” y el 10 “derecha”.</text:p>
          </table:table-cell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ambiando de tema, en términos generales, ¿en qué medida está usted satisfecho con su vida actualmente?</text:p>
          </table:table-cell>
          <table:table-cell office:value-type="float" office:value="3048" calcext:value-type="float">
            <text:p>3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or favor, responda usando esta tarjeta en la que 0 significa completamente insatisfecho y 10 significa completamente satisfecho.</text:p>
          </table:table-cell>
          <table:table-cell office:value-type="float" office:value="3333" calcext:value-type="float">
            <text:p>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sando ahora esta tarjeta, ¿cómo valoraría, globalmente, el estado actual de la educación en España?</text:p>
          </table:table-cell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sando la misma tarjeta, dígame, por favor, ¿cómo valoraría, globalmente, el estado actual del sistema sanitario en España?</text:p>
          </table:table-cell>
          <table:table-cell office:value-type="float" office:value="3335" calcext:value-type="float">
            <text:p>3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los partidos políticos</text:p>
          </table:table-cell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eniendo en cuenta su propia experiencia o lo que ha oído, ¿hasta qué punto cree usted que la policía es eficaz en España en la prevención de delitos violentos o aquellos en los que se amenaza con ejercer la violencia?</text:p>
          </table:table-cell>
          <table:table-cell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lija una respuesta de las que aparecen en esta tarjeta, en la que 0 significa "Extremadamente ineficaz" y 10 "Extremadamente eficaz"3484</text:p>
            <text:p>"ESS_R05_2010_SPA_ES_23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¿Y hasta qué punto cree usted que la policía es eficaz en España a la hora de coger a quienes entran a robar en casas?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i se cometiese un delito violento cerca de donde usted vive y se llamase a la policía, ¿en qué medida cree usted que sería lenta o rápida en llegar al lugar del delito?</text:p>
          </table:table-cell>
          <table:table-cell office:value-type="float" office:value="3367" calcext:value-type="float">
            <text:p>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lija su respuesta de esta tarjeta, donde 0 es "extremadamente lenta" y 10 es "extremadamente rápida".</text:p>
          </table:table-cell>
          <table:table-cell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eniendo en cuenta su propia experiencia o lo que ha oído, ¿con qué frecuencia diría usted que la policía en España trata a la gente con respeto...</text:p>
          </table:table-cell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¿Con qué frecuencia diría usted que la policía toma decisiones justas e imparciales en los casos de los que se ocupa?</text:p>
          </table:table-cell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Y en su trato con la gente, ¿con qué frecuencia diría usted que la policía en España explica sus decisiones y acciones cuando se le pide?</text:p>
          </table:table-cell>
          <table:table-cell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iría usted que...</text:p>
          </table:table-cell>
          <table:table-cell office:value-type="float" office:value="3374" calcext:value-type="float">
            <text:p>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Usando esta tarjeta, por favor, dígame ¿qué probabilidad habría de que a usted lo cogiesen y castigasen ...si presentara un parte exagerado o falso a una compañía de seguros?</text:p>
          </table:table-cell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si comprara algo que cree que podría haber sido robado?</text:p>
          </table:table-cell>
          <table:table-cell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3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si cometiera una infracción de tráfico como superar el límite de velocidad o saltarse un semáforo?</text:p>
          </table:table-cell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0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Use esta tarjeta, donde 1 es "Nada probable" y 4 "Muy probable".</text:p>
          </table:table-cell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0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¿Qué probabilidad habría de que a usted lo cogiesen y castigasen ...si presentara un parte exagerado o falso a una compañía de seguros?</text:p>
          </table:table-cell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1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...si comprara algo que cree que podría haber sido robado?</text:p>
          </table:table-cell>
          <table:table-cell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2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...si cometiera una infracción de tráfico como superar el límite de velocidad o saltarse un semáforo?</text:p>
          </table:table-cell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Teniendo en cuenta su propia experiencia o lo que ha oido, ¿hasta qué punto cree usted que la policía es eficaz en España en la prevención de delitos violentos o aquellos en los que se amenaza con ejercer la violencia?</text:p>
          </table:table-cell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Elija una respuesta de las que aparecen en esta tarjeta, donce 0 significa "muy ineficaz" y 4 "muy eficaz"3492</text:p>
            <text:p>"ESS_R05_2010_SPA_ES_244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¿Y hasta qué punto cree usted que la policía es ineficaz o eficaz a la hora de detener a quienes entran a robar en casas en España?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ESS_R05_2010_SPA_ES_245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Si se cometiese un delito violento cerca de donde usted vive y se llamase a la policía, ¿en qué medida cree usted que sería lenta o rápida en llegar al lugar del delito?</text:p>
          </table:table-cell>
          <table:table-cell office:value-type="float" office:value="3367" calcext:value-type="float">
            <text:p>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5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Elija su respuesta de esta tarjeta, donde 0 significa "muy lenta" y 4 significa "muy rápida".</text:p>
          </table:table-cell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Teniendo en cuenta su propia experiencia o lo que ha oído, ¿con qué frecuencia diría usted que la policía trata a la gente con respeto?</text:p>
          </table:table-cell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Elija su respuesta de esta tarjeta, donde 0 significa "casi nunca" y 10 significa "casi siempre".</text:p>
          </table:table-cell>
          <table:table-cell office:value-type="float" office:value="3496" calcext:value-type="float">
            <text:p>3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¿Con qué frecuencia diría usted que la policía toma decisiones justas e imparciales en los casos de los que se ocupa?</text:p>
          </table:table-cell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Y en su trato con la gente, ¿con qué frecuencia diría usted que la policía explica sus decisiones y acciones cuando se le pide?</text:p>
          </table:table-cell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49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Por favor, use esta tarjeta para responder, donde 1 es "muy improbable" y 4 es "muy probable" ¿Qué probabilidad habría de que a usted lo cogiesen y castigasen ...si presentara un parte exagerado o falso a una compañía de seguros?</text:p>
          </table:table-cell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0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...si comprara algo que cree que ha sido robado?</text:p>
          </table:table-cell>
          <table:table-cell office:value-type="float" office:value="3499" calcext:value-type="float">
            <text:p>3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1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...si cometiera una infracción de tráfico como superar el límite de velocidad o saltarse un semáforo?</text:p>
          </table:table-cell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Teniendo en cuenta su propia experiencia o lo que ha oído, ¿hasta qué punto cree usted que la policía es eficaz en España en la prevención de delitos violentos o aquellos en los que se amenaza con ejercer la violencia?</text:p>
          </table:table-cell>
          <table:table-cell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¿Y hasta qué punto cree usted que la policía es eficaz a la hora de detener a quienes entran a robar en casas en España?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Si se cometiese un delito violento cerca de donde usted vive y se llamase a la policía, ¿en qué medida cree usted que sería lenta o rápida en llegar al lugar del delito?</text:p>
          </table:table-cell>
          <table:table-cell office:value-type="float" office:value="3367" calcext:value-type="float">
            <text:p>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Teniendo en cuenta su propia experiencia o lo que ha oído, ¿con qué frecuencia diría usted que la policía trata a la gente con respeto en España?</text:p>
          </table:table-cell>
          <table:table-cell office:value-type="float" office:value="3501" calcext:value-type="float">
            <text:p>3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¿Con qué frecuencia diría usted que la policía toma decisiones justas e imparciales en los casos de los que se ocupa?</text:p>
          </table:table-cell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Y en su trato con la gente en España, ¿con qué frecuencia diría usted que la policía explica sus decisiones y acciones cuando se le pide?</text:p>
          </table:table-cell>
          <table:table-cell office:value-type="float" office:value="3502" calcext:value-type="float">
            <text:p>3502</text:p>
          </table:table-cell>
          <table:table-cell table:number-columns-repeated="2"/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ada</text:p>
          </table:table-cell>
          <table:table-cell office:value-type="float" office:value="7820" calcext:value-type="float">
            <text:p>78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nos de ½ hora</text:p>
          </table:table-cell>
          <table:table-cell office:value-type="float" office:value="7821" calcext:value-type="float">
            <text:p>782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e ½ hora a 1 hora</text:p>
          </table:table-cell>
          <table:table-cell office:value-type="float" office:value="7822" calcext:value-type="float">
            <text:p>782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, hasta 1 ½ hora</text:p>
          </table:table-cell>
          <table:table-cell office:value-type="float" office:value="7823" calcext:value-type="float">
            <text:p>782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 ½, hasta 2 horas</text:p>
          </table:table-cell>
          <table:table-cell office:value-type="float" office:value="7824" calcext:value-type="float">
            <text:p>78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, hasta 2 ½ horas</text:p>
          </table:table-cell>
          <table:table-cell office:value-type="float" office:value="7825" calcext:value-type="float">
            <text:p>782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 ½, hasta 3 horas</text:p>
          </table:table-cell>
          <table:table-cell office:value-type="float" office:value="7826" calcext:value-type="float">
            <text:p>782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3 horas</text:p>
          </table:table-cell>
          <table:table-cell office:value-type="float" office:value="7827" calcext:value-type="float">
            <text:p>782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No sabe)</text:p>
          </table:table-cell>
          <table:table-cell office:value-type="float" office:value="7828" calcext:value-type="float">
            <text:p>782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tengo acceso en casa ni en el trabajo</text:p>
          </table:table-cell>
          <table:table-cell office:value-type="float" office:value="7829" calcext:value-type="float">
            <text:p>782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unca lo utilizo</text:p>
          </table:table-cell>
          <table:table-cell office:value-type="float" office:value="7830" calcext:value-type="float">
            <text:p>783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nos de una vez al mes</text:p>
          </table:table-cell>
          <table:table-cell office:value-type="float" office:value="7831" calcext:value-type="float">
            <text:p>783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l mes</text:p>
          </table:table-cell>
          <table:table-cell office:value-type="float" office:value="7832" calcext:value-type="float">
            <text:p>783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l mes</text:p>
          </table:table-cell>
          <table:table-cell office:value-type="float" office:value="7833" calcext:value-type="float">
            <text:p>783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 la semana</text:p>
          </table:table-cell>
          <table:table-cell office:value-type="float" office:value="7834" calcext:value-type="float">
            <text:p>783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 la semana</text:p>
          </table:table-cell>
          <table:table-cell office:value-type="float" office:value="7835" calcext:value-type="float">
            <text:p>783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odos los días</text:p>
          </table:table-cell>
          <table:table-cell office:value-type="float" office:value="7836" calcext:value-type="float">
            <text:p>783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No sabe)</text:p>
          </table:table-cell>
          <table:table-cell office:value-type="float" office:value="7837" calcext:value-type="float">
            <text:p>783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Nunca se es lo bastante prudente</text:p>
          </table:table-cell>
          <table:table-cell office:value-type="float" office:value="7838" calcext:value-type="float">
            <text:p>783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7839" calcext:value-type="float">
            <text:p>783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7840" calcext:value-type="float">
            <text:p>784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7841" calcext:value-type="float">
            <text:p>7841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7842" calcext:value-type="float">
            <text:p>784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7843" calcext:value-type="float">
            <text:p>784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7844" calcext:value-type="float">
            <text:p>784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7845" calcext:value-type="float">
            <text:p>784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7846" calcext:value-type="float">
            <text:p>784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7847" calcext:value-type="float">
            <text:p>7847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7848" calcext:value-type="float">
            <text:p>784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sabe)</text:p>
          </table:table-cell>
          <table:table-cell office:value-type="float" office:value="7849" calcext:value-type="float">
            <text:p>784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intentaría aprovecharse de mí</text:p>
          </table:table-cell>
          <table:table-cell office:value-type="float" office:value="7850" calcext:value-type="float">
            <text:p>785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7851" calcext:value-type="float">
            <text:p>785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7852" calcext:value-type="float">
            <text:p>785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7853" calcext:value-type="float">
            <text:p>785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7854" calcext:value-type="float">
            <text:p>785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7855" calcext:value-type="float">
            <text:p>785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7856" calcext:value-type="float">
            <text:p>785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7857" calcext:value-type="float">
            <text:p>785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7858" calcext:value-type="float">
            <text:p>785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7859" calcext:value-type="float">
            <text:p>785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7860" calcext:value-type="float">
            <text:p>786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sabe)</text:p>
          </table:table-cell>
          <table:table-cell office:value-type="float" office:value="7861" calcext:value-type="float">
            <text:p>786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mira por sí misma</text:p>
          </table:table-cell>
          <table:table-cell office:value-type="float" office:value="7862" calcext:value-type="float">
            <text:p>786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7863" calcext:value-type="float">
            <text:p>786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7864" calcext:value-type="float">
            <text:p>786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7865" calcext:value-type="float">
            <text:p>786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7866" calcext:value-type="float">
            <text:p>7866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7867" calcext:value-type="float">
            <text:p>786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7868" calcext:value-type="float">
            <text:p>786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7869" calcext:value-type="float">
            <text:p>7869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7870" calcext:value-type="float">
            <text:p>787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7871" calcext:value-type="float">
            <text:p>787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7872" calcext:value-type="float">
            <text:p>787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sabe)</text:p>
          </table:table-cell>
          <table:table-cell office:value-type="float" office:value="7873" calcext:value-type="float">
            <text:p>787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ucho</text:p>
          </table:table-cell>
          <table:table-cell office:value-type="float" office:value="7874" calcext:value-type="float">
            <text:p>787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e</text:p>
          </table:table-cell>
          <table:table-cell office:value-type="float" office:value="7875" calcext:value-type="float">
            <text:p>787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o</text:p>
          </table:table-cell>
          <table:table-cell office:value-type="float" office:value="7876" calcext:value-type="float">
            <text:p>787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ada</text:p>
          </table:table-cell>
          <table:table-cell office:value-type="float" office:value="7877" calcext:value-type="float">
            <text:p>787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sabe)</text:p>
          </table:table-cell>
          <table:table-cell office:value-type="float" office:value="7878" calcext:value-type="float">
            <text:p>78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SPA_ES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muy cercano</text:p>
          </table:table-cell>
          <table:table-cell office:value-type="float" office:value="7906" calcext:value-type="float">
            <text:p>79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5_2010_SPA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bastante cercano</text:p>
          </table:table-cell>
          <table:table-cell office:value-type="float" office:value="7907" calcext:value-type="float">
            <text:p>790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5_2010_SPA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poco cercano</text:p>
          </table:table-cell>
          <table:table-cell office:value-type="float" office:value="7908" calcext:value-type="float">
            <text:p>790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5_2010_SPA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ada cercano</text:p>
          </table:table-cell>
          <table:table-cell office:value-type="float" office:value="7909" calcext:value-type="float">
            <text:p>790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5_2010_SPA_ES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No sabe)</text:p>
          </table:table-cell>
          <table:table-cell office:value-type="float" office:value="7910" calcext:value-type="float">
            <text:p>791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5_2010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Izquierda</text:p>
          </table:table-cell>
          <table:table-cell office:value-type="float" office:value="7911" calcext:value-type="float">
            <text:p>79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7912" calcext:value-type="float">
            <text:p>79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7913" calcext:value-type="float">
            <text:p>79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7914" calcext:value-type="float">
            <text:p>79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7915" calcext:value-type="float">
            <text:p>79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7916" calcext:value-type="float">
            <text:p>79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7917" calcext:value-type="float">
            <text:p>79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7918" calcext:value-type="float">
            <text:p>79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7919" calcext:value-type="float">
            <text:p>79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7920" calcext:value-type="float">
            <text:p>79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Derecha</text:p>
          </table:table-cell>
          <table:table-cell office:value-type="float" office:value="7921" calcext:value-type="float">
            <text:p>79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No sabe)</text:p>
          </table:table-cell>
          <table:table-cell office:value-type="float" office:value="7922" calcext:value-type="float">
            <text:p>79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uy mal</text:p>
          </table:table-cell>
          <table:table-cell office:value-type="float" office:value="7935" calcext:value-type="float">
            <text:p>793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7936" calcext:value-type="float">
            <text:p>793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7937" calcext:value-type="float">
            <text:p>793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7938" calcext:value-type="float">
            <text:p>793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7939" calcext:value-type="float">
            <text:p>793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7940" calcext:value-type="float">
            <text:p>794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7941" calcext:value-type="float">
            <text:p>794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7942" calcext:value-type="float">
            <text:p>794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7943" calcext:value-type="float">
            <text:p>794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7944" calcext:value-type="float">
            <text:p>794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uy bien</text:p>
          </table:table-cell>
          <table:table-cell office:value-type="float" office:value="7945" calcext:value-type="float">
            <text:p>794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sabe)</text:p>
          </table:table-cell>
          <table:table-cell office:value-type="float" office:value="7946" calcext:value-type="float">
            <text:p>794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uy mal</text:p>
          </table:table-cell>
          <table:table-cell office:value-type="float" office:value="7935" calcext:value-type="float">
            <text:p>793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7936" calcext:value-type="float">
            <text:p>793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7937" calcext:value-type="float">
            <text:p>793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7938" calcext:value-type="float">
            <text:p>793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7939" calcext:value-type="float">
            <text:p>793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7940" calcext:value-type="float">
            <text:p>794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7941" calcext:value-type="float">
            <text:p>794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7942" calcext:value-type="float">
            <text:p>794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7943" calcext:value-type="float">
            <text:p>794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7944" calcext:value-type="float">
            <text:p>794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uy bien</text:p>
          </table:table-cell>
          <table:table-cell office:value-type="float" office:value="7945" calcext:value-type="float">
            <text:p>794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No sabe)</text:p>
          </table:table-cell>
          <table:table-cell office:value-type="float" office:value="7946" calcext:value-type="float">
            <text:p>794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SPA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7965" calcext:value-type="float">
            <text:p>79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7966" calcext:value-type="float">
            <text:p>796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7967" calcext:value-type="float">
            <text:p>796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7968" calcext:value-type="float">
            <text:p>796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No sabe)</text:p>
          </table:table-cell>
          <table:table-cell office:value-type="float" office:value="7969" calcext:value-type="float">
            <text:p>796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7965" calcext:value-type="float">
            <text:p>79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7966" calcext:value-type="float">
            <text:p>796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7967" calcext:value-type="float">
            <text:p>796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7968" calcext:value-type="float">
            <text:p>796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No sabe)</text:p>
          </table:table-cell>
          <table:table-cell office:value-type="float" office:value="7969" calcext:value-type="float">
            <text:p>796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7965" calcext:value-type="float">
            <text:p>79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7966" calcext:value-type="float">
            <text:p>796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7967" calcext:value-type="float">
            <text:p>796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7968" calcext:value-type="float">
            <text:p>796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No sabe)</text:p>
          </table:table-cell>
          <table:table-cell office:value-type="float" office:value="7969" calcext:value-type="float">
            <text:p>796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Malo para la economía</text:p>
          </table:table-cell>
          <table:table-cell office:value-type="float" office:value="7970" calcext:value-type="float">
            <text:p>797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7971" calcext:value-type="float">
            <text:p>797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7972" calcext:value-type="float">
            <text:p>797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7973" calcext:value-type="float">
            <text:p>797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7974" calcext:value-type="float">
            <text:p>797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7975" calcext:value-type="float">
            <text:p>797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7976" calcext:value-type="float">
            <text:p>797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7977" calcext:value-type="float">
            <text:p>797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7978" calcext:value-type="float">
            <text:p>797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7979" calcext:value-type="float">
            <text:p>797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ueno para la economía</text:p>
          </table:table-cell>
          <table:table-cell office:value-type="float" office:value="7980" calcext:value-type="float">
            <text:p>798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No sabe)</text:p>
          </table:table-cell>
          <table:table-cell office:value-type="float" office:value="7981" calcext:value-type="float">
            <text:p>798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La vida cultural española se empobrece</text:p>
          </table:table-cell>
          <table:table-cell office:value-type="float" office:value="7982" calcext:value-type="float">
            <text:p>798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7983" calcext:value-type="float">
            <text:p>798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7984" calcext:value-type="float">
            <text:p>798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7985" calcext:value-type="float">
            <text:p>798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7986" calcext:value-type="float">
            <text:p>798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7987" calcext:value-type="float">
            <text:p>798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7988" calcext:value-type="float">
            <text:p>798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7989" calcext:value-type="float">
            <text:p>798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7990" calcext:value-type="float">
            <text:p>799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7991" calcext:value-type="float">
            <text:p>7991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La vida cultural española se enriquece</text:p>
          </table:table-cell>
          <table:table-cell office:value-type="float" office:value="7992" calcext:value-type="float">
            <text:p>799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No sabe)</text:p>
          </table:table-cell>
          <table:table-cell office:value-type="float" office:value="7993" calcext:value-type="float">
            <text:p>799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Peor lugar para vivir</text:p>
          </table:table-cell>
          <table:table-cell office:value-type="float" office:value="7994" calcext:value-type="float">
            <text:p>799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7995" calcext:value-type="float">
            <text:p>799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7996" calcext:value-type="float">
            <text:p>799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7997" calcext:value-type="float">
            <text:p>799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7998" calcext:value-type="float">
            <text:p>799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7999" calcext:value-type="float">
            <text:p>799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8001" calcext:value-type="float">
            <text:p>800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8002" calcext:value-type="float">
            <text:p>800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8003" calcext:value-type="float">
            <text:p>800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Mejor lugar para vivir</text:p>
          </table:table-cell>
          <table:table-cell office:value-type="float" office:value="8004" calcext:value-type="float">
            <text:p>800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No sabe)</text:p>
          </table:table-cell>
          <table:table-cell office:value-type="float" office:value="8005" calcext:value-type="float">
            <text:p>800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infeliz</text:p>
          </table:table-cell>
          <table:table-cell office:value-type="float" office:value="8006" calcext:value-type="float">
            <text:p>800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8007" calcext:value-type="float">
            <text:p>800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8008" calcext:value-type="float">
            <text:p>800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8009" calcext:value-type="float">
            <text:p>800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8010" calcext:value-type="float">
            <text:p>801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8011" calcext:value-type="float">
            <text:p>801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8012" calcext:value-type="float">
            <text:p>801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8013" calcext:value-type="float">
            <text:p>801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8014" calcext:value-type="float">
            <text:p>801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8015" calcext:value-type="float">
            <text:p>801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feliz</text:p>
          </table:table-cell>
          <table:table-cell office:value-type="float" office:value="8016" calcext:value-type="float">
            <text:p>801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No sabe)</text:p>
          </table:table-cell>
          <table:table-cell office:value-type="float" office:value="8017" calcext:value-type="float">
            <text:p>801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unca</text:p>
          </table:table-cell>
          <table:table-cell office:value-type="float" office:value="8018" calcext:value-type="float">
            <text:p>801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nos de una vez al mes</text:p>
          </table:table-cell>
          <table:table-cell office:value-type="float" office:value="8019" calcext:value-type="float">
            <text:p>801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l mes</text:p>
          </table:table-cell>
          <table:table-cell office:value-type="float" office:value="8020" calcext:value-type="float">
            <text:p>802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l mes</text:p>
          </table:table-cell>
          <table:table-cell office:value-type="float" office:value="8021" calcext:value-type="float">
            <text:p>802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 la semana</text:p>
          </table:table-cell>
          <table:table-cell office:value-type="float" office:value="8022" calcext:value-type="float">
            <text:p>802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 la semana</text:p>
          </table:table-cell>
          <table:table-cell office:value-type="float" office:value="8023" calcext:value-type="float">
            <text:p>802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odos los días</text:p>
          </table:table-cell>
          <table:table-cell office:value-type="float" office:value="8024" calcext:value-type="float">
            <text:p>802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SPA_ES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No sabe)</text:p>
          </table:table-cell>
          <table:table-cell office:value-type="float" office:value="8025" calcext:value-type="float">
            <text:p>802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5_2010_SPA_ES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enos que la mayoría</text:p>
          </table:table-cell>
          <table:table-cell office:value-type="float" office:value="8026" calcext:value-type="float">
            <text:p>802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5_2010_SPA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enos que la mayoría</text:p>
          </table:table-cell>
          <table:table-cell office:value-type="float" office:value="8027" calcext:value-type="float">
            <text:p>80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5_2010_SPA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o menos como todos</text:p>
          </table:table-cell>
          <table:table-cell office:value-type="float" office:value="8028" calcext:value-type="float">
            <text:p>802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5_2010_SPA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que la mayoría</text:p>
          </table:table-cell>
          <table:table-cell office:value-type="float" office:value="8029" calcext:value-type="float">
            <text:p>802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5_2010_SPA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ás que la mayoría</text:p>
          </table:table-cell>
          <table:table-cell office:value-type="float" office:value="8030" calcext:value-type="float">
            <text:p>803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5_2010_SPA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No sabe)</text:p>
          </table:table-cell>
          <table:table-cell office:value-type="float" office:value="8031" calcext:value-type="float">
            <text:p>80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5_2010_SPA_ES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seguro/a</text:p>
          </table:table-cell>
          <table:table-cell office:value-type="float" office:value="8032" calcext:value-type="float">
            <text:p>8032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5_2010_SPA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guro/a</text:p>
          </table:table-cell>
          <table:table-cell office:value-type="float" office:value="8033" calcext:value-type="float">
            <text:p>803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5_2010_SPA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inseguro/a</text:p>
          </table:table-cell>
          <table:table-cell office:value-type="float" office:value="8034" calcext:value-type="float">
            <text:p>803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5_2010_SPA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inseguro/a</text:p>
          </table:table-cell>
          <table:table-cell office:value-type="float" office:value="8035" calcext:value-type="float">
            <text:p>803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5_2010_SPA_ES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No sabe)</text:p>
          </table:table-cell>
          <table:table-cell office:value-type="float" office:value="8036" calcext:value-type="float">
            <text:p>803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ESS_R05_2010_SPA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iempre o casi siempre</text:p>
          </table:table-cell>
          <table:table-cell office:value-type="float" office:value="8574" calcext:value-type="float">
            <text:p>857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5_2010_SPA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lgunas veces</text:p>
          </table:table-cell>
          <table:table-cell office:value-type="float" office:value="8575" calcext:value-type="float">
            <text:p>857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5_2010_SPA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olo ocasionalmente</text:p>
          </table:table-cell>
          <table:table-cell office:value-type="float" office:value="8576" calcext:value-type="float">
            <text:p>857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5_2010_SPA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unca</text:p>
          </table:table-cell>
          <table:table-cell office:value-type="float" office:value="8577" calcext:value-type="float">
            <text:p>8577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5_2010_SPA_ES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No sabe)</text:p>
          </table:table-cell>
          <table:table-cell office:value-type="float" office:value="8578" calcext:value-type="float">
            <text:p>8578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5_2010_SPA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afecta mucho a su calidad de vida</text:p>
          </table:table-cell>
          <table:table-cell office:value-type="float" office:value="8579" calcext:value-type="float">
            <text:p>8579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5_2010_SPA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afecta algo a su calidad de vida</text:p>
          </table:table-cell>
          <table:table-cell office:value-type="float" office:value="8580" calcext:value-type="float">
            <text:p>858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5_2010_SPA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 afecta nada a su calidad de vida</text:p>
          </table:table-cell>
          <table:table-cell office:value-type="float" office:value="8581" calcext:value-type="float">
            <text:p>858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5_2010_SPA_ES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No sabe)</text:p>
          </table:table-cell>
          <table:table-cell office:value-type="float" office:value="8582" calcext:value-type="float">
            <text:p>858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5_2010_SPA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iempre o casi siempre</text:p>
          </table:table-cell>
          <table:table-cell office:value-type="float" office:value="8583" calcext:value-type="float">
            <text:p>858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5_2010_SPA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lgunas veces</text:p>
          </table:table-cell>
          <table:table-cell office:value-type="float" office:value="8584" calcext:value-type="float">
            <text:p>8584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5_2010_SPA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ólo ocasionalmente</text:p>
          </table:table-cell>
          <table:table-cell office:value-type="float" office:value="8585" calcext:value-type="float">
            <text:p>858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5_2010_SPA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unca</text:p>
          </table:table-cell>
          <table:table-cell office:value-type="float" office:value="8586" calcext:value-type="float">
            <text:p>858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5_2010_SPA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No sabe)</text:p>
          </table:table-cell>
          <table:table-cell office:value-type="float" office:value="8587" calcext:value-type="float">
            <text:p>858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5_2010_SPA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afecta mucho a su calidad de vida</text:p>
          </table:table-cell>
          <table:table-cell office:value-type="float" office:value="8579" calcext:value-type="float">
            <text:p>8579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5_2010_SPA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afecta algo a su calidad de vida</text:p>
          </table:table-cell>
          <table:table-cell office:value-type="float" office:value="8580" calcext:value-type="float">
            <text:p>858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5_2010_SPA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no afecta nada a su calidad de vida</text:p>
          </table:table-cell>
          <table:table-cell office:value-type="float" office:value="8581" calcext:value-type="float">
            <text:p>858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5_2010_SPA_ES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No sabe)</text:p>
          </table:table-cell>
          <table:table-cell office:value-type="float" office:value="8582" calcext:value-type="float">
            <text:p>858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5_2010_SPA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uy buena</text:p>
          </table:table-cell>
          <table:table-cell office:value-type="float" office:value="8037" calcext:value-type="float">
            <text:p>803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5_2010_SPA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uena</text:p>
          </table:table-cell>
          <table:table-cell office:value-type="float" office:value="8038" calcext:value-type="float">
            <text:p>803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5_2010_SPA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ormal</text:p>
          </table:table-cell>
          <table:table-cell office:value-type="float" office:value="8039" calcext:value-type="float">
            <text:p>803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5_2010_SPA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ala</text:p>
          </table:table-cell>
          <table:table-cell office:value-type="float" office:value="8040" calcext:value-type="float">
            <text:p>804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5_2010_SPA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uy mala</text:p>
          </table:table-cell>
          <table:table-cell office:value-type="float" office:value="8041" calcext:value-type="float">
            <text:p>804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5_2010_SPA_ES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No sabe)</text:p>
          </table:table-cell>
          <table:table-cell office:value-type="float" office:value="8042" calcext:value-type="float">
            <text:p>804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5_2010_SPA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í, muchas</text:p>
          </table:table-cell>
          <table:table-cell office:value-type="float" office:value="8043" calcext:value-type="float">
            <text:p>804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5_2010_SPA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í, hasta cierto punto</text:p>
          </table:table-cell>
          <table:table-cell office:value-type="float" office:value="8044" calcext:value-type="float">
            <text:p>804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5_2010_SPA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8045" calcext:value-type="float">
            <text:p>804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5_2010_SPA_ES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No sabe)</text:p>
          </table:table-cell>
          <table:table-cell office:value-type="float" office:value="8046" calcext:value-type="float">
            <text:p>804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5_2010_SPA_ES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tólica</text:p>
          </table:table-cell>
          <table:table-cell office:value-type="float" office:value="8588" calcext:value-type="float">
            <text:p>858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Protestante</text:p>
          </table:table-cell>
          <table:table-cell office:value-type="float" office:value="8589" calcext:value-type="float">
            <text:p>858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Ortodoxa</text:p>
          </table:table-cell>
          <table:table-cell office:value-type="float" office:value="8590" calcext:value-type="float">
            <text:p>859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Otras confesiones cristianas</text:p>
          </table:table-cell>
          <table:table-cell office:value-type="float" office:value="8591" calcext:value-type="float">
            <text:p>859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Judía</text:p>
          </table:table-cell>
          <table:table-cell office:value-type="float" office:value="8592" calcext:value-type="float">
            <text:p>859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usulmana</text:p>
          </table:table-cell>
          <table:table-cell office:value-type="float" office:value="8593" calcext:value-type="float">
            <text:p>8593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Religiones orientales (budista, hindú, sij, sintoísta, taoísta)</text:p>
          </table:table-cell>
          <table:table-cell office:value-type="float" office:value="8594" calcext:value-type="float">
            <text:p>859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Otras religiones no cristianas</text:p>
          </table:table-cell>
          <table:table-cell office:value-type="float" office:value="8595" calcext:value-type="float">
            <text:p>859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No sabe)</text:p>
          </table:table-cell>
          <table:table-cell office:value-type="float" office:value="8596" calcext:value-type="float">
            <text:p>859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tólica</text:p>
          </table:table-cell>
          <table:table-cell office:value-type="float" office:value="8588" calcext:value-type="float">
            <text:p>858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Protestante</text:p>
          </table:table-cell>
          <table:table-cell office:value-type="float" office:value="8589" calcext:value-type="float">
            <text:p>858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Ortodoxa</text:p>
          </table:table-cell>
          <table:table-cell office:value-type="float" office:value="8590" calcext:value-type="float">
            <text:p>859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Otras confesiones cristianas</text:p>
          </table:table-cell>
          <table:table-cell office:value-type="float" office:value="8591" calcext:value-type="float">
            <text:p>859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Judía</text:p>
          </table:table-cell>
          <table:table-cell office:value-type="float" office:value="8592" calcext:value-type="float">
            <text:p>859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usulmana</text:p>
          </table:table-cell>
          <table:table-cell office:value-type="float" office:value="8593" calcext:value-type="float">
            <text:p>8593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eligiones orientales (budista, hindú, sij, sintoísta, taoísta)</text:p>
          </table:table-cell>
          <table:table-cell office:value-type="float" office:value="8594" calcext:value-type="float">
            <text:p>859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Otras religiones no cristianas</text:p>
          </table:table-cell>
          <table:table-cell office:value-type="float" office:value="8595" calcext:value-type="float">
            <text:p>859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No sabe)</text:p>
          </table:table-cell>
          <table:table-cell office:value-type="float" office:value="8596" calcext:value-type="float">
            <text:p>859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Nada Religioso</text:p>
          </table:table-cell>
          <table:table-cell office:value-type="float" office:value="8047" calcext:value-type="float">
            <text:p>804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8048" calcext:value-type="float">
            <text:p>804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8049" calcext:value-type="float">
            <text:p>8049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8050" calcext:value-type="float">
            <text:p>805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8051" calcext:value-type="float">
            <text:p>805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8052" calcext:value-type="float">
            <text:p>805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8053" calcext:value-type="float">
            <text:p>805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8054" calcext:value-type="float">
            <text:p>805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8055" calcext:value-type="float">
            <text:p>805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8056" calcext:value-type="float">
            <text:p>805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Muy religioso</text:p>
          </table:table-cell>
          <table:table-cell office:value-type="float" office:value="8057" calcext:value-type="float">
            <text:p>805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No sabe)</text:p>
          </table:table-cell>
          <table:table-cell office:value-type="float" office:value="8058" calcext:value-type="float">
            <text:p>805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Todos los días</text:p>
          </table:table-cell>
          <table:table-cell office:value-type="float" office:value="8059" calcext:value-type="float">
            <text:p>80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060" calcext:value-type="float">
            <text:p>806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na vez a la semana</text:p>
          </table:table-cell>
          <table:table-cell office:value-type="float" office:value="8061" calcext:value-type="float">
            <text:p>806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l menos una vez al mes</text:p>
          </table:table-cell>
          <table:table-cell office:value-type="float" office:value="8062" calcext:value-type="float">
            <text:p>806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063" calcext:value-type="float">
            <text:p>806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on menor frecuencia</text:p>
          </table:table-cell>
          <table:table-cell office:value-type="float" office:value="8064" calcext:value-type="float">
            <text:p>806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unca</text:p>
          </table:table-cell>
          <table:table-cell office:value-type="float" office:value="8065" calcext:value-type="float">
            <text:p>806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No sabe)</text:p>
          </table:table-cell>
          <table:table-cell office:value-type="float" office:value="8066" calcext:value-type="float">
            <text:p>806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Todos los días</text:p>
          </table:table-cell>
          <table:table-cell office:value-type="float" office:value="8059" calcext:value-type="float">
            <text:p>80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060" calcext:value-type="float">
            <text:p>806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na vez a la semana</text:p>
          </table:table-cell>
          <table:table-cell office:value-type="float" office:value="8061" calcext:value-type="float">
            <text:p>806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l menos una vez al mes</text:p>
          </table:table-cell>
          <table:table-cell office:value-type="float" office:value="8062" calcext:value-type="float">
            <text:p>806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063" calcext:value-type="float">
            <text:p>806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on menor frecuencia</text:p>
          </table:table-cell>
          <table:table-cell office:value-type="float" office:value="8064" calcext:value-type="float">
            <text:p>806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unca</text:p>
          </table:table-cell>
          <table:table-cell office:value-type="float" office:value="8065" calcext:value-type="float">
            <text:p>806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No sabe)</text:p>
          </table:table-cell>
          <table:table-cell office:value-type="float" office:value="8066" calcext:value-type="float">
            <text:p>806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5_2010_SPA_ES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olor o raza</text:p>
          </table:table-cell>
          <table:table-cell office:value-type="float" office:value="8597" calcext:value-type="float">
            <text:p>859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acionalidad</text:p>
          </table:table-cell>
          <table:table-cell office:value-type="float" office:value="8598" calcext:value-type="float">
            <text:p>859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Religión</text:p>
          </table:table-cell>
          <table:table-cell office:value-type="float" office:value="8599" calcext:value-type="float">
            <text:p>8599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Lengua</text:p>
          </table:table-cell>
          <table:table-cell office:value-type="float" office:value="8600" calcext:value-type="float">
            <text:p>860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rupo étnico</text:p>
          </table:table-cell>
          <table:table-cell office:value-type="float" office:value="8601" calcext:value-type="float">
            <text:p>8601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Edad</text:p>
          </table:table-cell>
          <table:table-cell office:value-type="float" office:value="8602" calcext:value-type="float">
            <text:p>8602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énero</text:p>
          </table:table-cell>
          <table:table-cell office:value-type="float" office:value="8603" calcext:value-type="float">
            <text:p>860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exualidad</text:p>
          </table:table-cell>
          <table:table-cell office:value-type="float" office:value="8604" calcext:value-type="float">
            <text:p>8604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inusvalía</text:p>
          </table:table-cell>
          <table:table-cell office:value-type="float" office:value="8605" calcext:value-type="float">
            <text:p>860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Otros</text:p>
          </table:table-cell>
          <table:table-cell office:value-type="float" office:value="8606" calcext:value-type="float">
            <text:p>860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No sabe)</text:p>
          </table:table-cell>
          <table:table-cell office:value-type="float" office:value="8607" calcext:value-type="float">
            <text:p>860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5_2010_SPA_ES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ANOTAR MÁXIMO 2 IDIOMAS</text:p>
          </table:table-cell>
          <table:table-cell office:value-type="float" office:value="8073" calcext:value-type="float">
            <text:p>807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5_2010_SPA_ES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No sabe)</text:p>
          </table:table-cell>
          <table:table-cell office:value-type="float" office:value="8074" calcext:value-type="float">
            <text:p>807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5_2010_SPA_ES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o está mal en absoluto</text:p>
          </table:table-cell>
          <table:table-cell office:value-type="float" office:value="8608" calcext:value-type="float">
            <text:p>860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n poco mal</text:p>
          </table:table-cell>
          <table:table-cell office:value-type="float" office:value="8609" calcext:value-type="float">
            <text:p>8609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l</text:p>
          </table:table-cell>
          <table:table-cell office:value-type="float" office:value="8610" calcext:value-type="float">
            <text:p>861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uy mal</text:p>
          </table:table-cell>
          <table:table-cell office:value-type="float" office:value="8611" calcext:value-type="float">
            <text:p>861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No sabe)</text:p>
          </table:table-cell>
          <table:table-cell office:value-type="float" office:value="8612" calcext:value-type="float">
            <text:p>861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o está mal en absoluto</text:p>
          </table:table-cell>
          <table:table-cell office:value-type="float" office:value="8608" calcext:value-type="float">
            <text:p>860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Un poco mal</text:p>
          </table:table-cell>
          <table:table-cell office:value-type="float" office:value="8609" calcext:value-type="float">
            <text:p>8609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al</text:p>
          </table:table-cell>
          <table:table-cell office:value-type="float" office:value="8610" calcext:value-type="float">
            <text:p>861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uy mal</text:p>
          </table:table-cell>
          <table:table-cell office:value-type="float" office:value="8611" calcext:value-type="float">
            <text:p>861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No sabe)</text:p>
          </table:table-cell>
          <table:table-cell office:value-type="float" office:value="8612" calcext:value-type="float">
            <text:p>861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o está mal en absoluto</text:p>
          </table:table-cell>
          <table:table-cell office:value-type="float" office:value="8608" calcext:value-type="float">
            <text:p>860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Un poco mal</text:p>
          </table:table-cell>
          <table:table-cell office:value-type="float" office:value="8609" calcext:value-type="float">
            <text:p>8609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al</text:p>
          </table:table-cell>
          <table:table-cell office:value-type="float" office:value="8610" calcext:value-type="float">
            <text:p>861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uy mal</text:p>
          </table:table-cell>
          <table:table-cell office:value-type="float" office:value="8611" calcext:value-type="float">
            <text:p>861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No sabe)</text:p>
          </table:table-cell>
          <table:table-cell office:value-type="float" office:value="8612" calcext:value-type="float">
            <text:p>861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5_2010_SPA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ada probable</text:p>
          </table:table-cell>
          <table:table-cell office:value-type="float" office:value="8613" calcext:value-type="float">
            <text:p>861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oco probable</text:p>
          </table:table-cell>
          <table:table-cell office:value-type="float" office:value="8614" calcext:value-type="float">
            <text:p>86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robable</text:p>
          </table:table-cell>
          <table:table-cell office:value-type="float" office:value="8615" calcext:value-type="float">
            <text:p>861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uy probable</text:p>
          </table:table-cell>
          <table:table-cell office:value-type="float" office:value="8616" calcext:value-type="float">
            <text:p>861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No sabe)</text:p>
          </table:table-cell>
          <table:table-cell office:value-type="float" office:value="8617" calcext:value-type="float">
            <text:p>861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ada probable</text:p>
          </table:table-cell>
          <table:table-cell office:value-type="float" office:value="8613" calcext:value-type="float">
            <text:p>861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oco probable</text:p>
          </table:table-cell>
          <table:table-cell office:value-type="float" office:value="8614" calcext:value-type="float">
            <text:p>86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obable</text:p>
          </table:table-cell>
          <table:table-cell office:value-type="float" office:value="8615" calcext:value-type="float">
            <text:p>861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uy probable</text:p>
          </table:table-cell>
          <table:table-cell office:value-type="float" office:value="8616" calcext:value-type="float">
            <text:p>861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No sabe)</text:p>
          </table:table-cell>
          <table:table-cell office:value-type="float" office:value="8617" calcext:value-type="float">
            <text:p>861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ada probable</text:p>
          </table:table-cell>
          <table:table-cell office:value-type="float" office:value="8613" calcext:value-type="float">
            <text:p>861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oco probable</text:p>
          </table:table-cell>
          <table:table-cell office:value-type="float" office:value="8614" calcext:value-type="float">
            <text:p>86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obable</text:p>
          </table:table-cell>
          <table:table-cell office:value-type="float" office:value="8615" calcext:value-type="float">
            <text:p>861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uy probable</text:p>
          </table:table-cell>
          <table:table-cell office:value-type="float" office:value="8616" calcext:value-type="float">
            <text:p>861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No sabe)</text:p>
          </table:table-cell>
          <table:table-cell office:value-type="float" office:value="8617" calcext:value-type="float">
            <text:p>861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uy bien</text:p>
          </table:table-cell>
          <table:table-cell office:value-type="float" office:value="8618" calcext:value-type="float">
            <text:p>861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ien</text:p>
          </table:table-cell>
          <table:table-cell office:value-type="float" office:value="8619" calcext:value-type="float">
            <text:p>861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i bien ni mal</text:p>
          </table:table-cell>
          <table:table-cell office:value-type="float" office:value="8620" calcext:value-type="float">
            <text:p>862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al</text:p>
          </table:table-cell>
          <table:table-cell office:value-type="float" office:value="8621" calcext:value-type="float">
            <text:p>862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uy mal</text:p>
          </table:table-cell>
          <table:table-cell office:value-type="float" office:value="8622" calcext:value-type="float">
            <text:p>862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No sabe)</text:p>
          </table:table-cell>
          <table:table-cell office:value-type="float" office:value="8623" calcext:value-type="float">
            <text:p>862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SPA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uy insatisfecho</text:p>
          </table:table-cell>
          <table:table-cell office:value-type="float" office:value="8624" calcext:value-type="float">
            <text:p>862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5_2010_SPA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nsatisfecho</text:p>
          </table:table-cell>
          <table:table-cell office:value-type="float" office:value="8625" calcext:value-type="float">
            <text:p>862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5_2010_SPA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i insatisfecho ni satisfecho</text:p>
          </table:table-cell>
          <table:table-cell office:value-type="float" office:value="8626" calcext:value-type="float">
            <text:p>8626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5_2010_SPA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atisfecho</text:p>
          </table:table-cell>
          <table:table-cell office:value-type="float" office:value="8627" calcext:value-type="float">
            <text:p>8627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5_2010_SPA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uy satisfecho</text:p>
          </table:table-cell>
          <table:table-cell office:value-type="float" office:value="8628" calcext:value-type="float">
            <text:p>862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5_2010_SPA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o sabe)</text:p>
          </table:table-cell>
          <table:table-cell office:value-type="float" office:value="8629" calcext:value-type="float">
            <text:p>8629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5_2010_SPA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Trata a los ricos peor</text:p>
          </table:table-cell>
          <table:table-cell office:value-type="float" office:value="8630" calcext:value-type="float">
            <text:p>863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5_2010_SPA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Trata a los pobres peor</text:p>
          </table:table-cell>
          <table:table-cell office:value-type="float" office:value="8631" calcext:value-type="float">
            <text:p>863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5_2010_SPA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os trata por igual</text:p>
          </table:table-cell>
          <table:table-cell office:value-type="float" office:value="8632" calcext:value-type="float">
            <text:p>863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5_2010_SPA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No sabe)</text:p>
          </table:table-cell>
          <table:table-cell office:value-type="float" office:value="8633" calcext:value-type="float">
            <text:p>863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5_2010_SPA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 la gente de una raza o un grupo étnico distinto al de la mayoría de los españoles se la trata peor</text:p>
          </table:table-cell>
          <table:table-cell office:value-type="float" office:value="8634" calcext:value-type="float">
            <text:p>863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5_2010_SPA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 la gente de la misma raza o el mismo grupo étnico que el de la mayoría de los españoles se la trata peor</text:p>
          </table:table-cell>
          <table:table-cell office:value-type="float" office:value="8635" calcext:value-type="float">
            <text:p>863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5_2010_SPA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 todo el mundo se le trata igual, independientemente de cuál sea su raza o grupo étnico</text:p>
          </table:table-cell>
          <table:table-cell office:value-type="float" office:value="8636" calcext:value-type="float">
            <text:p>863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5_2010_SPA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No sabe)</text:p>
          </table:table-cell>
          <table:table-cell office:value-type="float" office:value="8637" calcext:value-type="float">
            <text:p>863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Extremadamente <text:s/>ineficaz</text:p>
          </table:table-cell>
          <table:table-cell office:value-type="float" office:value="8638" calcext:value-type="float">
            <text:p>863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8639" calcext:value-type="float">
            <text:p>863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8640" calcext:value-type="float">
            <text:p>864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8641" calcext:value-type="float">
            <text:p>864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8642" calcext:value-type="float">
            <text:p>864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8643" calcext:value-type="float">
            <text:p>8643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8644" calcext:value-type="float">
            <text:p>864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8645" calcext:value-type="float">
            <text:p>864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8646" calcext:value-type="float">
            <text:p>8646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8647" calcext:value-type="float">
            <text:p>864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Extremadamente eficaz</text:p>
          </table:table-cell>
          <table:table-cell office:value-type="float" office:value="8648" calcext:value-type="float">
            <text:p>864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No sabe)</text:p>
          </table:table-cell>
          <table:table-cell office:value-type="float" office:value="8649" calcext:value-type="float">
            <text:p>864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Extremadamente <text:s/>ineficaz</text:p>
          </table:table-cell>
          <table:table-cell office:value-type="float" office:value="8638" calcext:value-type="float">
            <text:p>863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8639" calcext:value-type="float">
            <text:p>863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8640" calcext:value-type="float">
            <text:p>864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8641" calcext:value-type="float">
            <text:p>864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8642" calcext:value-type="float">
            <text:p>864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8643" calcext:value-type="float">
            <text:p>8643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8644" calcext:value-type="float">
            <text:p>864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8645" calcext:value-type="float">
            <text:p>864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8646" calcext:value-type="float">
            <text:p>8646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8647" calcext:value-type="float">
            <text:p>864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Extremadamente eficaz</text:p>
          </table:table-cell>
          <table:table-cell office:value-type="float" office:value="8648" calcext:value-type="float">
            <text:p>864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No sabe)</text:p>
          </table:table-cell>
          <table:table-cell office:value-type="float" office:value="8649" calcext:value-type="float">
            <text:p>864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Extremadamente <text:s/>lenta</text:p>
          </table:table-cell>
          <table:table-cell office:value-type="float" office:value="8650" calcext:value-type="float">
            <text:p>865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8651" calcext:value-type="float">
            <text:p>865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8652" calcext:value-type="float">
            <text:p>865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8653" calcext:value-type="float">
            <text:p>865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8654" calcext:value-type="float">
            <text:p>865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8655" calcext:value-type="float">
            <text:p>865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8656" calcext:value-type="float">
            <text:p>8656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8657" calcext:value-type="float">
            <text:p>865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8658" calcext:value-type="float">
            <text:p>8658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8659" calcext:value-type="float">
            <text:p>865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Extremadamente rápida</text:p>
          </table:table-cell>
          <table:table-cell office:value-type="float" office:value="8660" calcext:value-type="float">
            <text:p>866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unca se cometen delitos violentos cerca de donde yo vivo (No sugerir)</text:p>
          </table:table-cell>
          <table:table-cell office:value-type="float" office:value="8661" calcext:value-type="float">
            <text:p>866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No sabe)</text:p>
          </table:table-cell>
          <table:table-cell office:value-type="float" office:value="8662" calcext:value-type="float">
            <text:p>866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5_2010_SPA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nunca</text:p>
          </table:table-cell>
          <table:table-cell office:value-type="float" office:value="8663" calcext:value-type="float">
            <text:p>8663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si nunca</text:p>
          </table:table-cell>
          <table:table-cell office:value-type="float" office:value="8664" calcext:value-type="float">
            <text:p>8664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menudo</text:p>
          </table:table-cell>
          <table:table-cell office:value-type="float" office:value="8665" calcext:value-type="float">
            <text:p>866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 muy a menudo?</text:p>
          </table:table-cell>
          <table:table-cell office:value-type="float" office:value="8666" calcext:value-type="float">
            <text:p>8666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No sabe)</text:p>
          </table:table-cell>
          <table:table-cell office:value-type="float" office:value="8667" calcext:value-type="float">
            <text:p>866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nunca</text:p>
          </table:table-cell>
          <table:table-cell office:value-type="float" office:value="8663" calcext:value-type="float">
            <text:p>8663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casi nunca</text:p>
          </table:table-cell>
          <table:table-cell office:value-type="float" office:value="8664" calcext:value-type="float">
            <text:p>8664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a menudo</text:p>
          </table:table-cell>
          <table:table-cell office:value-type="float" office:value="8665" calcext:value-type="float">
            <text:p>866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 muy a menudo?</text:p>
          </table:table-cell>
          <table:table-cell office:value-type="float" office:value="8666" calcext:value-type="float">
            <text:p>8666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No sabe)</text:p>
          </table:table-cell>
          <table:table-cell office:value-type="float" office:value="8667" calcext:value-type="float">
            <text:p>866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5_2010_SPA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nunca</text:p>
          </table:table-cell>
          <table:table-cell office:value-type="float" office:value="8668" calcext:value-type="float">
            <text:p>8668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5_2010_SPA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casi nunca</text:p>
          </table:table-cell>
          <table:table-cell office:value-type="float" office:value="8669" calcext:value-type="float">
            <text:p>8669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5_2010_SPA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 menudo</text:p>
          </table:table-cell>
          <table:table-cell office:value-type="float" office:value="8670" calcext:value-type="float">
            <text:p>867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5_2010_SPA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 muy a menudo?</text:p>
          </table:table-cell>
          <table:table-cell office:value-type="float" office:value="8671" calcext:value-type="float">
            <text:p>8671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5_2010_SPA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 la policía nadie le pide nunca que explique sus decisiones y acciones (no sugerir)</text:p>
          </table:table-cell>
          <table:table-cell office:value-type="float" office:value="8672" calcext:value-type="float">
            <text:p>867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5_2010_SPA_ES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No sabe)</text:p>
          </table:table-cell>
          <table:table-cell office:value-type="float" office:value="8673" calcext:value-type="float">
            <text:p>867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No es en absoluto mi deber</text:p>
          </table:table-cell>
          <table:table-cell office:value-type="float" office:value="8674" calcext:value-type="float">
            <text:p>867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8675" calcext:value-type="float">
            <text:p>867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8676" calcext:value-type="float">
            <text:p>867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8677" calcext:value-type="float">
            <text:p>867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8678" calcext:value-type="float">
            <text:p>867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8679" calcext:value-type="float">
            <text:p>867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8680" calcext:value-type="float">
            <text:p>868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8681" calcext:value-type="float">
            <text:p>868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8682" calcext:value-type="float">
            <text:p>868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8683" calcext:value-type="float">
            <text:p>868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Es totalmente mi deber</text:p>
          </table:table-cell>
          <table:table-cell office:value-type="float" office:value="8684" calcext:value-type="float">
            <text:p>868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No sabe)</text:p>
          </table:table-cell>
          <table:table-cell office:value-type="float" office:value="8685" calcext:value-type="float">
            <text:p>86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No es en absoluto mi deber</text:p>
          </table:table-cell>
          <table:table-cell office:value-type="float" office:value="8674" calcext:value-type="float">
            <text:p>867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8675" calcext:value-type="float">
            <text:p>867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8676" calcext:value-type="float">
            <text:p>867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8677" calcext:value-type="float">
            <text:p>867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8678" calcext:value-type="float">
            <text:p>867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8679" calcext:value-type="float">
            <text:p>867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8680" calcext:value-type="float">
            <text:p>868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8681" calcext:value-type="float">
            <text:p>868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8682" calcext:value-type="float">
            <text:p>868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8683" calcext:value-type="float">
            <text:p>868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Es totalmente mi deber</text:p>
          </table:table-cell>
          <table:table-cell office:value-type="float" office:value="8684" calcext:value-type="float">
            <text:p>868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No sabe)</text:p>
          </table:table-cell>
          <table:table-cell office:value-type="float" office:value="8685" calcext:value-type="float">
            <text:p>86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No es en absoluto mi deber</text:p>
          </table:table-cell>
          <table:table-cell office:value-type="float" office:value="8674" calcext:value-type="float">
            <text:p>867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8675" calcext:value-type="float">
            <text:p>867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8676" calcext:value-type="float">
            <text:p>867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8677" calcext:value-type="float">
            <text:p>867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8678" calcext:value-type="float">
            <text:p>867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8679" calcext:value-type="float">
            <text:p>867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8680" calcext:value-type="float">
            <text:p>868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8681" calcext:value-type="float">
            <text:p>868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8682" calcext:value-type="float">
            <text:p>868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8683" calcext:value-type="float">
            <text:p>868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Es totalmente mi deber</text:p>
          </table:table-cell>
          <table:table-cell office:value-type="float" office:value="8684" calcext:value-type="float">
            <text:p>868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No sabe)</text:p>
          </table:table-cell>
          <table:table-cell office:value-type="float" office:value="8685" calcext:value-type="float">
            <text:p>86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5_2010_SPA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unca</text:p>
          </table:table-cell>
          <table:table-cell office:value-type="float" office:value="8686" calcext:value-type="float">
            <text:p>868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8687" calcext:value-type="float">
            <text:p>868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8688" calcext:value-type="float">
            <text:p>868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8689" calcext:value-type="float">
            <text:p>868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8690" calcext:value-type="float">
            <text:p>869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8691" calcext:value-type="float">
            <text:p>869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8692" calcext:value-type="float">
            <text:p>869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8693" calcext:value-type="float">
            <text:p>869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8694" calcext:value-type="float">
            <text:p>869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8695" calcext:value-type="float">
            <text:p>869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Siempre</text:p>
          </table:table-cell>
          <table:table-cell office:value-type="float" office:value="8696" calcext:value-type="float">
            <text:p>869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No sabe)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uy bien</text:p>
          </table:table-cell>
          <table:table-cell office:value-type="float" office:value="8618" calcext:value-type="float">
            <text:p>861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Bien</text:p>
          </table:table-cell>
          <table:table-cell office:value-type="float" office:value="8619" calcext:value-type="float">
            <text:p>861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i bien ni mal</text:p>
          </table:table-cell>
          <table:table-cell office:value-type="float" office:value="8620" calcext:value-type="float">
            <text:p>862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al</text:p>
          </table:table-cell>
          <table:table-cell office:value-type="float" office:value="8621" calcext:value-type="float">
            <text:p>862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uy mal</text:p>
          </table:table-cell>
          <table:table-cell office:value-type="float" office:value="8622" calcext:value-type="float">
            <text:p>862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No sabe)</text:p>
          </table:table-cell>
          <table:table-cell office:value-type="float" office:value="8623" calcext:value-type="float">
            <text:p>862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unca</text:p>
          </table:table-cell>
          <table:table-cell office:value-type="float" office:value="8686" calcext:value-type="float">
            <text:p>868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8687" calcext:value-type="float">
            <text:p>868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8688" calcext:value-type="float">
            <text:p>868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8689" calcext:value-type="float">
            <text:p>868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8690" calcext:value-type="float">
            <text:p>869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8691" calcext:value-type="float">
            <text:p>869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8692" calcext:value-type="float">
            <text:p>869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8693" calcext:value-type="float">
            <text:p>869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8694" calcext:value-type="float">
            <text:p>869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8695" calcext:value-type="float">
            <text:p>869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Siempre</text:p>
          </table:table-cell>
          <table:table-cell office:value-type="float" office:value="8696" calcext:value-type="float">
            <text:p>869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No sabe)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Nunca</text:p>
          </table:table-cell>
          <table:table-cell office:value-type="float" office:value="8686" calcext:value-type="float">
            <text:p>868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8687" calcext:value-type="float">
            <text:p>868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8688" calcext:value-type="float">
            <text:p>868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8689" calcext:value-type="float">
            <text:p>868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8690" calcext:value-type="float">
            <text:p>869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8691" calcext:value-type="float">
            <text:p>869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8692" calcext:value-type="float">
            <text:p>869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8693" calcext:value-type="float">
            <text:p>869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8694" calcext:value-type="float">
            <text:p>869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8695" calcext:value-type="float">
            <text:p>869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Siempre</text:p>
          </table:table-cell>
          <table:table-cell office:value-type="float" office:value="8696" calcext:value-type="float">
            <text:p>869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No sabe)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s más probable que consideren culpable a la persona rica</text:p>
          </table:table-cell>
          <table:table-cell office:value-type="float" office:value="8698" calcext:value-type="float">
            <text:p>869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5_2010_SPA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s más probable que consideren culpable a la persona pobre</text:p>
          </table:table-cell>
          <table:table-cell office:value-type="float" office:value="8699" calcext:value-type="float">
            <text:p>869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5_2010_SPA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mbas tienen la misma probabilidad de ser consideradas culpables</text:p>
          </table:table-cell>
          <table:table-cell office:value-type="float" office:value="8700" calcext:value-type="float">
            <text:p>870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5_2010_SPA_ES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No sabe)</text:p>
          </table:table-cell>
          <table:table-cell office:value-type="float" office:value="8701" calcext:value-type="float">
            <text:p>870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5_2010_SPA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s más probable que consideren culpable a la persona de raza o grupo étnico distinto al de la mayoría de los españoles</text:p>
          </table:table-cell>
          <table:table-cell office:value-type="float" office:value="8702" calcext:value-type="float">
            <text:p>870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5_2010_SPA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s más probable que consideren culpable a la persona de la misma raza o grupo étnico que el de la mayoría de los españoles</text:p>
          </table:table-cell>
          <table:table-cell office:value-type="float" office:value="8703" calcext:value-type="float">
            <text:p>8703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5_2010_SPA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mbas tienen la misma probabilidad de ser consideradas culpables</text:p>
          </table:table-cell>
          <table:table-cell office:value-type="float" office:value="8704" calcext:value-type="float">
            <text:p>8704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5_2010_SPA_ES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No sabe)</text:p>
          </table:table-cell>
          <table:table-cell office:value-type="float" office:value="8705" calcext:value-type="float">
            <text:p>870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Nunca</text:p>
          </table:table-cell>
          <table:table-cell office:value-type="float" office:value="8686" calcext:value-type="float">
            <text:p>868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8687" calcext:value-type="float">
            <text:p>868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8688" calcext:value-type="float">
            <text:p>868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8689" calcext:value-type="float">
            <text:p>868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8690" calcext:value-type="float">
            <text:p>869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8691" calcext:value-type="float">
            <text:p>869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8692" calcext:value-type="float">
            <text:p>869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8693" calcext:value-type="float">
            <text:p>869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8694" calcext:value-type="float">
            <text:p>869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8695" calcext:value-type="float">
            <text:p>869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Siempre</text:p>
          </table:table-cell>
          <table:table-cell office:value-type="float" office:value="8696" calcext:value-type="float">
            <text:p>869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No sabe)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5_2010_SPA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risión</text:p>
          </table:table-cell>
          <table:table-cell office:value-type="float" office:value="8706" calcext:value-type="float">
            <text:p>870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Libertad condicionada</text:p>
          </table:table-cell>
          <table:table-cell office:value-type="float" office:value="8707" calcext:value-type="float">
            <text:p>870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Multa</text:p>
          </table:table-cell>
          <table:table-cell office:value-type="float" office:value="8708" calcext:value-type="float">
            <text:p>8708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restación de servicios comunitarios</text:p>
          </table:table-cell>
          <table:table-cell office:value-type="float" office:value="8709" calcext:value-type="float">
            <text:p>870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a pena de otro tipo</text:p>
          </table:table-cell>
          <table:table-cell office:value-type="float" office:value="8710" calcext:value-type="float">
            <text:p>871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No sabe)</text:p>
          </table:table-cell>
          <table:table-cell office:value-type="float" office:value="8711" calcext:value-type="float">
            <text:p>871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1-3 meses</text:p>
          </table:table-cell>
          <table:table-cell office:value-type="float" office:value="8712" calcext:value-type="float">
            <text:p>871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4-6 meses</text:p>
          </table:table-cell>
          <table:table-cell office:value-type="float" office:value="8713" calcext:value-type="float">
            <text:p>871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7-11 meses</text:p>
          </table:table-cell>
          <table:table-cell office:value-type="float" office:value="8714" calcext:value-type="float">
            <text:p>8714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Alrededor de 1 año</text:p>
          </table:table-cell>
          <table:table-cell office:value-type="float" office:value="8715" calcext:value-type="float">
            <text:p>871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Alrededor de 2 años</text:p>
          </table:table-cell>
          <table:table-cell office:value-type="float" office:value="8716" calcext:value-type="float">
            <text:p>8716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Alrededor de 3 años</text:p>
          </table:table-cell>
          <table:table-cell office:value-type="float" office:value="8717" calcext:value-type="float">
            <text:p>8717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Alrededor de 4 años</text:p>
          </table:table-cell>
          <table:table-cell office:value-type="float" office:value="8718" calcext:value-type="float">
            <text:p>8718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Alrededor de 5 años</text:p>
          </table:table-cell>
          <table:table-cell office:value-type="float" office:value="8719" calcext:value-type="float">
            <text:p>871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ntre 6 y 10 años</text:p>
          </table:table-cell>
          <table:table-cell office:value-type="float" office:value="8720" calcext:value-type="float">
            <text:p>8720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ás de 10 años</text:p>
          </table:table-cell>
          <table:table-cell office:value-type="float" office:value="8721" calcext:value-type="float">
            <text:p>872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No sabe)</text:p>
          </table:table-cell>
          <table:table-cell office:value-type="float" office:value="8722" calcext:value-type="float">
            <text:p>872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Sería...</text:p>
          </table:table-cell>
          <table:table-cell office:value-type="float" office:value="8723" calcext:value-type="float">
            <text:p>872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ada probable</text:p>
          </table:table-cell>
          <table:table-cell office:value-type="float" office:value="8724" calcext:value-type="float">
            <text:p>8724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oco probable</text:p>
          </table:table-cell>
          <table:table-cell office:value-type="float" office:value="8725" calcext:value-type="float">
            <text:p>872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robable</text:p>
          </table:table-cell>
          <table:table-cell office:value-type="float" office:value="8726" calcext:value-type="float">
            <text:p>8726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o muy probable</text:p>
          </table:table-cell>
          <table:table-cell office:value-type="float" office:value="8727" calcext:value-type="float">
            <text:p>872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5_2010_SPA_ES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No sabe)</text:p>
          </table:table-cell>
          <table:table-cell office:value-type="float" office:value="8728" calcext:value-type="float">
            <text:p>8728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5_2010_SPA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nada dispuesto</text:p>
          </table:table-cell>
          <table:table-cell office:value-type="float" office:value="8729" calcext:value-type="float">
            <text:p>8729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oco dispuesto</text:p>
          </table:table-cell>
          <table:table-cell office:value-type="float" office:value="8730" calcext:value-type="float">
            <text:p>873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bastante dispuesto</text:p>
          </table:table-cell>
          <table:table-cell office:value-type="float" office:value="8731" calcext:value-type="float">
            <text:p>873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o muy dispuesto</text:p>
          </table:table-cell>
          <table:table-cell office:value-type="float" office:value="8732" calcext:value-type="float">
            <text:p>873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No sabe)</text:p>
          </table:table-cell>
          <table:table-cell office:value-type="float" office:value="8733" calcext:value-type="float">
            <text:p>873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nada dispuesto</text:p>
          </table:table-cell>
          <table:table-cell office:value-type="float" office:value="8729" calcext:value-type="float">
            <text:p>8729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oco dispuesto</text:p>
          </table:table-cell>
          <table:table-cell office:value-type="float" office:value="8730" calcext:value-type="float">
            <text:p>873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bastante dispuesto</text:p>
          </table:table-cell>
          <table:table-cell office:value-type="float" office:value="8731" calcext:value-type="float">
            <text:p>873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o muy dispuesto</text:p>
          </table:table-cell>
          <table:table-cell office:value-type="float" office:value="8732" calcext:value-type="float">
            <text:p>873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No sabe)</text:p>
          </table:table-cell>
          <table:table-cell office:value-type="float" office:value="8733" calcext:value-type="float">
            <text:p>873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5_2010_SPA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Nunca Una vez</text:p>
          </table:table-cell>
          <table:table-cell office:value-type="float" office:value="8734" calcext:value-type="float">
            <text:p>873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os veces</text:p>
          </table:table-cell>
          <table:table-cell office:value-type="float" office:value="8735" calcext:value-type="float">
            <text:p>873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3 o 4 veces</text:p>
          </table:table-cell>
          <table:table-cell office:value-type="float" office:value="8736" calcext:value-type="float">
            <text:p>873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<text:s/>veces o <text:s/>más</text:p>
          </table:table-cell>
          <table:table-cell office:value-type="float" office:value="8737" calcext:value-type="float">
            <text:p>873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No sabe)</text:p>
          </table:table-cell>
          <table:table-cell office:value-type="float" office:value="8738" calcext:value-type="float">
            <text:p>873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Nunca Una vez</text:p>
          </table:table-cell>
          <table:table-cell office:value-type="float" office:value="8734" calcext:value-type="float">
            <text:p>873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Dos veces</text:p>
          </table:table-cell>
          <table:table-cell office:value-type="float" office:value="8735" calcext:value-type="float">
            <text:p>873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3 o 4 veces</text:p>
          </table:table-cell>
          <table:table-cell office:value-type="float" office:value="8736" calcext:value-type="float">
            <text:p>873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<text:s/>veces o <text:s/>más</text:p>
          </table:table-cell>
          <table:table-cell office:value-type="float" office:value="8737" calcext:value-type="float">
            <text:p>873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No sabe)</text:p>
          </table:table-cell>
          <table:table-cell office:value-type="float" office:value="8738" calcext:value-type="float">
            <text:p>873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Nunca Una vez</text:p>
          </table:table-cell>
          <table:table-cell office:value-type="float" office:value="8734" calcext:value-type="float">
            <text:p>873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os veces</text:p>
          </table:table-cell>
          <table:table-cell office:value-type="float" office:value="8735" calcext:value-type="float">
            <text:p>873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3 o 4 veces</text:p>
          </table:table-cell>
          <table:table-cell office:value-type="float" office:value="8736" calcext:value-type="float">
            <text:p>873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veces o <text:s/>más</text:p>
          </table:table-cell>
          <table:table-cell office:value-type="float" office:value="8737" calcext:value-type="float">
            <text:p>873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No sabe)</text:p>
          </table:table-cell>
          <table:table-cell office:value-type="float" office:value="8738" calcext:value-type="float">
            <text:p>873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5_2010_SPA_ES_1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3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arido/ esposa/ pareja</text:p>
          </table:table-cell>
          <table:table-cell office:value-type="float" office:value="8186" calcext:value-type="float">
            <text:p>818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5_2010_SPA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ijo/a, (ya sean suyos o de su pareja, incluyendo hijos/as adoptados/as o en acogida)</text:p>
          </table:table-cell>
          <table:table-cell office:value-type="float" office:value="8187" calcext:value-type="float">
            <text:p>818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5_2010_SPA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dre/madre/suegro/ suegra (ya sean suyos o de su pareja incluyendo adoptivos)</text:p>
          </table:table-cell>
          <table:table-cell office:value-type="float" office:value="8188" calcext:value-type="float">
            <text:p>818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5_2010_SPA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ermano/a (incluyendo adoptivos, hermanastros/as, en acogida)</text:p>
          </table:table-cell>
          <table:table-cell office:value-type="float" office:value="8189" calcext:value-type="float">
            <text:p>8189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5_2010_SPA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de parentesco</text:p>
          </table:table-cell>
          <table:table-cell office:value-type="float" office:value="8190" calcext:value-type="float">
            <text:p>819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5_2010_SPA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sin parentesco</text:p>
          </table:table-cell>
          <table:table-cell office:value-type="float" office:value="8191" calcext:value-type="float">
            <text:p>819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5_2010_SPA_ES_13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No sabe)</text:p>
          </table:table-cell>
          <table:table-cell office:value-type="float" office:value="8192" calcext:value-type="float">
            <text:p>819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5_2010_SPA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asado/da</text:p>
          </table:table-cell>
          <table:table-cell office:value-type="float" office:value="8739" calcext:value-type="float">
            <text:p>8739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5_2010_SPA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areja de hecho inscrita en el registro</text:p>
          </table:table-cell>
          <table:table-cell office:value-type="float" office:value="8740" calcext:value-type="float">
            <text:p>874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5_2010_SPA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ivimos en pareja (cohabitación): no inscritos como pareja de hecho</text:p>
          </table:table-cell>
          <table:table-cell office:value-type="float" office:value="8741" calcext:value-type="float">
            <text:p>874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5_2010_SPA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eparado/a</text:p>
          </table:table-cell>
          <table:table-cell office:value-type="float" office:value="8742" calcext:value-type="float">
            <text:p>874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5_2010_SPA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vorciado/da o anteriormente inscrito/a como pareja de hecho, ahora disuelta</text:p>
          </table:table-cell>
          <table:table-cell office:value-type="float" office:value="8743" calcext:value-type="float">
            <text:p>874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5_2010_SPA_ES_1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No sabe)</text:p>
          </table:table-cell>
          <table:table-cell office:value-type="float" office:value="8744" calcext:value-type="float">
            <text:p>874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5_2010_SPA_ES_13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3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Casado/da</text:p>
          </table:table-cell>
          <table:table-cell office:value-type="float" office:value="8745" calcext:value-type="float">
            <text:p>874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Pareja de hecho inscrita en el registro</text:p>
          </table:table-cell>
          <table:table-cell office:value-type="float" office:value="8746" calcext:value-type="float">
            <text:p>874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Separado/a</text:p>
          </table:table-cell>
          <table:table-cell office:value-type="float" office:value="8747" calcext:value-type="float">
            <text:p>874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Divorciado/da (o anteriormente inscrito/a como pareja de hecho, ahora disuelta)</text:p>
          </table:table-cell>
          <table:table-cell office:value-type="float" office:value="8748" calcext:value-type="float">
            <text:p>8748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iudo/a (o anteriormente inscrito/a como pareja de hecho, la pareja ha fallecido)</text:p>
          </table:table-cell>
          <table:table-cell office:value-type="float" office:value="8749" calcext:value-type="float">
            <text:p>8749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Ninguna de las anteriores (NUNCA ha estado casado/a ni inscrito/a como pareja de hecho)</text:p>
          </table:table-cell>
          <table:table-cell office:value-type="float" office:value="8750" calcext:value-type="float">
            <text:p>875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5_2010_SPA_ES_1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No sabe)</text:p>
          </table:table-cell>
          <table:table-cell office:value-type="float" office:value="8751" calcext:value-type="float">
            <text:p>875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5_2010_SPA_ES_13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37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a gran ciudad</text:p>
          </table:table-cell>
          <table:table-cell office:value-type="float" office:value="8193" calcext:value-type="float">
            <text:p>819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5_2010_SPA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Las afueras de una gran ciudad</text:p>
          </table:table-cell>
          <table:table-cell office:value-type="float" office:value="8194" calcext:value-type="float">
            <text:p>819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5_2010_SPA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a ciudad de tamaño medio o pequeño</text:p>
          </table:table-cell>
          <table:table-cell office:value-type="float" office:value="8195" calcext:value-type="float">
            <text:p>819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5_2010_SPA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 pueblo</text:p>
          </table:table-cell>
          <table:table-cell office:value-type="float" office:value="8196" calcext:value-type="float">
            <text:p>819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5_2010_SPA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a granja o casa en el campo</text:p>
          </table:table-cell>
          <table:table-cell office:value-type="float" office:value="8197" calcext:value-type="float">
            <text:p>819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5_2010_SPA_ES_1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No sabe)</text:p>
          </table:table-cell>
          <table:table-cell office:value-type="float" office:value="8198" calcext:value-type="float">
            <text:p>819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Sin estudios</text:p>
          </table:table-cell>
          <table:table-cell office:value-type="float" office:value="8752" calcext:value-type="float">
            <text:p>875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studios primarios sin completar</text:p>
          </table:table-cell>
          <table:table-cell office:value-type="float" office:value="8753" calcext:value-type="float">
            <text:p>875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ertificado de Estudios Primarios</text:p>
          </table:table-cell>
          <table:table-cell office:value-type="float" office:value="8754" calcext:value-type="float">
            <text:p>875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Hasta 5º de EGB</text:p>
          </table:table-cell>
          <table:table-cell office:value-type="float" office:value="8755" calcext:value-type="float">
            <text:p>875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ducación Primaria (LOGSE)</text:p>
          </table:table-cell>
          <table:table-cell office:value-type="float" office:value="8756" calcext:value-type="float">
            <text:p>875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Grado Elemental en Música y Danza</text:p>
          </table:table-cell>
          <table:table-cell office:value-type="float" office:value="8757" calcext:value-type="float">
            <text:p>875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de Iniciación</text:p>
          </table:table-cell>
          <table:table-cell office:value-type="float" office:value="8758" calcext:value-type="float">
            <text:p>875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chillerato Elemental</text:p>
          </table:table-cell>
          <table:table-cell office:value-type="float" office:value="8759" calcext:value-type="float">
            <text:p>875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GB</text:p>
          </table:table-cell>
          <table:table-cell office:value-type="float" office:value="8760" calcext:value-type="float">
            <text:p>876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SO</text:p>
          </table:table-cell>
          <table:table-cell office:value-type="float" office:value="8761" calcext:value-type="float">
            <text:p>876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Grado Medio en Música y Danza</text:p>
          </table:table-cell>
          <table:table-cell office:value-type="float" office:value="8762" calcext:value-type="float">
            <text:p>876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Oficialía</text:p>
          </table:table-cell>
          <table:table-cell office:value-type="float" office:value="8763" calcext:value-type="float">
            <text:p>876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de 1er Grado</text:p>
          </table:table-cell>
          <table:table-cell office:value-type="float" office:value="8764" calcext:value-type="float">
            <text:p>876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chillerato Superior (o PREU)</text:p>
          </table:table-cell>
          <table:table-cell office:value-type="float" office:value="8765" calcext:value-type="float">
            <text:p>876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UP o COU</text:p>
          </table:table-cell>
          <table:table-cell office:value-type="float" office:value="8766" calcext:value-type="float">
            <text:p>876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chillerato (LOGSE)</text:p>
          </table:table-cell>
          <table:table-cell office:value-type="float" office:value="8767" calcext:value-type="float">
            <text:p>876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.F. de Grado Medio (Técnico Medio)</text:p>
          </table:table-cell>
          <table:table-cell office:value-type="float" office:value="8768" calcext:value-type="float">
            <text:p>87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.F. de Grado Medio en Artes Plásticas y Diseño</text:p>
          </table:table-cell>
          <table:table-cell office:value-type="float" office:value="8769" calcext:value-type="float">
            <text:p>876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Maestría</text:p>
          </table:table-cell>
          <table:table-cell office:value-type="float" office:value="8770" calcext:value-type="float">
            <text:p>877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.P. de 2º Grado</text:p>
          </table:table-cell>
          <table:table-cell office:value-type="float" office:value="8771" calcext:value-type="float">
            <text:p>877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.F. de Grado Superior (Técnico Superior)</text:p>
          </table:table-cell>
          <table:table-cell office:value-type="float" office:value="8772" calcext:value-type="float">
            <text:p>877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C.F. de Grado Superior en Escuelas de Arte</text:p>
          </table:table-cell>
          <table:table-cell office:value-type="float" office:value="8773" calcext:value-type="float">
            <text:p>877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Peritaje, Enfermería, Magisterio, Asistente Social</text:p>
          </table:table-cell>
          <table:table-cell office:value-type="float" office:value="8774" calcext:value-type="float">
            <text:p>87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iplomado, Ingeniero o Arquitecto Técnico, 3 años de licenciatura, Grado (Bolonia)</text:p>
          </table:table-cell>
          <table:table-cell office:value-type="float" office:value="8775" calcext:value-type="float">
            <text:p>87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icenciado, Ingeniero, Arquitecto, Máster (Bolonia)</text:p>
          </table:table-cell>
          <table:table-cell office:value-type="float" office:value="8776" calcext:value-type="float">
            <text:p>877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octor</text:p>
          </table:table-cell>
          <table:table-cell office:value-type="float" office:value="8777" calcext:value-type="float">
            <text:p>87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tros</text:p>
          </table:table-cell>
          <table:table-cell office:value-type="float" office:value="8778" calcext:value-type="float">
            <text:p>877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No sabe)</text:p>
          </table:table-cell>
          <table:table-cell office:value-type="float" office:value="8779" calcext:value-type="float">
            <text:p>87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4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En un empleo remunerado (inc. la situación de baja temporal por maternidad-paternidad, accidente, enfermedad o vacaciones)</text:p>
          </table:table-cell>
          <table:table-cell office:value-type="float" office:value="8780" calcext:value-type="float">
            <text:p>878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ej. trabajador por cuenta ajena, cuenta propia, o en un negocio familiar)</text:p>
          </table:table-cell>
          <table:table-cell office:value-type="float" office:value="8781" calcext:value-type="float">
            <text:p>878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782" calcext:value-type="float">
            <text:p>8782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783" calcext:value-type="float">
            <text:p>878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784" calcext:value-type="float">
            <text:p>878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785" calcext:value-type="float">
            <text:p>878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Jubilado</text:p>
          </table:table-cell>
          <table:table-cell office:value-type="float" office:value="8786" calcext:value-type="float">
            <text:p>878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787" calcext:value-type="float">
            <text:p>8787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Otra</text:p>
          </table:table-cell>
          <table:table-cell office:value-type="float" office:value="8788" calcext:value-type="float">
            <text:p>878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1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No sabe)</text:p>
          </table:table-cell>
          <table:table-cell office:value-type="float" office:value="8789" calcext:value-type="float">
            <text:p>878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En un empleo remunerado (inc. la situación de baja temporal por maternidad-paternidad, accidente, enfermedad o vacaciones)</text:p>
          </table:table-cell>
          <table:table-cell office:value-type="float" office:value="8780" calcext:value-type="float">
            <text:p>878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ej. trabajador por cuenta ajena, cuenta propia, o en un negocio familiar)</text:p>
          </table:table-cell>
          <table:table-cell office:value-type="float" office:value="8781" calcext:value-type="float">
            <text:p>878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782" calcext:value-type="float">
            <text:p>8782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783" calcext:value-type="float">
            <text:p>878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784" calcext:value-type="float">
            <text:p>878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785" calcext:value-type="float">
            <text:p>878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Jubilado</text:p>
          </table:table-cell>
          <table:table-cell office:value-type="float" office:value="8786" calcext:value-type="float">
            <text:p>878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787" calcext:value-type="float">
            <text:p>8787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Otra</text:p>
          </table:table-cell>
          <table:table-cell office:value-type="float" office:value="8788" calcext:value-type="float">
            <text:p>878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2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No sabe)</text:p>
          </table:table-cell>
          <table:table-cell office:value-type="float" office:value="8789" calcext:value-type="float">
            <text:p>878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4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4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45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... trabajador/a por cuenta ajena</text:p>
          </table:table-cell>
          <table:table-cell office:value-type="float" office:value="8790" calcext:value-type="float">
            <text:p>879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ESS_R05_2010_SPA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trabajador/a por cuenta propia</text:p>
          </table:table-cell>
          <table:table-cell office:value-type="float" office:value="8791" calcext:value-type="float">
            <text:p>879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ESS_R05_2010_SPA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o trabaja/ba en un negocio familiar?</text:p>
          </table:table-cell>
          <table:table-cell office:value-type="float" office:value="8792" calcext:value-type="float">
            <text:p>8792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ESS_R05_2010_SPA_ES_14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No sabe)</text:p>
          </table:table-cell>
          <table:table-cell office:value-type="float" office:value="8793" calcext:value-type="float">
            <text:p>879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ESS_R05_2010_SPA_ES_147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...indefinido</text:p>
          </table:table-cell>
          <table:table-cell office:value-type="float" office:value="8794" calcext:value-type="float">
            <text:p>8794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ESS_R05_2010_SPA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temporal</text:p>
          </table:table-cell>
          <table:table-cell office:value-type="float" office:value="8795" calcext:value-type="float">
            <text:p>879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ESS_R05_2010_SPA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o no tiene/tenía contracte?</text:p>
          </table:table-cell>
          <table:table-cell office:value-type="float" office:value="8796" calcext:value-type="float">
            <text:p>8796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ESS_R05_2010_SPA_ES_14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No sabe)</text:p>
          </table:table-cell>
          <table:table-cell office:value-type="float" office:value="8797" calcext:value-type="float">
            <text:p>879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ESS_R05_2010_SPA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... un trabajo temporal o de duración inferior a 12 meses,</text:p>
          </table:table-cell>
          <table:table-cell office:value-type="float" office:value="8798" calcext:value-type="float">
            <text:p>879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5_2010_SPA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... un trabajo temporal de 12 meses o más de duración</text:p>
          </table:table-cell>
          <table:table-cell office:value-type="float" office:value="8799" calcext:value-type="float">
            <text:p>8799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5_2010_SPA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o un trabajo fijo?</text:p>
          </table:table-cell>
          <table:table-cell office:value-type="float" office:value="8800" calcext:value-type="float">
            <text:p>880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5_2010_SPA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Otro</text:p>
          </table:table-cell>
          <table:table-cell office:value-type="float" office:value="8801" calcext:value-type="float">
            <text:p>8801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5_2010_SPA_ES_149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(No sabe)</text:p>
          </table:table-cell>
          <table:table-cell office:value-type="float" office:value="8802" calcext:value-type="float">
            <text:p>880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5_2010_SPA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menos de 10, 1</text:p>
          </table:table-cell>
          <table:table-cell office:value-type="float" office:value="8803" calcext:value-type="float">
            <text:p>880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5_2010_SPA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de 10 a 24, 2</text:p>
          </table:table-cell>
          <table:table-cell office:value-type="float" office:value="8804" calcext:value-type="float">
            <text:p>880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5_2010_SPA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de 25 a 99, 3</text:p>
          </table:table-cell>
          <table:table-cell office:value-type="float" office:value="8805" calcext:value-type="float">
            <text:p>880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5_2010_SPA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de 100 a 499, 4</text:p>
          </table:table-cell>
          <table:table-cell office:value-type="float" office:value="8806" calcext:value-type="float">
            <text:p>880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5_2010_SPA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o 500 o más? 5</text:p>
          </table:table-cell>
          <table:table-cell office:value-type="float" office:value="8807" calcext:value-type="float">
            <text:p>880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5_2010_SPA_ES_15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No sabe)</text:p>
          </table:table-cell>
          <table:table-cell office:value-type="float" office:value="8808" calcext:value-type="float">
            <text:p>880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5_2010_SPA_ES_15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5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255" calcext:value-type="float">
            <text:p>825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1" calcext:value-type="float">
            <text:p>1</text:p>
          </table:table-cell>
          <table:table-cell office:value-type="float" office:value="8256" calcext:value-type="float">
            <text:p>825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2" calcext:value-type="float">
            <text:p>2</text:p>
          </table:table-cell>
          <table:table-cell office:value-type="float" office:value="8257" calcext:value-type="float">
            <text:p>825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4" calcext:value-type="float">
            <text:p>4</text:p>
          </table:table-cell>
          <table:table-cell office:value-type="float" office:value="8259" calcext:value-type="float">
            <text:p>825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5" calcext:value-type="float">
            <text:p>5</text:p>
          </table:table-cell>
          <table:table-cell office:value-type="float" office:value="8260" calcext:value-type="float">
            <text:p>826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6" calcext:value-type="float">
            <text:p>6</text:p>
          </table:table-cell>
          <table:table-cell office:value-type="float" office:value="8261" calcext:value-type="float">
            <text:p>826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7" calcext:value-type="float">
            <text:p>7</text:p>
          </table:table-cell>
          <table:table-cell office:value-type="float" office:value="8262" calcext:value-type="float">
            <text:p>826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8" calcext:value-type="float">
            <text:p>8</text:p>
          </table:table-cell>
          <table:table-cell office:value-type="float" office:value="8263" calcext:value-type="float">
            <text:p>826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float" office:value="9" calcext:value-type="float">
            <text:p>9</text:p>
          </table:table-cell>
          <table:table-cell office:value-type="float" office:value="8264" calcext:value-type="float">
            <text:p>826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265" calcext:value-type="float">
            <text:p>826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No sabe)</text:p>
          </table:table-cell>
          <table:table-cell office:value-type="float" office:value="8266" calcext:value-type="float">
            <text:p>826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255" calcext:value-type="float">
            <text:p>825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1" calcext:value-type="float">
            <text:p>1</text:p>
          </table:table-cell>
          <table:table-cell office:value-type="float" office:value="8256" calcext:value-type="float">
            <text:p>825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2" calcext:value-type="float">
            <text:p>2</text:p>
          </table:table-cell>
          <table:table-cell office:value-type="float" office:value="8257" calcext:value-type="float">
            <text:p>825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4" calcext:value-type="float">
            <text:p>4</text:p>
          </table:table-cell>
          <table:table-cell office:value-type="float" office:value="8259" calcext:value-type="float">
            <text:p>825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5" calcext:value-type="float">
            <text:p>5</text:p>
          </table:table-cell>
          <table:table-cell office:value-type="float" office:value="8260" calcext:value-type="float">
            <text:p>826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6" calcext:value-type="float">
            <text:p>6</text:p>
          </table:table-cell>
          <table:table-cell office:value-type="float" office:value="8261" calcext:value-type="float">
            <text:p>826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7" calcext:value-type="float">
            <text:p>7</text:p>
          </table:table-cell>
          <table:table-cell office:value-type="float" office:value="8262" calcext:value-type="float">
            <text:p>826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8" calcext:value-type="float">
            <text:p>8</text:p>
          </table:table-cell>
          <table:table-cell office:value-type="float" office:value="8263" calcext:value-type="float">
            <text:p>826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float" office:value="9" calcext:value-type="float">
            <text:p>9</text:p>
          </table:table-cell>
          <table:table-cell office:value-type="float" office:value="8264" calcext:value-type="float">
            <text:p>826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265" calcext:value-type="float">
            <text:p>826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4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No sabe)</text:p>
          </table:table-cell>
          <table:table-cell office:value-type="float" office:value="8266" calcext:value-type="float">
            <text:p>826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255" calcext:value-type="float">
            <text:p>825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1" calcext:value-type="float">
            <text:p>1</text:p>
          </table:table-cell>
          <table:table-cell office:value-type="float" office:value="8256" calcext:value-type="float">
            <text:p>825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2" calcext:value-type="float">
            <text:p>2</text:p>
          </table:table-cell>
          <table:table-cell office:value-type="float" office:value="8257" calcext:value-type="float">
            <text:p>825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4" calcext:value-type="float">
            <text:p>4</text:p>
          </table:table-cell>
          <table:table-cell office:value-type="float" office:value="8259" calcext:value-type="float">
            <text:p>825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5" calcext:value-type="float">
            <text:p>5</text:p>
          </table:table-cell>
          <table:table-cell office:value-type="float" office:value="8260" calcext:value-type="float">
            <text:p>826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6" calcext:value-type="float">
            <text:p>6</text:p>
          </table:table-cell>
          <table:table-cell office:value-type="float" office:value="8261" calcext:value-type="float">
            <text:p>826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7" calcext:value-type="float">
            <text:p>7</text:p>
          </table:table-cell>
          <table:table-cell office:value-type="float" office:value="8262" calcext:value-type="float">
            <text:p>826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8" calcext:value-type="float">
            <text:p>8</text:p>
          </table:table-cell>
          <table:table-cell office:value-type="float" office:value="8263" calcext:value-type="float">
            <text:p>826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float" office:value="9" calcext:value-type="float">
            <text:p>9</text:p>
          </table:table-cell>
          <table:table-cell office:value-type="float" office:value="8264" calcext:value-type="float">
            <text:p>826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265" calcext:value-type="float">
            <text:p>826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5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(No sabe)</text:p>
          </table:table-cell>
          <table:table-cell office:value-type="float" office:value="8266" calcext:value-type="float">
            <text:p>826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5_2010_SPA_ES_15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5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5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Gobierno central, autonómico o local</text:p>
          </table:table-cell>
          <table:table-cell office:value-type="float" office:value="8809" calcext:value-type="float">
            <text:p>880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5_2010_SPA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Otra administración pública (como educación y sanidad)</text:p>
          </table:table-cell>
          <table:table-cell office:value-type="float" office:value="8810" calcext:value-type="float">
            <text:p>881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5_2010_SPA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Empresa/organización estatal</text:p>
          </table:table-cell>
          <table:table-cell office:value-type="float" office:value="8811" calcext:value-type="float">
            <text:p>881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5_2010_SPA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Empresa/organización privada</text:p>
          </table:table-cell>
          <table:table-cell office:value-type="float" office:value="8812" calcext:value-type="float">
            <text:p>8812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5_2010_SPA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813" calcext:value-type="float">
            <text:p>881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5_2010_SPA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Otro</text:p>
          </table:table-cell>
          <table:table-cell office:value-type="float" office:value="8814" calcext:value-type="float">
            <text:p>881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5_2010_SPA_ES_159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No sabe)</text:p>
          </table:table-cell>
          <table:table-cell office:value-type="float" office:value="8815" calcext:value-type="float">
            <text:p>881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5_2010_SPA_ES_16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61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62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Conseguí un trabajo mejor</text:p>
          </table:table-cell>
          <table:table-cell office:value-type="float" office:value="8816" calcext:value-type="float">
            <text:p>881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Decidí montar mi propia empresa/establecerme por mi cuenta</text:p>
          </table:table-cell>
          <table:table-cell office:value-type="float" office:value="8817" calcext:value-type="float">
            <text:p>881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Terminó mi contrato</text:p>
          </table:table-cell>
          <table:table-cell office:value-type="float" office:value="8818" calcext:value-type="float">
            <text:p>8818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i puesto de trabajo fue suprimido /Me despidieron</text:p>
          </table:table-cell>
          <table:table-cell office:value-type="float" office:value="8819" calcext:value-type="float">
            <text:p>8819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La empresa cerró</text:p>
          </table:table-cell>
          <table:table-cell office:value-type="float" office:value="8820" calcext:value-type="float">
            <text:p>882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i propia empresa o la de mi familia cerró o se vendió</text:p>
          </table:table-cell>
          <table:table-cell office:value-type="float" office:value="8821" calcext:value-type="float">
            <text:p>882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Por enfermedad o incapacidad</text:p>
          </table:table-cell>
          <table:table-cell office:value-type="float" office:value="8822" calcext:value-type="float">
            <text:p>882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 jubilé</text:p>
          </table:table-cell>
          <table:table-cell office:value-type="float" office:value="8823" calcext:value-type="float">
            <text:p>882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Por razones personales o familiares</text:p>
          </table:table-cell>
          <table:table-cell office:value-type="float" office:value="8824" calcext:value-type="float">
            <text:p>882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Otras razones</text:p>
          </table:table-cell>
          <table:table-cell office:value-type="float" office:value="8825" calcext:value-type="float">
            <text:p>882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No he dejado nunca un empleo</text:p>
          </table:table-cell>
          <table:table-cell office:value-type="float" office:value="8826" calcext:value-type="float">
            <text:p>882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3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No sabe)</text:p>
          </table:table-cell>
          <table:table-cell office:value-type="float" office:value="8827" calcext:value-type="float">
            <text:p>8827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5_2010_SPA_ES_164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6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66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67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Sí, lo estoy</text:p>
          </table:table-cell>
          <table:table-cell office:value-type="float" office:value="8271" calcext:value-type="float">
            <text:p>827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5_2010_SPA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Sí, lo he estado</text:p>
          </table:table-cell>
          <table:table-cell office:value-type="float" office:value="8272" calcext:value-type="float">
            <text:p>827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5_2010_SPA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No</text:p>
          </table:table-cell>
          <table:table-cell office:value-type="float" office:value="8273" calcext:value-type="float">
            <text:p>827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5_2010_SPA_ES_168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No sabe)</text:p>
          </table:table-cell>
          <table:table-cell office:value-type="float" office:value="8274" calcext:value-type="float">
            <text:p>827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alarios o ingresos del trabajo por cuenta ajena</text:p>
          </table:table-cell>
          <table:table-cell office:value-type="float" office:value="8275" calcext:value-type="float">
            <text:p>827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alarios o ingresos del trabajo por cuenta propia (excluidas las explotaciones agrícolas)</text:p>
          </table:table-cell>
          <table:table-cell office:value-type="float" office:value="8276" calcext:value-type="float">
            <text:p>827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alarios o ingresos procedentes de explotaciones agrícolas</text:p>
          </table:table-cell>
          <table:table-cell office:value-type="float" office:value="8277" calcext:value-type="float">
            <text:p>827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Pensiones</text:p>
          </table:table-cell>
          <table:table-cell office:value-type="float" office:value="8278" calcext:value-type="float">
            <text:p>827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Prestación por desempleo o indemnización por despido</text:p>
          </table:table-cell>
          <table:table-cell office:value-type="float" office:value="8279" calcext:value-type="float">
            <text:p>827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Otras ayudas o prestaciones sociales</text:p>
          </table:table-cell>
          <table:table-cell office:value-type="float" office:value="8280" calcext:value-type="float">
            <text:p>828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Rentas de inversiones, ahorros, seguros o propiedades</text:p>
          </table:table-cell>
          <table:table-cell office:value-type="float" office:value="8281" calcext:value-type="float">
            <text:p>828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Ingresos de otras fuentes</text:p>
          </table:table-cell>
          <table:table-cell office:value-type="float" office:value="8282" calcext:value-type="float">
            <text:p>828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No sabe)</text:p>
          </table:table-cell>
          <table:table-cell office:value-type="float" office:value="8283" calcext:value-type="float">
            <text:p>8283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J 180€ o menos</text:p>
          </table:table-cell>
          <table:table-cell office:value-type="float" office:value="8828" calcext:value-type="float">
            <text:p>8828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R Entre más de 180€ y 240€</text:p>
          </table:table-cell>
          <table:table-cell office:value-type="float" office:value="8829" calcext:value-type="float">
            <text:p>8829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C Entre más de 240€ y 320€</text:p>
          </table:table-cell>
          <table:table-cell office:value-type="float" office:value="8830" calcext:value-type="float">
            <text:p>883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M Entre más de 320€ y 380€</text:p>
          </table:table-cell>
          <table:table-cell office:value-type="float" office:value="8831" calcext:value-type="float">
            <text:p>883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F Entre más de 380€ y 450€</text:p>
          </table:table-cell>
          <table:table-cell office:value-type="float" office:value="8832" calcext:value-type="float">
            <text:p>883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S Entre más de 450€ y 520€</text:p>
          </table:table-cell>
          <table:table-cell office:value-type="float" office:value="8833" calcext:value-type="float">
            <text:p>8833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K Entre más de 520€ y 610€</text:p>
          </table:table-cell>
          <table:table-cell office:value-type="float" office:value="8834" calcext:value-type="float">
            <text:p>8834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P Entre más de 610€ y 730€</text:p>
          </table:table-cell>
          <table:table-cell office:value-type="float" office:value="8835" calcext:value-type="float">
            <text:p>883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D Entre más de 730€ y 920€</text:p>
          </table:table-cell>
          <table:table-cell office:value-type="float" office:value="8836" calcext:value-type="float">
            <text:p>8836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H Más de 920€</text:p>
          </table:table-cell>
          <table:table-cell office:value-type="float" office:value="8837" calcext:value-type="float">
            <text:p>883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0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(No sabe)</text:p>
          </table:table-cell>
          <table:table-cell office:value-type="float" office:value="8838" calcext:value-type="float">
            <text:p>8838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J 700€ o menos</text:p>
          </table:table-cell>
          <table:table-cell office:value-type="float" office:value="8839" calcext:value-type="float">
            <text:p>883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R Entre más de 700€ y 900€</text:p>
          </table:table-cell>
          <table:table-cell office:value-type="float" office:value="8840" calcext:value-type="float">
            <text:p>884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C Entre más de 900€ y 1.200€</text:p>
          </table:table-cell>
          <table:table-cell office:value-type="float" office:value="8841" calcext:value-type="float">
            <text:p>884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M Entre más de 1.200€ y 1.400€</text:p>
          </table:table-cell>
          <table:table-cell office:value-type="float" office:value="8842" calcext:value-type="float">
            <text:p>884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F Entre más de 1.400€ y 1.700€</text:p>
          </table:table-cell>
          <table:table-cell office:value-type="float" office:value="8843" calcext:value-type="float">
            <text:p>884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S Entre más de 1.700€ y 1.900€</text:p>
          </table:table-cell>
          <table:table-cell office:value-type="float" office:value="8844" calcext:value-type="float">
            <text:p>884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K Entre más de 1.900€ y 2.300€</text:p>
          </table:table-cell>
          <table:table-cell office:value-type="float" office:value="8845" calcext:value-type="float">
            <text:p>884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P Entre más de 2.300€ y 2.700€</text:p>
          </table:table-cell>
          <table:table-cell office:value-type="float" office:value="8846" calcext:value-type="float">
            <text:p>884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D Entre más de 2.700€ y 3.500€</text:p>
          </table:table-cell>
          <table:table-cell office:value-type="float" office:value="8847" calcext:value-type="float">
            <text:p>884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H Más de 3.500€</text:p>
          </table:table-cell>
          <table:table-cell office:value-type="float" office:value="8848" calcext:value-type="float">
            <text:p>884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1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(No sabe)</text:p>
          </table:table-cell>
          <table:table-cell office:value-type="float" office:value="8849" calcext:value-type="float">
            <text:p>884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J 8.000€ o menos</text:p>
          </table:table-cell>
          <table:table-cell office:value-type="float" office:value="8850" calcext:value-type="float">
            <text:p>885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R Entre más de 8.000€ y 11.000€</text:p>
          </table:table-cell>
          <table:table-cell office:value-type="float" office:value="8851" calcext:value-type="float">
            <text:p>8851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C Entre más de 11.000€ y 14.000€</text:p>
          </table:table-cell>
          <table:table-cell office:value-type="float" office:value="8852" calcext:value-type="float">
            <text:p>885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M Entre más de 14.000€ y 17.000€</text:p>
          </table:table-cell>
          <table:table-cell office:value-type="float" office:value="8853" calcext:value-type="float">
            <text:p>8853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F Entre más de 17.000€ y 20.000€</text:p>
          </table:table-cell>
          <table:table-cell office:value-type="float" office:value="8854" calcext:value-type="float">
            <text:p>885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S Entre más de 20.000€ y 23.000€</text:p>
          </table:table-cell>
          <table:table-cell office:value-type="float" office:value="8855" calcext:value-type="float">
            <text:p>885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K Entre más de 23.000€ y 27.000€</text:p>
          </table:table-cell>
          <table:table-cell office:value-type="float" office:value="8856" calcext:value-type="float">
            <text:p>885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P Entre más de 27.000€ y 33.000€</text:p>
          </table:table-cell>
          <table:table-cell office:value-type="float" office:value="8857" calcext:value-type="float">
            <text:p>885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D Entre más de 33.000€ y 41.000€</text:p>
          </table:table-cell>
          <table:table-cell office:value-type="float" office:value="8858" calcext:value-type="float">
            <text:p>885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H Más de 41.000€</text:p>
          </table:table-cell>
          <table:table-cell office:value-type="float" office:value="8859" calcext:value-type="float">
            <text:p>8859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2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(No sabe)</text:p>
          </table:table-cell>
          <table:table-cell office:value-type="float" office:value="8860" calcext:value-type="float">
            <text:p>886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Ninguna</text:p>
          </table:table-cell>
          <table:table-cell office:value-type="float" office:value="8362" calcext:value-type="float">
            <text:p>8362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Una pequeña parte</text:p>
          </table:table-cell>
          <table:table-cell office:value-type="float" office:value="8363" calcext:value-type="float">
            <text:p>836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Menos de la mitad</text:p>
          </table:table-cell>
          <table:table-cell office:value-type="float" office:value="8364" calcext:value-type="float">
            <text:p>836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Aproximadamente la mitad</text:p>
          </table:table-cell>
          <table:table-cell office:value-type="float" office:value="8365" calcext:value-type="float">
            <text:p>836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Más de la mitad</text:p>
          </table:table-cell>
          <table:table-cell office:value-type="float" office:value="8366" calcext:value-type="float">
            <text:p>836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Una gran parte</text:p>
          </table:table-cell>
          <table:table-cell office:value-type="float" office:value="8367" calcext:value-type="float">
            <text:p>836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Todo</text:p>
          </table:table-cell>
          <table:table-cell office:value-type="float" office:value="8368" calcext:value-type="float">
            <text:p>836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No sabe)</text:p>
          </table:table-cell>
          <table:table-cell office:value-type="float" office:value="8369" calcext:value-type="float">
            <text:p>836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5_2010_SPA_ES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Con los ingresos actuales vivimos cómodamente</text:p>
          </table:table-cell>
          <table:table-cell office:value-type="float" office:value="8370" calcext:value-type="float">
            <text:p>837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5_2010_SPA_ES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Con los ingresos actuales nos llega para vivir</text:p>
          </table:table-cell>
          <table:table-cell office:value-type="float" office:value="8371" calcext:value-type="float">
            <text:p>837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5_2010_SPA_ES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Con los ingresos actuales tenemos dificultades</text:p>
          </table:table-cell>
          <table:table-cell office:value-type="float" office:value="8372" calcext:value-type="float">
            <text:p>837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5_2010_SPA_ES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Con los ingresos actuales tenemos muchas dificultades</text:p>
          </table:table-cell>
          <table:table-cell office:value-type="float" office:value="8373" calcext:value-type="float">
            <text:p>837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5_2010_SPA_ES_17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No sabe)</text:p>
          </table:table-cell>
          <table:table-cell office:value-type="float" office:value="8374" calcext:value-type="float">
            <text:p>837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5_2010_SPA_ES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Muy difícil</text:p>
          </table:table-cell>
          <table:table-cell office:value-type="float" office:value="8375" calcext:value-type="float">
            <text:p>837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5_2010_SPA_ES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Bastante difícil</text:p>
          </table:table-cell>
          <table:table-cell office:value-type="float" office:value="8376" calcext:value-type="float">
            <text:p>837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5_2010_SPA_ES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Ni fácil ni difícil</text:p>
          </table:table-cell>
          <table:table-cell office:value-type="float" office:value="8377" calcext:value-type="float">
            <text:p>837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5_2010_SPA_ES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Bastante fácil</text:p>
          </table:table-cell>
          <table:table-cell office:value-type="float" office:value="8378" calcext:value-type="float">
            <text:p>837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5_2010_SPA_ES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Muy fácil</text:p>
          </table:table-cell>
          <table:table-cell office:value-type="float" office:value="8379" calcext:value-type="float">
            <text:p>837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5_2010_SPA_ES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No sabe)</text:p>
          </table:table-cell>
          <table:table-cell office:value-type="float" office:value="8380" calcext:value-type="float">
            <text:p>838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Sin estudios</text:p>
          </table:table-cell>
          <table:table-cell office:value-type="float" office:value="8752" calcext:value-type="float">
            <text:p>875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primarios sin completar</text:p>
          </table:table-cell>
          <table:table-cell office:value-type="float" office:value="8753" calcext:value-type="float">
            <text:p>875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ertificado de Estudios Primarios</text:p>
          </table:table-cell>
          <table:table-cell office:value-type="float" office:value="8754" calcext:value-type="float">
            <text:p>875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asta 5º de EGB</text:p>
          </table:table-cell>
          <table:table-cell office:value-type="float" office:value="8755" calcext:value-type="float">
            <text:p>875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ducación Primaria (LOGSE)</text:p>
          </table:table-cell>
          <table:table-cell office:value-type="float" office:value="8756" calcext:value-type="float">
            <text:p>875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Grado Elemental en Música y Danza</text:p>
          </table:table-cell>
          <table:table-cell office:value-type="float" office:value="8757" calcext:value-type="float">
            <text:p>875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de Iniciación</text:p>
          </table:table-cell>
          <table:table-cell office:value-type="float" office:value="8758" calcext:value-type="float">
            <text:p>875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chillerato Elemental</text:p>
          </table:table-cell>
          <table:table-cell office:value-type="float" office:value="8759" calcext:value-type="float">
            <text:p>875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GB</text:p>
          </table:table-cell>
          <table:table-cell office:value-type="float" office:value="8760" calcext:value-type="float">
            <text:p>876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O</text:p>
          </table:table-cell>
          <table:table-cell office:value-type="float" office:value="8761" calcext:value-type="float">
            <text:p>876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Grado Medio en Música y Danza</text:p>
          </table:table-cell>
          <table:table-cell office:value-type="float" office:value="8762" calcext:value-type="float">
            <text:p>876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Oficialía</text:p>
          </table:table-cell>
          <table:table-cell office:value-type="float" office:value="8763" calcext:value-type="float">
            <text:p>876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de 1er Grado</text:p>
          </table:table-cell>
          <table:table-cell office:value-type="float" office:value="8764" calcext:value-type="float">
            <text:p>876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chillerato Superior (o PREU)</text:p>
          </table:table-cell>
          <table:table-cell office:value-type="float" office:value="8765" calcext:value-type="float">
            <text:p>876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UP o COU</text:p>
          </table:table-cell>
          <table:table-cell office:value-type="float" office:value="8766" calcext:value-type="float">
            <text:p>876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chillerato (LOGSE)</text:p>
          </table:table-cell>
          <table:table-cell office:value-type="float" office:value="8767" calcext:value-type="float">
            <text:p>876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.F. de Grado Medio (Técnico Medio)</text:p>
          </table:table-cell>
          <table:table-cell office:value-type="float" office:value="8768" calcext:value-type="float">
            <text:p>87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.F. de Grado Medio en Artes Plásticas y Diseño</text:p>
          </table:table-cell>
          <table:table-cell office:value-type="float" office:value="8769" calcext:value-type="float">
            <text:p>876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Maestría</text:p>
          </table:table-cell>
          <table:table-cell office:value-type="float" office:value="8770" calcext:value-type="float">
            <text:p>877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.P. de 2º Grado</text:p>
          </table:table-cell>
          <table:table-cell office:value-type="float" office:value="8771" calcext:value-type="float">
            <text:p>877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.F. de Grado Superior (Técnico Superior)</text:p>
          </table:table-cell>
          <table:table-cell office:value-type="float" office:value="8772" calcext:value-type="float">
            <text:p>877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C.F. de Grado Superior en Escuelas de Arte</text:p>
          </table:table-cell>
          <table:table-cell office:value-type="float" office:value="8773" calcext:value-type="float">
            <text:p>877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Peritaje, Enfermería, Magisterio, Asistente Social</text:p>
          </table:table-cell>
          <table:table-cell office:value-type="float" office:value="8774" calcext:value-type="float">
            <text:p>87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iplomado, Ingeniero o Arquitecto Técnico, 3 años de licenciatura, Grado (Bolonia)</text:p>
          </table:table-cell>
          <table:table-cell office:value-type="float" office:value="8775" calcext:value-type="float">
            <text:p>87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Licenciado, Ingeniero, Arquitecto, Máster (Bolonia)</text:p>
          </table:table-cell>
          <table:table-cell office:value-type="float" office:value="8776" calcext:value-type="float">
            <text:p>877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octor</text:p>
          </table:table-cell>
          <table:table-cell office:value-type="float" office:value="8777" calcext:value-type="float">
            <text:p>87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Otros</text:p>
          </table:table-cell>
          <table:table-cell office:value-type="float" office:value="8778" calcext:value-type="float">
            <text:p>877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No sabe)</text:p>
          </table:table-cell>
          <table:table-cell office:value-type="float" office:value="8779" calcext:value-type="float">
            <text:p>87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En un empleo remunerado (inc. la situación de baja temporal por maternidad-paternidad, accidente, enfermedad o vacaciones)</text:p>
          </table:table-cell>
          <table:table-cell office:value-type="float" office:value="8780" calcext:value-type="float">
            <text:p>878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ej. trabajador por cuenta ajena, cuenta propia, o en un negocio familiar)</text:p>
          </table:table-cell>
          <table:table-cell office:value-type="float" office:value="8781" calcext:value-type="float">
            <text:p>878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782" calcext:value-type="float">
            <text:p>8782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783" calcext:value-type="float">
            <text:p>878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784" calcext:value-type="float">
            <text:p>878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785" calcext:value-type="float">
            <text:p>878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Jubilado</text:p>
          </table:table-cell>
          <table:table-cell office:value-type="float" office:value="8786" calcext:value-type="float">
            <text:p>878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787" calcext:value-type="float">
            <text:p>8787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Otra</text:p>
          </table:table-cell>
          <table:table-cell office:value-type="float" office:value="8788" calcext:value-type="float">
            <text:p>878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7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No sabe)</text:p>
          </table:table-cell>
          <table:table-cell office:value-type="float" office:value="8789" calcext:value-type="float">
            <text:p>878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En un empleo remunerado (inc. la situación de baja temporal por maternidad-paternidad, accidente, enfermedad o vacaciones)</text:p>
          </table:table-cell>
          <table:table-cell office:value-type="float" office:value="8780" calcext:value-type="float">
            <text:p>878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ej. trabajador por cuenta ajena, cuenta propia, o en un negocio familiar)</text:p>
          </table:table-cell>
          <table:table-cell office:value-type="float" office:value="8781" calcext:value-type="float">
            <text:p>878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782" calcext:value-type="float">
            <text:p>8782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783" calcext:value-type="float">
            <text:p>878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784" calcext:value-type="float">
            <text:p>8784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785" calcext:value-type="float">
            <text:p>878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Jubilado</text:p>
          </table:table-cell>
          <table:table-cell office:value-type="float" office:value="8786" calcext:value-type="float">
            <text:p>8786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787" calcext:value-type="float">
            <text:p>8787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Otra</text:p>
          </table:table-cell>
          <table:table-cell office:value-type="float" office:value="8788" calcext:value-type="float">
            <text:p>878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8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No sabe)</text:p>
          </table:table-cell>
          <table:table-cell office:value-type="float" office:value="8789" calcext:value-type="float">
            <text:p>878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5_2010_SPA_ES_179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80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81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8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... trabajador/a por cuenta ajena</text:p>
          </table:table-cell>
          <table:table-cell office:value-type="float" office:value="8861" calcext:value-type="float">
            <text:p>886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ESS_R05_2010_SPA_ES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trabajador/a por cuenta propia</text:p>
          </table:table-cell>
          <table:table-cell office:value-type="float" office:value="8862" calcext:value-type="float">
            <text:p>886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ESS_R05_2010_SPA_ES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o trabaja en un negocio familiar?</text:p>
          </table:table-cell>
          <table:table-cell office:value-type="float" office:value="8863" calcext:value-type="float">
            <text:p>886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ESS_R05_2010_SPA_ES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No sabe)</text:p>
          </table:table-cell>
          <table:table-cell office:value-type="float" office:value="8864" calcext:value-type="float">
            <text:p>8864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ESS_R05_2010_SPA_ES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8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87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Sin estudios</text:p>
          </table:table-cell>
          <table:table-cell office:value-type="float" office:value="8752" calcext:value-type="float">
            <text:p>875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studios primarios sin completar</text:p>
          </table:table-cell>
          <table:table-cell office:value-type="float" office:value="8753" calcext:value-type="float">
            <text:p>875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ertificado de Estudios Primarios</text:p>
          </table:table-cell>
          <table:table-cell office:value-type="float" office:value="8754" calcext:value-type="float">
            <text:p>875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Hasta 5º de EGB</text:p>
          </table:table-cell>
          <table:table-cell office:value-type="float" office:value="8755" calcext:value-type="float">
            <text:p>875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ducación Primaria (LOGSE)</text:p>
          </table:table-cell>
          <table:table-cell office:value-type="float" office:value="8756" calcext:value-type="float">
            <text:p>875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Grado Elemental en Música y Danza</text:p>
          </table:table-cell>
          <table:table-cell office:value-type="float" office:value="8757" calcext:value-type="float">
            <text:p>875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de Iniciación</text:p>
          </table:table-cell>
          <table:table-cell office:value-type="float" office:value="8758" calcext:value-type="float">
            <text:p>875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achillerato Elemental</text:p>
          </table:table-cell>
          <table:table-cell office:value-type="float" office:value="8759" calcext:value-type="float">
            <text:p>875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GB</text:p>
          </table:table-cell>
          <table:table-cell office:value-type="float" office:value="8760" calcext:value-type="float">
            <text:p>876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ESO</text:p>
          </table:table-cell>
          <table:table-cell office:value-type="float" office:value="8761" calcext:value-type="float">
            <text:p>876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Grado Medio en Música y Danza</text:p>
          </table:table-cell>
          <table:table-cell office:value-type="float" office:value="8762" calcext:value-type="float">
            <text:p>876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Oficialía</text:p>
          </table:table-cell>
          <table:table-cell office:value-type="float" office:value="8763" calcext:value-type="float">
            <text:p>876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de 1er Grado</text:p>
          </table:table-cell>
          <table:table-cell office:value-type="float" office:value="8764" calcext:value-type="float">
            <text:p>876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achillerato Superior (o PREU)</text:p>
          </table:table-cell>
          <table:table-cell office:value-type="float" office:value="8765" calcext:value-type="float">
            <text:p>876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UP o COU</text:p>
          </table:table-cell>
          <table:table-cell office:value-type="float" office:value="8766" calcext:value-type="float">
            <text:p>876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achillerato (LOGSE)</text:p>
          </table:table-cell>
          <table:table-cell office:value-type="float" office:value="8767" calcext:value-type="float">
            <text:p>876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.F. de Grado Medio (Técnico Medio)</text:p>
          </table:table-cell>
          <table:table-cell office:value-type="float" office:value="8768" calcext:value-type="float">
            <text:p>87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.F. de Grado Medio en Artes Plásticas y Diseño</text:p>
          </table:table-cell>
          <table:table-cell office:value-type="float" office:value="8769" calcext:value-type="float">
            <text:p>876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Maestría</text:p>
          </table:table-cell>
          <table:table-cell office:value-type="float" office:value="8770" calcext:value-type="float">
            <text:p>877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.P. de 2º Grado</text:p>
          </table:table-cell>
          <table:table-cell office:value-type="float" office:value="8771" calcext:value-type="float">
            <text:p>877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.F. de Grado Superior (Técnico Superior)</text:p>
          </table:table-cell>
          <table:table-cell office:value-type="float" office:value="8772" calcext:value-type="float">
            <text:p>877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.F. de Grado Superior en Escuelas de Arte</text:p>
          </table:table-cell>
          <table:table-cell office:value-type="float" office:value="8773" calcext:value-type="float">
            <text:p>877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Peritaje, Enfermería, Magisterio, Asistente Social</text:p>
          </table:table-cell>
          <table:table-cell office:value-type="float" office:value="8774" calcext:value-type="float">
            <text:p>87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plomado, Ingeniero o Arquitecto Técnico, 3 años de licenciatura, Grado (Bolonia)</text:p>
          </table:table-cell>
          <table:table-cell office:value-type="float" office:value="8775" calcext:value-type="float">
            <text:p>87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Licenciado, Ingeniero, Arquitecto, Máster (Bolonia)</text:p>
          </table:table-cell>
          <table:table-cell office:value-type="float" office:value="8776" calcext:value-type="float">
            <text:p>877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octor</text:p>
          </table:table-cell>
          <table:table-cell office:value-type="float" office:value="8777" calcext:value-type="float">
            <text:p>87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Otros</text:p>
          </table:table-cell>
          <table:table-cell office:value-type="float" office:value="8778" calcext:value-type="float">
            <text:p>877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No sabe)</text:p>
          </table:table-cell>
          <table:table-cell office:value-type="float" office:value="8779" calcext:value-type="float">
            <text:p>87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Trabajador por cuenta ajena</text:p>
          </table:table-cell>
          <table:table-cell office:value-type="float" office:value="8865" calcext:value-type="float">
            <text:p>886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ESS_R05_2010_SPA_ES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866" calcext:value-type="float">
            <text:p>8866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ESS_R05_2010_SPA_ES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No trabajaba</text:p>
          </table:table-cell>
          <table:table-cell office:value-type="float" office:value="8867" calcext:value-type="float">
            <text:p>8867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ESS_R05_2010_SPA_ES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Padre muerto/ ausente cuando él/ella tenía 14 años</text:p>
          </table:table-cell>
          <table:table-cell office:value-type="float" office:value="8868" calcext:value-type="float">
            <text:p>8868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ESS_R05_2010_SPA_ES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No sabe)</text:p>
          </table:table-cell>
          <table:table-cell office:value-type="float" office:value="8869" calcext:value-type="float">
            <text:p>8869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ESS_R05_2010_SPA_ES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Ninguno</text:p>
          </table:table-cell>
          <table:table-cell office:value-type="float" office:value="8870" calcext:value-type="float">
            <text:p>887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5_2010_SPA_ES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Entre 1 y 24</text:p>
          </table:table-cell>
          <table:table-cell office:value-type="float" office:value="8871" calcext:value-type="float">
            <text:p>887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5_2010_SPA_ES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25 o más</text:p>
          </table:table-cell>
          <table:table-cell office:value-type="float" office:value="8872" calcext:value-type="float">
            <text:p>8872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5_2010_SPA_ES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No sabe)</text:p>
          </table:table-cell>
          <table:table-cell office:value-type="float" office:value="8873" calcext:value-type="float">
            <text:p>887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5_2010_SPA_ES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92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Ocupaciones profesionales y técnicas como: médico – profesor – ingeniero – artista – director financiero</text:p>
          </table:table-cell>
          <table:table-cell office:value-type="float" office:value="8874" calcext:value-type="float">
            <text:p>887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Ocupaciones administrativas de alta dirección como: ejecutivo de banca – ejecutivo de una gran empresa – alto cargo de la Administración Pública – delegado sindical</text:p>
          </table:table-cell>
          <table:table-cell office:value-type="float" office:value="8875" calcext:value-type="float">
            <text:p>887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abajos de oficina como: secretario – administrativo – contable</text:p>
          </table:table-cell>
          <table:table-cell office:value-type="float" office:value="8876" calcext:value-type="float">
            <text:p>887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Comerciales como: director de ventas – propietario de una tienda – dependiente de una tienda – agente de seguros</text:p>
          </table:table-cell>
          <table:table-cell office:value-type="float" office:value="8877" calcext:value-type="float">
            <text:p>887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Ocupaciones relacionadas con el sector servicios como: propietario de un restaurante – agente de policía – camarero – cuidador – peluquero – fuerzas armadas</text:p>
          </table:table-cell>
          <table:table-cell office:value-type="float" office:value="8878" calcext:value-type="float">
            <text:p>887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abajador cualificado como: capataz – mecánico – copista – tornero o fresador – electricista</text:p>
          </table:table-cell>
          <table:table-cell office:value-type="float" office:value="8879" calcext:value-type="float">
            <text:p>887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abajador semi-cualificado como: albañil – conductor de autobús – operario en una fábrica de conservas – carpintero – trabajador de metalurgia – panadero</text:p>
          </table:table-cell>
          <table:table-cell office:value-type="float" office:value="8880" calcext:value-type="float">
            <text:p>888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abajador no cualificado como: peón – mozo de carga o descargador – trabajador de fábrica no cualificado</text:p>
          </table:table-cell>
          <table:table-cell office:value-type="float" office:value="8881" calcext:value-type="float">
            <text:p>888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Trabajos agrícolas como: trabajador agrícola o ganadero – jornalero – conductor de tractores – pescador</text:p>
          </table:table-cell>
          <table:table-cell office:value-type="float" office:value="8882" calcext:value-type="float">
            <text:p>888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No sabe)</text:p>
          </table:table-cell>
          <table:table-cell office:value-type="float" office:value="8883" calcext:value-type="float">
            <text:p>8883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Sin estudios</text:p>
          </table:table-cell>
          <table:table-cell office:value-type="float" office:value="8752" calcext:value-type="float">
            <text:p>875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Estudios primarios sin completar</text:p>
          </table:table-cell>
          <table:table-cell office:value-type="float" office:value="8753" calcext:value-type="float">
            <text:p>875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ertificado de Estudios Primarios</text:p>
          </table:table-cell>
          <table:table-cell office:value-type="float" office:value="8754" calcext:value-type="float">
            <text:p>875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Hasta 5º de EGB</text:p>
          </table:table-cell>
          <table:table-cell office:value-type="float" office:value="8755" calcext:value-type="float">
            <text:p>875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Educación Primaria (LOGSE)</text:p>
          </table:table-cell>
          <table:table-cell office:value-type="float" office:value="8756" calcext:value-type="float">
            <text:p>875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Grado Elemental en Música y Danza</text:p>
          </table:table-cell>
          <table:table-cell office:value-type="float" office:value="8757" calcext:value-type="float">
            <text:p>875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de Iniciación</text:p>
          </table:table-cell>
          <table:table-cell office:value-type="float" office:value="8758" calcext:value-type="float">
            <text:p>875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achillerato Elemental</text:p>
          </table:table-cell>
          <table:table-cell office:value-type="float" office:value="8759" calcext:value-type="float">
            <text:p>875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EGB</text:p>
          </table:table-cell>
          <table:table-cell office:value-type="float" office:value="8760" calcext:value-type="float">
            <text:p>876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ESO</text:p>
          </table:table-cell>
          <table:table-cell office:value-type="float" office:value="8761" calcext:value-type="float">
            <text:p>876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Grado Medio en Música y Danza</text:p>
          </table:table-cell>
          <table:table-cell office:value-type="float" office:value="8762" calcext:value-type="float">
            <text:p>876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Oficialía</text:p>
          </table:table-cell>
          <table:table-cell office:value-type="float" office:value="8763" calcext:value-type="float">
            <text:p>876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de 1er Grado</text:p>
          </table:table-cell>
          <table:table-cell office:value-type="float" office:value="8764" calcext:value-type="float">
            <text:p>876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achillerato Superior (o PREU)</text:p>
          </table:table-cell>
          <table:table-cell office:value-type="float" office:value="8765" calcext:value-type="float">
            <text:p>876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UP o COU</text:p>
          </table:table-cell>
          <table:table-cell office:value-type="float" office:value="8766" calcext:value-type="float">
            <text:p>876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achillerato (LOGSE)</text:p>
          </table:table-cell>
          <table:table-cell office:value-type="float" office:value="8767" calcext:value-type="float">
            <text:p>876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.F. de Grado Medio (Técnico Medio)</text:p>
          </table:table-cell>
          <table:table-cell office:value-type="float" office:value="8768" calcext:value-type="float">
            <text:p>876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.F. de Grado Medio en Artes Plásticas y Diseño</text:p>
          </table:table-cell>
          <table:table-cell office:value-type="float" office:value="8769" calcext:value-type="float">
            <text:p>876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Maestría</text:p>
          </table:table-cell>
          <table:table-cell office:value-type="float" office:value="8770" calcext:value-type="float">
            <text:p>877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.P. de 2º Grado</text:p>
          </table:table-cell>
          <table:table-cell office:value-type="float" office:value="8771" calcext:value-type="float">
            <text:p>877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.F. de Grado Superior (Técnico Superior)</text:p>
          </table:table-cell>
          <table:table-cell office:value-type="float" office:value="8772" calcext:value-type="float">
            <text:p>877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C.F. de Grado Superior en Escuelas de Arte</text:p>
          </table:table-cell>
          <table:table-cell office:value-type="float" office:value="8773" calcext:value-type="float">
            <text:p>877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Peritaje, Enfermería, Magisterio, Asistente Social</text:p>
          </table:table-cell>
          <table:table-cell office:value-type="float" office:value="8774" calcext:value-type="float">
            <text:p>87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Diplomado, Ingeniero o Arquitecto Técnico, 3 años de licenciatura, Grado (Bolonia)</text:p>
          </table:table-cell>
          <table:table-cell office:value-type="float" office:value="8775" calcext:value-type="float">
            <text:p>87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Licenciado, Ingeniero, Arquitecto, Máster (Bolonia)</text:p>
          </table:table-cell>
          <table:table-cell office:value-type="float" office:value="8776" calcext:value-type="float">
            <text:p>877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Doctor</text:p>
          </table:table-cell>
          <table:table-cell office:value-type="float" office:value="8777" calcext:value-type="float">
            <text:p>87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Otros</text:p>
          </table:table-cell>
          <table:table-cell office:value-type="float" office:value="8778" calcext:value-type="float">
            <text:p>877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No sabe)</text:p>
          </table:table-cell>
          <table:table-cell office:value-type="float" office:value="8779" calcext:value-type="float">
            <text:p>87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5_2010_SPA_ES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Trabajador por cuenta ajena</text:p>
          </table:table-cell>
          <table:table-cell office:value-type="float" office:value="8884" calcext:value-type="float">
            <text:p>888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ESS_R05_2010_SPA_ES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885" calcext:value-type="float">
            <text:p>888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ESS_R05_2010_SPA_ES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 trabajaba</text:p>
          </table:table-cell>
          <table:table-cell office:value-type="float" office:value="8886" calcext:value-type="float">
            <text:p>8886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ESS_R05_2010_SPA_ES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Madre muerta/ ausente cuando él/ella tenía 14 años</text:p>
          </table:table-cell>
          <table:table-cell office:value-type="float" office:value="8887" calcext:value-type="float">
            <text:p>8887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ESS_R05_2010_SPA_ES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No sabe)</text:p>
          </table:table-cell>
          <table:table-cell office:value-type="float" office:value="8888" calcext:value-type="float">
            <text:p>888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ESS_R05_2010_SPA_ES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98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Ocupaciones profesionales y técnicas como: médico – profesor – ingeniero – artista – director financiero</text:p>
          </table:table-cell>
          <table:table-cell office:value-type="float" office:value="8874" calcext:value-type="float">
            <text:p>887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Ocupaciones administrativas de alta dirección como: ejecutivo de banca – ejecutivo de una gran empresa – alto cargo de la Administración Pública – delegado sindical</text:p>
          </table:table-cell>
          <table:table-cell office:value-type="float" office:value="8875" calcext:value-type="float">
            <text:p>887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abajos de oficina como: secretario – administrativo – contable</text:p>
          </table:table-cell>
          <table:table-cell office:value-type="float" office:value="8876" calcext:value-type="float">
            <text:p>887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Comerciales como: director de ventas – propietario de una tienda – dependiente de una tienda – agente de seguros</text:p>
          </table:table-cell>
          <table:table-cell office:value-type="float" office:value="8877" calcext:value-type="float">
            <text:p>887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Ocupaciones relacionadas con el sector servicios como: propietario de un restaurante – agente de policía – camarero – cuidador – peluquero – fuerzas armadas</text:p>
          </table:table-cell>
          <table:table-cell office:value-type="float" office:value="8878" calcext:value-type="float">
            <text:p>887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abajador cualificado como: capataz – mecánico – copista – tornero o fresador – electricista</text:p>
          </table:table-cell>
          <table:table-cell office:value-type="float" office:value="8879" calcext:value-type="float">
            <text:p>887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abajador semi-cualificado como: albañil – conductor de autobús – operario en una fábrica de conservas – carpintero – trabajador de metalurgia – panadero</text:p>
          </table:table-cell>
          <table:table-cell office:value-type="float" office:value="8880" calcext:value-type="float">
            <text:p>888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abajador no cualificado como: peón – mozo de carga o descargador – trabajador de fábrica no cualificado</text:p>
          </table:table-cell>
          <table:table-cell office:value-type="float" office:value="8881" calcext:value-type="float">
            <text:p>888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Trabajos agrícolas como: trabajador agrícola o ganadero – jornalero – conductor de tractores – pescador</text:p>
          </table:table-cell>
          <table:table-cell office:value-type="float" office:value="8882" calcext:value-type="float">
            <text:p>888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No sabe)</text:p>
          </table:table-cell>
          <table:table-cell office:value-type="float" office:value="8883" calcext:value-type="float">
            <text:p>8883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5_2010_SPA_ES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201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ANOTAR)</text:p>
          </table:table-cell>
          <table:table-cell office:value-type="float" office:value="7818" calcext:value-type="float">
            <text:p>78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SPA_ES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Muy útil</text:p>
          </table:table-cell>
          <table:table-cell office:value-type="float" office:value="8889" calcext:value-type="float">
            <text:p>8889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ESS_R05_2010_SPA_ES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Bastante útil</text:p>
          </table:table-cell>
          <table:table-cell office:value-type="float" office:value="8890" calcext:value-type="float">
            <text:p>889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ESS_R05_2010_SPA_ES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Poco útil</text:p>
          </table:table-cell>
          <table:table-cell office:value-type="float" office:value="8891" calcext:value-type="float">
            <text:p>889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ESS_R05_2010_SPA_ES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ada útil</text:p>
          </table:table-cell>
          <table:table-cell office:value-type="float" office:value="8892" calcext:value-type="float">
            <text:p>889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ESS_R05_2010_SPA_ES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No sabe)</text:p>
          </table:table-cell>
          <table:table-cell office:value-type="float" office:value="8893" calcext:value-type="float">
            <text:p>889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ESS_R05_2010_SPA_ES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Toda</text:p>
          </table:table-cell>
          <table:table-cell office:value-type="float" office:value="8894" calcext:value-type="float">
            <text:p>889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SS_R05_2010_SPA_ES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La mayor parte</text:p>
          </table:table-cell>
          <table:table-cell office:value-type="float" office:value="8895" calcext:value-type="float">
            <text:p>889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SS_R05_2010_SPA_ES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Aproximadamente la mitad</text:p>
          </table:table-cell>
          <table:table-cell office:value-type="float" office:value="8896" calcext:value-type="float">
            <text:p>889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SS_R05_2010_SPA_ES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Algo</text:p>
          </table:table-cell>
          <table:table-cell office:value-type="float" office:value="8897" calcext:value-type="float">
            <text:p>889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SS_R05_2010_SPA_ES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Nada</text:p>
          </table:table-cell>
          <table:table-cell office:value-type="float" office:value="8898" calcext:value-type="float">
            <text:p>8898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SS_R05_2010_SPA_ES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(No sabe)</text:p>
          </table:table-cell>
          <table:table-cell office:value-type="float" office:value="8899" calcext:value-type="float">
            <text:p>8899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Nada</text:p>
          </table:table-cell>
          <table:table-cell office:value-type="float" office:value="8900" calcext:value-type="float">
            <text:p>890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nos de 1⁄2 hora</text:p>
          </table:table-cell>
          <table:table-cell office:value-type="float" office:value="8901" calcext:value-type="float">
            <text:p>8901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De 1⁄2 hora a 1 hora</text:p>
          </table:table-cell>
          <table:table-cell office:value-type="float" office:value="8902" calcext:value-type="float">
            <text:p>890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03" calcext:value-type="float">
            <text:p>890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04" calcext:value-type="float">
            <text:p>890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05" calcext:value-type="float">
            <text:p>890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06" calcext:value-type="float">
            <text:p>890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ás de 3 horas</text:p>
          </table:table-cell>
          <table:table-cell office:value-type="float" office:value="8907" calcext:value-type="float">
            <text:p>8907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(No sabe)</text:p>
          </table:table-cell>
          <table:table-cell office:value-type="float" office:value="8908" calcext:value-type="float">
            <text:p>890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Nada</text:p>
          </table:table-cell>
          <table:table-cell office:value-type="float" office:value="8900" calcext:value-type="float">
            <text:p>890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nos de 1⁄2 hora</text:p>
          </table:table-cell>
          <table:table-cell office:value-type="float" office:value="8901" calcext:value-type="float">
            <text:p>8901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De 1⁄2 hora a 1 hora</text:p>
          </table:table-cell>
          <table:table-cell office:value-type="float" office:value="8902" calcext:value-type="float">
            <text:p>890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03" calcext:value-type="float">
            <text:p>890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04" calcext:value-type="float">
            <text:p>890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05" calcext:value-type="float">
            <text:p>890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06" calcext:value-type="float">
            <text:p>890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ás de 3 horas</text:p>
          </table:table-cell>
          <table:table-cell office:value-type="float" office:value="8907" calcext:value-type="float">
            <text:p>8907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(No sabe)</text:p>
          </table:table-cell>
          <table:table-cell office:value-type="float" office:value="8908" calcext:value-type="float">
            <text:p>890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Nada</text:p>
          </table:table-cell>
          <table:table-cell office:value-type="float" office:value="8900" calcext:value-type="float">
            <text:p>890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nos de 1⁄2 hora</text:p>
          </table:table-cell>
          <table:table-cell office:value-type="float" office:value="8901" calcext:value-type="float">
            <text:p>8901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De 1⁄2 hora a 1 hora</text:p>
          </table:table-cell>
          <table:table-cell office:value-type="float" office:value="8902" calcext:value-type="float">
            <text:p>890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03" calcext:value-type="float">
            <text:p>890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04" calcext:value-type="float">
            <text:p>890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05" calcext:value-type="float">
            <text:p>890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06" calcext:value-type="float">
            <text:p>890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ás de 3 horas</text:p>
          </table:table-cell>
          <table:table-cell office:value-type="float" office:value="8907" calcext:value-type="float">
            <text:p>8907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(No sabe)</text:p>
          </table:table-cell>
          <table:table-cell office:value-type="float" office:value="8908" calcext:value-type="float">
            <text:p>8908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Nada</text:p>
          </table:table-cell>
          <table:table-cell office:value-type="float" office:value="8909" calcext:value-type="float">
            <text:p>8909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Muy poco</text:p>
          </table:table-cell>
          <table:table-cell office:value-type="float" office:value="8910" calcext:value-type="float">
            <text:p>891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Algo</text:p>
          </table:table-cell>
          <table:table-cell office:value-type="float" office:value="8911" calcext:value-type="float">
            <text:p>891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Bastante</text:p>
          </table:table-cell>
          <table:table-cell office:value-type="float" office:value="8912" calcext:value-type="float">
            <text:p>891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Mucho</text:p>
          </table:table-cell>
          <table:table-cell office:value-type="float" office:value="8913" calcext:value-type="float">
            <text:p>891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(No sabe)</text:p>
          </table:table-cell>
          <table:table-cell office:value-type="float" office:value="8914" calcext:value-type="float">
            <text:p>891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Seguro que no</text:p>
          </table:table-cell>
          <table:table-cell office:value-type="float" office:value="8915" calcext:value-type="float">
            <text:p>891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5_2010_SPA_ES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Probablemente no</text:p>
          </table:table-cell>
          <table:table-cell office:value-type="float" office:value="8916" calcext:value-type="float">
            <text:p>891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5_2010_SPA_ES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No estoy seguro</text:p>
          </table:table-cell>
          <table:table-cell office:value-type="float" office:value="8917" calcext:value-type="float">
            <text:p>891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5_2010_SPA_ES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Probablemente sí</text:p>
          </table:table-cell>
          <table:table-cell office:value-type="float" office:value="8918" calcext:value-type="float">
            <text:p>891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5_2010_SPA_ES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Definitivamente sí</text:p>
          </table:table-cell>
          <table:table-cell office:value-type="float" office:value="8919" calcext:value-type="float">
            <text:p>89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5_2010_SPA_ES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(No sabe)</text:p>
          </table:table-cell>
          <table:table-cell office:value-type="float" office:value="8920" calcext:value-type="float">
            <text:p>892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5_2010_SPA_ES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Nada</text:p>
          </table:table-cell>
          <table:table-cell office:value-type="float" office:value="8909" calcext:value-type="float">
            <text:p>8909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Muy poco</text:p>
          </table:table-cell>
          <table:table-cell office:value-type="float" office:value="8910" calcext:value-type="float">
            <text:p>891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Algo</text:p>
          </table:table-cell>
          <table:table-cell office:value-type="float" office:value="8911" calcext:value-type="float">
            <text:p>891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Bastante</text:p>
          </table:table-cell>
          <table:table-cell office:value-type="float" office:value="8912" calcext:value-type="float">
            <text:p>891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Mucho</text:p>
          </table:table-cell>
          <table:table-cell office:value-type="float" office:value="8913" calcext:value-type="float">
            <text:p>891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(No sabe)</text:p>
          </table:table-cell>
          <table:table-cell office:value-type="float" office:value="8914" calcext:value-type="float">
            <text:p>891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5_2010_SPA_ES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Ninguna confianza</text:p>
          </table:table-cell>
          <table:table-cell office:value-type="float" office:value="8921" calcext:value-type="float">
            <text:p>892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S_R05_2010_SPA_ES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Un poco de confianza</text:p>
          </table:table-cell>
          <table:table-cell office:value-type="float" office:value="8922" calcext:value-type="float">
            <text:p>892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S_R05_2010_SPA_ES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Bastante confianza</text:p>
          </table:table-cell>
          <table:table-cell office:value-type="float" office:value="8923" calcext:value-type="float">
            <text:p>892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S_R05_2010_SPA_ES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Mucha confianza</text:p>
          </table:table-cell>
          <table:table-cell office:value-type="float" office:value="8924" calcext:value-type="float">
            <text:p>892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S_R05_2010_SPA_ES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Una confianza total</text:p>
          </table:table-cell>
          <table:table-cell office:value-type="float" office:value="8925" calcext:value-type="float">
            <text:p>8925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S_R05_2010_SPA_ES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(No sabe)</text:p>
          </table:table-cell>
          <table:table-cell office:value-type="float" office:value="8926" calcext:value-type="float">
            <text:p>8926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Nada</text:p>
          </table:table-cell>
          <table:table-cell office:value-type="float" office:value="8939" calcext:value-type="float">
            <text:p>893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nos de 15 minutos</text:p>
          </table:table-cell>
          <table:table-cell office:value-type="float" office:value="8940" calcext:value-type="float">
            <text:p>894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ás de 15 minutos, hasta 1⁄2 hora</text:p>
          </table:table-cell>
          <table:table-cell office:value-type="float" office:value="8941" calcext:value-type="float">
            <text:p>894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ás de 1⁄2 hora, hasta 45 minutos</text:p>
          </table:table-cell>
          <table:table-cell office:value-type="float" office:value="8942" calcext:value-type="float">
            <text:p>894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ás de 45 minutos, hasta 1 hora</text:p>
          </table:table-cell>
          <table:table-cell office:value-type="float" office:value="8943" calcext:value-type="float">
            <text:p>894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ás de una hora, hasta 1 hora y 1⁄2</text:p>
          </table:table-cell>
          <table:table-cell office:value-type="float" office:value="8944" calcext:value-type="float">
            <text:p>894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ás de 1 hora y 1⁄2, hasta 2 horas</text:p>
          </table:table-cell>
          <table:table-cell office:value-type="float" office:value="8945" calcext:value-type="float">
            <text:p>894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ás de 2 horas, hasta 2 horas y 1⁄2</text:p>
          </table:table-cell>
          <table:table-cell office:value-type="float" office:value="8946" calcext:value-type="float">
            <text:p>894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ás de 2 horas y 1⁄2, hasta 3 horas</text:p>
          </table:table-cell>
          <table:table-cell office:value-type="float" office:value="8947" calcext:value-type="float">
            <text:p>894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ás de 3 horas</text:p>
          </table:table-cell>
          <table:table-cell office:value-type="float" office:value="8948" calcext:value-type="float">
            <text:p>89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(No sabe)</text:p>
          </table:table-cell>
          <table:table-cell office:value-type="float" office:value="8949" calcext:value-type="float">
            <text:p>894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Nada</text:p>
          </table:table-cell>
          <table:table-cell office:value-type="float" office:value="8939" calcext:value-type="float">
            <text:p>893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nos de 15 minutos</text:p>
          </table:table-cell>
          <table:table-cell office:value-type="float" office:value="8940" calcext:value-type="float">
            <text:p>894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ás de 15 minutos, hasta 1⁄2 hora</text:p>
          </table:table-cell>
          <table:table-cell office:value-type="float" office:value="8941" calcext:value-type="float">
            <text:p>894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ás de 1⁄2 hora, hasta 45 minutos</text:p>
          </table:table-cell>
          <table:table-cell office:value-type="float" office:value="8942" calcext:value-type="float">
            <text:p>894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ás de 45 minutos, hasta 1 hora</text:p>
          </table:table-cell>
          <table:table-cell office:value-type="float" office:value="8943" calcext:value-type="float">
            <text:p>894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ás de una hora, hasta 1 hora y 1⁄2</text:p>
          </table:table-cell>
          <table:table-cell office:value-type="float" office:value="8944" calcext:value-type="float">
            <text:p>894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ás de 1 hora y 1⁄2, hasta 2 horas</text:p>
          </table:table-cell>
          <table:table-cell office:value-type="float" office:value="8945" calcext:value-type="float">
            <text:p>894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ás de 2 horas, hasta 2 horas y 1⁄2</text:p>
          </table:table-cell>
          <table:table-cell office:value-type="float" office:value="8946" calcext:value-type="float">
            <text:p>894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ás de 2 horas y 1⁄2, hasta 3 horas</text:p>
          </table:table-cell>
          <table:table-cell office:value-type="float" office:value="8947" calcext:value-type="float">
            <text:p>894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ás de 3 horas</text:p>
          </table:table-cell>
          <table:table-cell office:value-type="float" office:value="8948" calcext:value-type="float">
            <text:p>89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(No sabe)</text:p>
          </table:table-cell>
          <table:table-cell office:value-type="float" office:value="8949" calcext:value-type="float">
            <text:p>894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Nada</text:p>
          </table:table-cell>
          <table:table-cell office:value-type="float" office:value="8939" calcext:value-type="float">
            <text:p>893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nos de 15 minutos</text:p>
          </table:table-cell>
          <table:table-cell office:value-type="float" office:value="8940" calcext:value-type="float">
            <text:p>894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ás de 15 minutos, hasta 1⁄2 hora</text:p>
          </table:table-cell>
          <table:table-cell office:value-type="float" office:value="8941" calcext:value-type="float">
            <text:p>894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ás de 1⁄2 hora, hasta 45 minutos</text:p>
          </table:table-cell>
          <table:table-cell office:value-type="float" office:value="8942" calcext:value-type="float">
            <text:p>894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ás de 45 minutos, hasta 1 hora</text:p>
          </table:table-cell>
          <table:table-cell office:value-type="float" office:value="8943" calcext:value-type="float">
            <text:p>894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ás de una hora, hasta 1 hora y 1⁄2</text:p>
          </table:table-cell>
          <table:table-cell office:value-type="float" office:value="8944" calcext:value-type="float">
            <text:p>894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ás de 1 hora y 1⁄2, hasta 2 horas</text:p>
          </table:table-cell>
          <table:table-cell office:value-type="float" office:value="8945" calcext:value-type="float">
            <text:p>894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ás de 2 horas, hasta 2 horas y 1⁄2</text:p>
          </table:table-cell>
          <table:table-cell office:value-type="float" office:value="8946" calcext:value-type="float">
            <text:p>894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ás de 2 horas y 1⁄2, hasta 3 horas</text:p>
          </table:table-cell>
          <table:table-cell office:value-type="float" office:value="8947" calcext:value-type="float">
            <text:p>894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ás de 3 horas</text:p>
          </table:table-cell>
          <table:table-cell office:value-type="float" office:value="8948" calcext:value-type="float">
            <text:p>89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(No sabe)</text:p>
          </table:table-cell>
          <table:table-cell office:value-type="float" office:value="8949" calcext:value-type="float">
            <text:p>894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Nada</text:p>
          </table:table-cell>
          <table:table-cell office:value-type="float" office:value="8939" calcext:value-type="float">
            <text:p>893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nos de 15 minutos</text:p>
          </table:table-cell>
          <table:table-cell office:value-type="float" office:value="8940" calcext:value-type="float">
            <text:p>894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ás de 15 minutos, hasta 1⁄2 hora</text:p>
          </table:table-cell>
          <table:table-cell office:value-type="float" office:value="8941" calcext:value-type="float">
            <text:p>894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ás de 1⁄2 hora, hasta 45 minutos</text:p>
          </table:table-cell>
          <table:table-cell office:value-type="float" office:value="8942" calcext:value-type="float">
            <text:p>894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ás de 45 minutos, hasta 1 hora</text:p>
          </table:table-cell>
          <table:table-cell office:value-type="float" office:value="8943" calcext:value-type="float">
            <text:p>894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ás de una hora, hasta 1 hora y 1⁄2</text:p>
          </table:table-cell>
          <table:table-cell office:value-type="float" office:value="8944" calcext:value-type="float">
            <text:p>894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ás de 1 hora y 1⁄2, hasta 2 horas</text:p>
          </table:table-cell>
          <table:table-cell office:value-type="float" office:value="8945" calcext:value-type="float">
            <text:p>894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ás de 2 horas, hasta 2 horas y 1⁄2</text:p>
          </table:table-cell>
          <table:table-cell office:value-type="float" office:value="8946" calcext:value-type="float">
            <text:p>894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ás de 2 horas y 1⁄2, hasta 3 horas</text:p>
          </table:table-cell>
          <table:table-cell office:value-type="float" office:value="8947" calcext:value-type="float">
            <text:p>894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ás de 3 horas</text:p>
          </table:table-cell>
          <table:table-cell office:value-type="float" office:value="8948" calcext:value-type="float">
            <text:p>89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(No sabe)</text:p>
          </table:table-cell>
          <table:table-cell office:value-type="float" office:value="8949" calcext:value-type="float">
            <text:p>894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Nada</text:p>
          </table:table-cell>
          <table:table-cell office:value-type="float" office:value="8927" calcext:value-type="float">
            <text:p>892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nos de 1⁄2 hora</text:p>
          </table:table-cell>
          <table:table-cell office:value-type="float" office:value="8928" calcext:value-type="float">
            <text:p>892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De 1⁄2 hora a 1 hora</text:p>
          </table:table-cell>
          <table:table-cell office:value-type="float" office:value="8929" calcext:value-type="float">
            <text:p>892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ás de 1, hasta 1 1⁄2 hora</text:p>
          </table:table-cell>
          <table:table-cell office:value-type="float" office:value="8930" calcext:value-type="float">
            <text:p>893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ás de 1 1⁄2, hasta 2 horas</text:p>
          </table:table-cell>
          <table:table-cell office:value-type="float" office:value="8931" calcext:value-type="float">
            <text:p>893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ás de 2, hasta 2 1⁄2 horas</text:p>
          </table:table-cell>
          <table:table-cell office:value-type="float" office:value="8932" calcext:value-type="float">
            <text:p>893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ás de 2 1⁄2, hasta 3 horas</text:p>
          </table:table-cell>
          <table:table-cell office:value-type="float" office:value="8933" calcext:value-type="float">
            <text:p>89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ás de 3 horas, hasta 4 horas</text:p>
          </table:table-cell>
          <table:table-cell office:value-type="float" office:value="8934" calcext:value-type="float">
            <text:p>89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ás de 4 horas, hasta 5 horas</text:p>
          </table:table-cell>
          <table:table-cell office:value-type="float" office:value="8935" calcext:value-type="float">
            <text:p>893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ás de 5 horas, hasta 6 horas</text:p>
          </table:table-cell>
          <table:table-cell office:value-type="float" office:value="8936" calcext:value-type="float">
            <text:p>893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ás de 6 horas</text:p>
          </table:table-cell>
          <table:table-cell office:value-type="float" office:value="8937" calcext:value-type="float">
            <text:p>893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(No sabe)</text:p>
          </table:table-cell>
          <table:table-cell office:value-type="float" office:value="8938" calcext:value-type="float">
            <text:p>8938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5_2010_SPA_ES_22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ucho</text:p>
          </table:table-cell>
          <table:table-cell office:value-type="float" office:value="7874" calcext:value-type="float">
            <text:p>787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22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e</text:p>
          </table:table-cell>
          <table:table-cell office:value-type="float" office:value="7875" calcext:value-type="float">
            <text:p>787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22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o</text:p>
          </table:table-cell>
          <table:table-cell office:value-type="float" office:value="7876" calcext:value-type="float">
            <text:p>787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22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ada</text:p>
          </table:table-cell>
          <table:table-cell office:value-type="float" office:value="7877" calcext:value-type="float">
            <text:p>787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22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sabe)</text:p>
          </table:table-cell>
          <table:table-cell office:value-type="float" office:value="7878" calcext:value-type="float">
            <text:p>78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zquierda</text:p>
          </table:table-cell>
          <table:table-cell office:value-type="float" office:value="8950" calcext:value-type="float">
            <text:p>895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8951" calcext:value-type="float">
            <text:p>895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8952" calcext:value-type="float">
            <text:p>8952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8953" calcext:value-type="float">
            <text:p>895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8954" calcext:value-type="float">
            <text:p>8954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8955" calcext:value-type="float">
            <text:p>895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8956" calcext:value-type="float">
            <text:p>895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8957" calcext:value-type="float">
            <text:p>895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8958" calcext:value-type="float">
            <text:p>895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8959" calcext:value-type="float">
            <text:p>895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Derecha</text:p>
          </table:table-cell>
          <table:table-cell office:value-type="float" office:value="8960" calcext:value-type="float">
            <text:p>896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No sabe)</text:p>
          </table:table-cell>
          <table:table-cell office:value-type="float" office:value="8961" calcext:value-type="float">
            <text:p>896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31" calcext:value-type="float">
            <text:p>84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8432" calcext:value-type="float">
            <text:p>84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8433" calcext:value-type="float">
            <text:p>84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8434" calcext:value-type="float">
            <text:p>84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8435" calcext:value-type="float">
            <text:p>843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8436" calcext:value-type="float">
            <text:p>843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8437" calcext:value-type="float">
            <text:p>843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8438" calcext:value-type="float">
            <text:p>843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8439" calcext:value-type="float">
            <text:p>84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8440" calcext:value-type="float">
            <text:p>844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441" calcext:value-type="float">
            <text:p>84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7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No sabe)</text:p>
          </table:table-cell>
          <table:table-cell office:value-type="float" office:value="8442" calcext:value-type="float">
            <text:p>844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Muy mal</text:p>
          </table:table-cell>
          <table:table-cell office:value-type="float" office:value="8962" calcext:value-type="float">
            <text:p>896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8963" calcext:value-type="float">
            <text:p>896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8964" calcext:value-type="float">
            <text:p>896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8965" calcext:value-type="float">
            <text:p>896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8966" calcext:value-type="float">
            <text:p>8966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8967" calcext:value-type="float">
            <text:p>896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8968" calcext:value-type="float">
            <text:p>8968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8969" calcext:value-type="float">
            <text:p>8969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8970" calcext:value-type="float">
            <text:p>897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8971" calcext:value-type="float">
            <text:p>897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uy bien</text:p>
          </table:table-cell>
          <table:table-cell office:value-type="float" office:value="8972" calcext:value-type="float">
            <text:p>897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sabe)</text:p>
          </table:table-cell>
          <table:table-cell office:value-type="float" office:value="8973" calcext:value-type="float">
            <text:p>897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Muy mal</text:p>
          </table:table-cell>
          <table:table-cell office:value-type="float" office:value="8962" calcext:value-type="float">
            <text:p>896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8963" calcext:value-type="float">
            <text:p>896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8964" calcext:value-type="float">
            <text:p>896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8965" calcext:value-type="float">
            <text:p>896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8966" calcext:value-type="float">
            <text:p>8966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8967" calcext:value-type="float">
            <text:p>896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8968" calcext:value-type="float">
            <text:p>8968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8969" calcext:value-type="float">
            <text:p>8969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8970" calcext:value-type="float">
            <text:p>897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8971" calcext:value-type="float">
            <text:p>897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uy bien</text:p>
          </table:table-cell>
          <table:table-cell office:value-type="float" office:value="8972" calcext:value-type="float">
            <text:p>897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2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No sabe)</text:p>
          </table:table-cell>
          <table:table-cell office:value-type="float" office:value="8973" calcext:value-type="float">
            <text:p>897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xtremadamente ineficaz</text:p>
          </table:table-cell>
          <table:table-cell office:value-type="float" office:value="8974" calcext:value-type="float">
            <text:p>897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8975" calcext:value-type="float">
            <text:p>897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8976" calcext:value-type="float">
            <text:p>897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8977" calcext:value-type="float">
            <text:p>8977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8978" calcext:value-type="float">
            <text:p>897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8979" calcext:value-type="float">
            <text:p>897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8980" calcext:value-type="float">
            <text:p>898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8981" calcext:value-type="float">
            <text:p>898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8982" calcext:value-type="float">
            <text:p>898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8983" calcext:value-type="float">
            <text:p>898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xtremadamente eficaz</text:p>
          </table:table-cell>
          <table:table-cell office:value-type="float" office:value="8984" calcext:value-type="float">
            <text:p>898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No sabe)</text:p>
          </table:table-cell>
          <table:table-cell office:value-type="float" office:value="8985" calcext:value-type="float">
            <text:p>898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xtremadamente ineficaz</text:p>
          </table:table-cell>
          <table:table-cell office:value-type="float" office:value="8974" calcext:value-type="float">
            <text:p>897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8975" calcext:value-type="float">
            <text:p>897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8976" calcext:value-type="float">
            <text:p>897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8977" calcext:value-type="float">
            <text:p>8977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8978" calcext:value-type="float">
            <text:p>897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8979" calcext:value-type="float">
            <text:p>897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8980" calcext:value-type="float">
            <text:p>898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8981" calcext:value-type="float">
            <text:p>898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8982" calcext:value-type="float">
            <text:p>898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8983" calcext:value-type="float">
            <text:p>898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xtremadamente eficaz</text:p>
          </table:table-cell>
          <table:table-cell office:value-type="float" office:value="8984" calcext:value-type="float">
            <text:p>898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No sabe)</text:p>
          </table:table-cell>
          <table:table-cell office:value-type="float" office:value="8985" calcext:value-type="float">
            <text:p>898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xtremadamente lenta</text:p>
          </table:table-cell>
          <table:table-cell office:value-type="float" office:value="8986" calcext:value-type="float">
            <text:p>898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8987" calcext:value-type="float">
            <text:p>898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8988" calcext:value-type="float">
            <text:p>8988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8989" calcext:value-type="float">
            <text:p>8989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8990" calcext:value-type="float">
            <text:p>8990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8991" calcext:value-type="float">
            <text:p>8991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8992" calcext:value-type="float">
            <text:p>8992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8993" calcext:value-type="float">
            <text:p>899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8994" calcext:value-type="float">
            <text:p>899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8995" calcext:value-type="float">
            <text:p>8995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xtremadamente rápida</text:p>
          </table:table-cell>
          <table:table-cell office:value-type="float" office:value="8996" calcext:value-type="float">
            <text:p>899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No sabe)</text:p>
          </table:table-cell>
          <table:table-cell office:value-type="float" office:value="8997" calcext:value-type="float">
            <text:p>8997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5_2010_SPA_ES_23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nunca casi nunca a menudo o muy a menudo?</text:p>
          </table:table-cell>
          <table:table-cell office:value-type="float" office:value="8998" calcext:value-type="float">
            <text:p>8998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5_2010_SPA_ES_23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No sabe)</text:p>
          </table:table-cell>
          <table:table-cell office:value-type="float" office:value="8999" calcext:value-type="float">
            <text:p>899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5_2010_SPA_ES_23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nunca casi nunca a menudo o muy a menudo?</text:p>
          </table:table-cell>
          <table:table-cell office:value-type="float" office:value="8998" calcext:value-type="float">
            <text:p>8998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5_2010_SPA_ES_23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No sabe)</text:p>
          </table:table-cell>
          <table:table-cell office:value-type="float" office:value="8999" calcext:value-type="float">
            <text:p>899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5_2010_SPA_ES_23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nunca casi nunca a menudo o muy a menudo?</text:p>
          </table:table-cell>
          <table:table-cell office:value-type="float" office:value="8998" calcext:value-type="float">
            <text:p>8998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5_2010_SPA_ES_23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No sabe)</text:p>
          </table:table-cell>
          <table:table-cell office:value-type="float" office:value="8999" calcext:value-type="float">
            <text:p>899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5_2010_SPA_ES_23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ada probable</text:p>
          </table:table-cell>
          <table:table-cell office:value-type="float" office:value="8613" calcext:value-type="float">
            <text:p>861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oco probable</text:p>
          </table:table-cell>
          <table:table-cell office:value-type="float" office:value="8614" calcext:value-type="float">
            <text:p>86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robable</text:p>
          </table:table-cell>
          <table:table-cell office:value-type="float" office:value="8615" calcext:value-type="float">
            <text:p>861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uy probable</text:p>
          </table:table-cell>
          <table:table-cell office:value-type="float" office:value="8616" calcext:value-type="float">
            <text:p>861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No sabe)</text:p>
          </table:table-cell>
          <table:table-cell office:value-type="float" office:value="8617" calcext:value-type="float">
            <text:p>861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ada probable</text:p>
          </table:table-cell>
          <table:table-cell office:value-type="float" office:value="8613" calcext:value-type="float">
            <text:p>861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oco probable</text:p>
          </table:table-cell>
          <table:table-cell office:value-type="float" office:value="8614" calcext:value-type="float">
            <text:p>86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obable</text:p>
          </table:table-cell>
          <table:table-cell office:value-type="float" office:value="8615" calcext:value-type="float">
            <text:p>861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uy probable</text:p>
          </table:table-cell>
          <table:table-cell office:value-type="float" office:value="8616" calcext:value-type="float">
            <text:p>861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No sabe)</text:p>
          </table:table-cell>
          <table:table-cell office:value-type="float" office:value="8617" calcext:value-type="float">
            <text:p>861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ada probable</text:p>
          </table:table-cell>
          <table:table-cell office:value-type="float" office:value="8613" calcext:value-type="float">
            <text:p>861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oco probable</text:p>
          </table:table-cell>
          <table:table-cell office:value-type="float" office:value="8614" calcext:value-type="float">
            <text:p>86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obable</text:p>
          </table:table-cell>
          <table:table-cell office:value-type="float" office:value="8615" calcext:value-type="float">
            <text:p>861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uy probable</text:p>
          </table:table-cell>
          <table:table-cell office:value-type="float" office:value="8616" calcext:value-type="float">
            <text:p>861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3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No sabe)</text:p>
          </table:table-cell>
          <table:table-cell office:value-type="float" office:value="8617" calcext:value-type="float">
            <text:p>861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5_2010_SPA_ES_240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Nada probable</text:p>
          </table:table-cell>
          <table:table-cell office:value-type="float" office:value="9000" calcext:value-type="float">
            <text:p>900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0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No muy probable</text:p>
          </table:table-cell>
          <table:table-cell office:value-type="float" office:value="9001" calcext:value-type="float">
            <text:p>900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0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Probable</text:p>
          </table:table-cell>
          <table:table-cell office:value-type="float" office:value="9002" calcext:value-type="float">
            <text:p>900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0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Muy probable</text:p>
          </table:table-cell>
          <table:table-cell office:value-type="float" office:value="9003" calcext:value-type="float">
            <text:p>900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0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(No sabe)</text:p>
          </table:table-cell>
          <table:table-cell office:value-type="float" office:value="9004" calcext:value-type="float">
            <text:p>900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1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Nada probable</text:p>
          </table:table-cell>
          <table:table-cell office:value-type="float" office:value="9000" calcext:value-type="float">
            <text:p>900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1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No muy probable</text:p>
          </table:table-cell>
          <table:table-cell office:value-type="float" office:value="9001" calcext:value-type="float">
            <text:p>900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1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Probable</text:p>
          </table:table-cell>
          <table:table-cell office:value-type="float" office:value="9002" calcext:value-type="float">
            <text:p>900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1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Muy probable</text:p>
          </table:table-cell>
          <table:table-cell office:value-type="float" office:value="9003" calcext:value-type="float">
            <text:p>900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1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(No sabe)</text:p>
          </table:table-cell>
          <table:table-cell office:value-type="float" office:value="9004" calcext:value-type="float">
            <text:p>900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2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Nada probable</text:p>
          </table:table-cell>
          <table:table-cell office:value-type="float" office:value="9000" calcext:value-type="float">
            <text:p>900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2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No muy probable</text:p>
          </table:table-cell>
          <table:table-cell office:value-type="float" office:value="9001" calcext:value-type="float">
            <text:p>900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2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Probable</text:p>
          </table:table-cell>
          <table:table-cell office:value-type="float" office:value="9002" calcext:value-type="float">
            <text:p>900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2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Muy probable</text:p>
          </table:table-cell>
          <table:table-cell office:value-type="float" office:value="9003" calcext:value-type="float">
            <text:p>900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2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(No sabe)</text:p>
          </table:table-cell>
          <table:table-cell office:value-type="float" office:value="9004" calcext:value-type="float">
            <text:p>900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Muy ineficaz</text:p>
          </table:table-cell>
          <table:table-cell office:value-type="float" office:value="9005" calcext:value-type="float">
            <text:p>900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Bastante ineficaz</text:p>
          </table:table-cell>
          <table:table-cell office:value-type="float" office:value="9006" calcext:value-type="float">
            <text:p>900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Ni ineficaz ni eficaz</text:p>
          </table:table-cell>
          <table:table-cell office:value-type="float" office:value="9007" calcext:value-type="float">
            <text:p>900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Bastante eficaz</text:p>
          </table:table-cell>
          <table:table-cell office:value-type="float" office:value="9008" calcext:value-type="float">
            <text:p>9008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Muy eficaz</text:p>
          </table:table-cell>
          <table:table-cell office:value-type="float" office:value="9009" calcext:value-type="float">
            <text:p>9009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(No sabe)</text:p>
          </table:table-cell>
          <table:table-cell office:value-type="float" office:value="9010" calcext:value-type="float">
            <text:p>901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4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Muy ineficaz</text:p>
          </table:table-cell>
          <table:table-cell office:value-type="float" office:value="9005" calcext:value-type="float">
            <text:p>900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4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Bastante ineficaz</text:p>
          </table:table-cell>
          <table:table-cell office:value-type="float" office:value="9006" calcext:value-type="float">
            <text:p>900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4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Ni ineficaz ni eficaz</text:p>
          </table:table-cell>
          <table:table-cell office:value-type="float" office:value="9007" calcext:value-type="float">
            <text:p>900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4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Bastante eficaz</text:p>
          </table:table-cell>
          <table:table-cell office:value-type="float" office:value="9008" calcext:value-type="float">
            <text:p>9008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4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Muy eficaz</text:p>
          </table:table-cell>
          <table:table-cell office:value-type="float" office:value="9009" calcext:value-type="float">
            <text:p>9009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4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(No sabe)</text:p>
          </table:table-cell>
          <table:table-cell office:value-type="float" office:value="9010" calcext:value-type="float">
            <text:p>901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5_2010_SPA_ES_245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Muy lenta</text:p>
          </table:table-cell>
          <table:table-cell office:value-type="float" office:value="9011" calcext:value-type="float">
            <text:p>9011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5_2010_SPA_ES_245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Bastante lenta</text:p>
          </table:table-cell>
          <table:table-cell office:value-type="float" office:value="9012" calcext:value-type="float">
            <text:p>9012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5_2010_SPA_ES_245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Ni lenta ni rápida</text:p>
          </table:table-cell>
          <table:table-cell office:value-type="float" office:value="9013" calcext:value-type="float">
            <text:p>9013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5_2010_SPA_ES_245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Bastante rápida</text:p>
          </table:table-cell>
          <table:table-cell office:value-type="float" office:value="9014" calcext:value-type="float">
            <text:p>9014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5_2010_SPA_ES_245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Muy rápida</text:p>
          </table:table-cell>
          <table:table-cell office:value-type="float" office:value="9015" calcext:value-type="float">
            <text:p>901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5_2010_SPA_ES_245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(No sabe)</text:p>
          </table:table-cell>
          <table:table-cell office:value-type="float" office:value="9016" calcext:value-type="float">
            <text:p>901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Casi nunca</text:p>
          </table:table-cell>
          <table:table-cell office:value-type="float" office:value="9017" calcext:value-type="float">
            <text:p>901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float" office:value="2" calcext:value-type="float">
            <text:p>2</text:p>
          </table:table-cell>
          <table:table-cell office:value-type="float" office:value="9018" calcext:value-type="float">
            <text:p>9018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float" office:value="3" calcext:value-type="float">
            <text:p>3</text:p>
          </table:table-cell>
          <table:table-cell office:value-type="float" office:value="9019" calcext:value-type="float">
            <text:p>9019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float" office:value="4" calcext:value-type="float">
            <text:p>4</text:p>
          </table:table-cell>
          <table:table-cell office:value-type="float" office:value="9020" calcext:value-type="float">
            <text:p>902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float" office:value="5" calcext:value-type="float">
            <text:p>5</text:p>
          </table:table-cell>
          <table:table-cell office:value-type="float" office:value="9021" calcext:value-type="float">
            <text:p>9021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float" office:value="6" calcext:value-type="float">
            <text:p>6</text:p>
          </table:table-cell>
          <table:table-cell office:value-type="float" office:value="9022" calcext:value-type="float">
            <text:p>902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float" office:value="7" calcext:value-type="float">
            <text:p>7</text:p>
          </table:table-cell>
          <table:table-cell office:value-type="float" office:value="9023" calcext:value-type="float">
            <text:p>9023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float" office:value="8" calcext:value-type="float">
            <text:p>8</text:p>
          </table:table-cell>
          <table:table-cell office:value-type="float" office:value="9024" calcext:value-type="float">
            <text:p>9024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float" office:value="9" calcext:value-type="float">
            <text:p>9</text:p>
          </table:table-cell>
          <table:table-cell office:value-type="float" office:value="9025" calcext:value-type="float">
            <text:p>902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Casi siempre</text:p>
          </table:table-cell>
          <table:table-cell office:value-type="float" office:value="9026" calcext:value-type="float">
            <text:p>9026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(No sabe)</text:p>
          </table:table-cell>
          <table:table-cell office:value-type="float" office:value="9027" calcext:value-type="float">
            <text:p>902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Casi nunca</text:p>
          </table:table-cell>
          <table:table-cell office:value-type="float" office:value="9017" calcext:value-type="float">
            <text:p>901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float" office:value="2" calcext:value-type="float">
            <text:p>2</text:p>
          </table:table-cell>
          <table:table-cell office:value-type="float" office:value="9018" calcext:value-type="float">
            <text:p>9018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float" office:value="3" calcext:value-type="float">
            <text:p>3</text:p>
          </table:table-cell>
          <table:table-cell office:value-type="float" office:value="9019" calcext:value-type="float">
            <text:p>9019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float" office:value="4" calcext:value-type="float">
            <text:p>4</text:p>
          </table:table-cell>
          <table:table-cell office:value-type="float" office:value="9020" calcext:value-type="float">
            <text:p>902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float" office:value="5" calcext:value-type="float">
            <text:p>5</text:p>
          </table:table-cell>
          <table:table-cell office:value-type="float" office:value="9021" calcext:value-type="float">
            <text:p>9021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float" office:value="6" calcext:value-type="float">
            <text:p>6</text:p>
          </table:table-cell>
          <table:table-cell office:value-type="float" office:value="9022" calcext:value-type="float">
            <text:p>902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float" office:value="7" calcext:value-type="float">
            <text:p>7</text:p>
          </table:table-cell>
          <table:table-cell office:value-type="float" office:value="9023" calcext:value-type="float">
            <text:p>9023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float" office:value="8" calcext:value-type="float">
            <text:p>8</text:p>
          </table:table-cell>
          <table:table-cell office:value-type="float" office:value="9024" calcext:value-type="float">
            <text:p>9024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float" office:value="9" calcext:value-type="float">
            <text:p>9</text:p>
          </table:table-cell>
          <table:table-cell office:value-type="float" office:value="9025" calcext:value-type="float">
            <text:p>902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Casi siempre</text:p>
          </table:table-cell>
          <table:table-cell office:value-type="float" office:value="9026" calcext:value-type="float">
            <text:p>9026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(No sabe)</text:p>
          </table:table-cell>
          <table:table-cell office:value-type="float" office:value="9027" calcext:value-type="float">
            <text:p>902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Casi nunca</text:p>
          </table:table-cell>
          <table:table-cell office:value-type="float" office:value="9017" calcext:value-type="float">
            <text:p>901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float" office:value="2" calcext:value-type="float">
            <text:p>2</text:p>
          </table:table-cell>
          <table:table-cell office:value-type="float" office:value="9018" calcext:value-type="float">
            <text:p>9018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float" office:value="3" calcext:value-type="float">
            <text:p>3</text:p>
          </table:table-cell>
          <table:table-cell office:value-type="float" office:value="9019" calcext:value-type="float">
            <text:p>9019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float" office:value="4" calcext:value-type="float">
            <text:p>4</text:p>
          </table:table-cell>
          <table:table-cell office:value-type="float" office:value="9020" calcext:value-type="float">
            <text:p>902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float" office:value="5" calcext:value-type="float">
            <text:p>5</text:p>
          </table:table-cell>
          <table:table-cell office:value-type="float" office:value="9021" calcext:value-type="float">
            <text:p>9021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float" office:value="6" calcext:value-type="float">
            <text:p>6</text:p>
          </table:table-cell>
          <table:table-cell office:value-type="float" office:value="9022" calcext:value-type="float">
            <text:p>902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float" office:value="7" calcext:value-type="float">
            <text:p>7</text:p>
          </table:table-cell>
          <table:table-cell office:value-type="float" office:value="9023" calcext:value-type="float">
            <text:p>9023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float" office:value="8" calcext:value-type="float">
            <text:p>8</text:p>
          </table:table-cell>
          <table:table-cell office:value-type="float" office:value="9024" calcext:value-type="float">
            <text:p>9024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float" office:value="9" calcext:value-type="float">
            <text:p>9</text:p>
          </table:table-cell>
          <table:table-cell office:value-type="float" office:value="9025" calcext:value-type="float">
            <text:p>902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Casi siempre</text:p>
          </table:table-cell>
          <table:table-cell office:value-type="float" office:value="9026" calcext:value-type="float">
            <text:p>9026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(No sabe)</text:p>
          </table:table-cell>
          <table:table-cell office:value-type="float" office:value="9027" calcext:value-type="float">
            <text:p>902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5_2010_SPA_ES_249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Muy improbable</text:p>
          </table:table-cell>
          <table:table-cell office:value-type="float" office:value="9028" calcext:value-type="float">
            <text:p>9028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49</text:p>
          </table:table-cell>
          <table:table-cell office:value-type="string" calcext:value-type="string">
            <text:p>IF19</text:p>
          </table:table-cell>
          <table:table-cell office:value-type="float" office:value="2" calcext:value-type="float">
            <text:p>2</text:p>
          </table:table-cell>
          <table:table-cell office:value-type="float" office:value="9029" calcext:value-type="float">
            <text:p>902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49</text:p>
          </table:table-cell>
          <table:table-cell office:value-type="string" calcext:value-type="string">
            <text:p>IF19</text:p>
          </table:table-cell>
          <table:table-cell office:value-type="float" office:value="3" calcext:value-type="float">
            <text:p>3</text:p>
          </table:table-cell>
          <table:table-cell office:value-type="float" office:value="9030" calcext:value-type="float">
            <text:p>9030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49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Muy probable</text:p>
          </table:table-cell>
          <table:table-cell office:value-type="float" office:value="9031" calcext:value-type="float">
            <text:p>9031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49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(No sabe)</text:p>
          </table:table-cell>
          <table:table-cell office:value-type="float" office:value="9032" calcext:value-type="float">
            <text:p>9032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0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Muy improbable</text:p>
          </table:table-cell>
          <table:table-cell office:value-type="float" office:value="9028" calcext:value-type="float">
            <text:p>9028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0</text:p>
          </table:table-cell>
          <table:table-cell office:value-type="string" calcext:value-type="string">
            <text:p>IF20</text:p>
          </table:table-cell>
          <table:table-cell office:value-type="float" office:value="2" calcext:value-type="float">
            <text:p>2</text:p>
          </table:table-cell>
          <table:table-cell office:value-type="float" office:value="9029" calcext:value-type="float">
            <text:p>902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0</text:p>
          </table:table-cell>
          <table:table-cell office:value-type="string" calcext:value-type="string">
            <text:p>IF20</text:p>
          </table:table-cell>
          <table:table-cell office:value-type="float" office:value="3" calcext:value-type="float">
            <text:p>3</text:p>
          </table:table-cell>
          <table:table-cell office:value-type="float" office:value="9030" calcext:value-type="float">
            <text:p>9030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0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Muy probable</text:p>
          </table:table-cell>
          <table:table-cell office:value-type="float" office:value="9031" calcext:value-type="float">
            <text:p>9031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0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(No sabe)</text:p>
          </table:table-cell>
          <table:table-cell office:value-type="float" office:value="9032" calcext:value-type="float">
            <text:p>9032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1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Muy improbable</text:p>
          </table:table-cell>
          <table:table-cell office:value-type="float" office:value="9028" calcext:value-type="float">
            <text:p>9028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1</text:p>
          </table:table-cell>
          <table:table-cell office:value-type="string" calcext:value-type="string">
            <text:p>IF21</text:p>
          </table:table-cell>
          <table:table-cell office:value-type="float" office:value="2" calcext:value-type="float">
            <text:p>2</text:p>
          </table:table-cell>
          <table:table-cell office:value-type="float" office:value="9029" calcext:value-type="float">
            <text:p>902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1</text:p>
          </table:table-cell>
          <table:table-cell office:value-type="string" calcext:value-type="string">
            <text:p>IF21</text:p>
          </table:table-cell>
          <table:table-cell office:value-type="float" office:value="3" calcext:value-type="float">
            <text:p>3</text:p>
          </table:table-cell>
          <table:table-cell office:value-type="float" office:value="9030" calcext:value-type="float">
            <text:p>9030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1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Muy probable</text:p>
          </table:table-cell>
          <table:table-cell office:value-type="float" office:value="9031" calcext:value-type="float">
            <text:p>9031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1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(No sabe)</text:p>
          </table:table-cell>
          <table:table-cell office:value-type="float" office:value="9032" calcext:value-type="float">
            <text:p>9032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Extremadamente ineficaz</text:p>
          </table:table-cell>
          <table:table-cell office:value-type="float" office:value="9033" calcext:value-type="float">
            <text:p>903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Muy ineficaz</text:p>
          </table:table-cell>
          <table:table-cell office:value-type="float" office:value="9034" calcext:value-type="float">
            <text:p>903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Bastante ineficaz</text:p>
          </table:table-cell>
          <table:table-cell office:value-type="float" office:value="9035" calcext:value-type="float">
            <text:p>9035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Ni ineficaz ni eficaz</text:p>
          </table:table-cell>
          <table:table-cell office:value-type="float" office:value="9036" calcext:value-type="float">
            <text:p>903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Bastante eficaz</text:p>
          </table:table-cell>
          <table:table-cell office:value-type="float" office:value="9037" calcext:value-type="float">
            <text:p>9037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Muy eficaz</text:p>
          </table:table-cell>
          <table:table-cell office:value-type="float" office:value="9038" calcext:value-type="float">
            <text:p>903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Extremadamente eficaz</text:p>
          </table:table-cell>
          <table:table-cell office:value-type="float" office:value="9039" calcext:value-type="float">
            <text:p>903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(No sabe)</text:p>
          </table:table-cell>
          <table:table-cell office:value-type="float" office:value="9040" calcext:value-type="float">
            <text:p>904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Extremadamente ineficaz</text:p>
          </table:table-cell>
          <table:table-cell office:value-type="float" office:value="9033" calcext:value-type="float">
            <text:p>903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Muy ineficaz</text:p>
          </table:table-cell>
          <table:table-cell office:value-type="float" office:value="9034" calcext:value-type="float">
            <text:p>903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Bastante ineficaz</text:p>
          </table:table-cell>
          <table:table-cell office:value-type="float" office:value="9035" calcext:value-type="float">
            <text:p>9035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Ni ineficaz ni eficaz</text:p>
          </table:table-cell>
          <table:table-cell office:value-type="float" office:value="9036" calcext:value-type="float">
            <text:p>903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Bastante eficaz</text:p>
          </table:table-cell>
          <table:table-cell office:value-type="float" office:value="9037" calcext:value-type="float">
            <text:p>9037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Muy eficaz</text:p>
          </table:table-cell>
          <table:table-cell office:value-type="float" office:value="9038" calcext:value-type="float">
            <text:p>903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Extremadamente eficaz</text:p>
          </table:table-cell>
          <table:table-cell office:value-type="float" office:value="9039" calcext:value-type="float">
            <text:p>903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(No sabe)</text:p>
          </table:table-cell>
          <table:table-cell office:value-type="float" office:value="9040" calcext:value-type="float">
            <text:p>904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Extremadamente lenta</text:p>
          </table:table-cell>
          <table:table-cell office:value-type="float" office:value="9041" calcext:value-type="float">
            <text:p>904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Muy lenta</text:p>
          </table:table-cell>
          <table:table-cell office:value-type="float" office:value="9042" calcext:value-type="float">
            <text:p>9042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Bastante lenta</text:p>
          </table:table-cell>
          <table:table-cell office:value-type="float" office:value="9043" calcext:value-type="float">
            <text:p>904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Ni lenta ni rápida</text:p>
          </table:table-cell>
          <table:table-cell office:value-type="float" office:value="9044" calcext:value-type="float">
            <text:p>9044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Bastante rápida</text:p>
          </table:table-cell>
          <table:table-cell office:value-type="float" office:value="9045" calcext:value-type="float">
            <text:p>904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Muy rápida</text:p>
          </table:table-cell>
          <table:table-cell office:value-type="float" office:value="9046" calcext:value-type="float">
            <text:p>9046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Extremadamente rápida</text:p>
          </table:table-cell>
          <table:table-cell office:value-type="float" office:value="9047" calcext:value-type="float">
            <text:p>9047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(No sabe)</text:p>
          </table:table-cell>
          <table:table-cell office:value-type="float" office:value="9048" calcext:value-type="float">
            <text:p>9048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nunca</text:p>
          </table:table-cell>
          <table:table-cell office:value-type="float" office:value="9049" calcext:value-type="float">
            <text:p>904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casi nunca</text:p>
          </table:table-cell>
          <table:table-cell office:value-type="float" office:value="9050" calcext:value-type="float">
            <text:p>905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rara vez</text:p>
          </table:table-cell>
          <table:table-cell office:value-type="float" office:value="9051" calcext:value-type="float">
            <text:p>9051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ocasionalmente</text:p>
          </table:table-cell>
          <table:table-cell office:value-type="float" office:value="9052" calcext:value-type="float">
            <text:p>905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a veces</text:p>
          </table:table-cell>
          <table:table-cell office:value-type="float" office:value="9053" calcext:value-type="float">
            <text:p>905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la mitad de las veces</text:p>
          </table:table-cell>
          <table:table-cell office:value-type="float" office:value="9054" calcext:value-type="float">
            <text:p>905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más de la mitad de las veces</text:p>
          </table:table-cell>
          <table:table-cell office:value-type="float" office:value="9055" calcext:value-type="float">
            <text:p>905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a menudo</text:p>
          </table:table-cell>
          <table:table-cell office:value-type="float" office:value="9056" calcext:value-type="float">
            <text:p>9056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muy a menudo</text:p>
          </table:table-cell>
          <table:table-cell office:value-type="float" office:value="9057" calcext:value-type="float">
            <text:p>9057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casi siempre</text:p>
          </table:table-cell>
          <table:table-cell office:value-type="float" office:value="9058" calcext:value-type="float">
            <text:p>905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siempre</text:p>
          </table:table-cell>
          <table:table-cell office:value-type="float" office:value="9059" calcext:value-type="float">
            <text:p>905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(No sabe)</text:p>
          </table:table-cell>
          <table:table-cell office:value-type="float" office:value="9060" calcext:value-type="float">
            <text:p>906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nunca</text:p>
          </table:table-cell>
          <table:table-cell office:value-type="float" office:value="9049" calcext:value-type="float">
            <text:p>904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casi nunca</text:p>
          </table:table-cell>
          <table:table-cell office:value-type="float" office:value="9050" calcext:value-type="float">
            <text:p>905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rara vez</text:p>
          </table:table-cell>
          <table:table-cell office:value-type="float" office:value="9051" calcext:value-type="float">
            <text:p>9051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ocasionalmente</text:p>
          </table:table-cell>
          <table:table-cell office:value-type="float" office:value="9052" calcext:value-type="float">
            <text:p>905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a veces</text:p>
          </table:table-cell>
          <table:table-cell office:value-type="float" office:value="9053" calcext:value-type="float">
            <text:p>905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la mitad de las veces</text:p>
          </table:table-cell>
          <table:table-cell office:value-type="float" office:value="9054" calcext:value-type="float">
            <text:p>905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más de la mitad de las veces</text:p>
          </table:table-cell>
          <table:table-cell office:value-type="float" office:value="9055" calcext:value-type="float">
            <text:p>905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a menudo</text:p>
          </table:table-cell>
          <table:table-cell office:value-type="float" office:value="9056" calcext:value-type="float">
            <text:p>9056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muy a menudo</text:p>
          </table:table-cell>
          <table:table-cell office:value-type="float" office:value="9057" calcext:value-type="float">
            <text:p>9057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casi siempre</text:p>
          </table:table-cell>
          <table:table-cell office:value-type="float" office:value="9058" calcext:value-type="float">
            <text:p>905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siempre</text:p>
          </table:table-cell>
          <table:table-cell office:value-type="float" office:value="9059" calcext:value-type="float">
            <text:p>905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(No sabe)</text:p>
          </table:table-cell>
          <table:table-cell office:value-type="float" office:value="9060" calcext:value-type="float">
            <text:p>906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nunca</text:p>
          </table:table-cell>
          <table:table-cell office:value-type="float" office:value="9049" calcext:value-type="float">
            <text:p>904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casi nunca</text:p>
          </table:table-cell>
          <table:table-cell office:value-type="float" office:value="9050" calcext:value-type="float">
            <text:p>905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rara vez</text:p>
          </table:table-cell>
          <table:table-cell office:value-type="float" office:value="9051" calcext:value-type="float">
            <text:p>9051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ocasionalmente</text:p>
          </table:table-cell>
          <table:table-cell office:value-type="float" office:value="9052" calcext:value-type="float">
            <text:p>905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a veces</text:p>
          </table:table-cell>
          <table:table-cell office:value-type="float" office:value="9053" calcext:value-type="float">
            <text:p>905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la mitad de las veces</text:p>
          </table:table-cell>
          <table:table-cell office:value-type="float" office:value="9054" calcext:value-type="float">
            <text:p>905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más de la mitad de las veces</text:p>
          </table:table-cell>
          <table:table-cell office:value-type="float" office:value="9055" calcext:value-type="float">
            <text:p>905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a menudo</text:p>
          </table:table-cell>
          <table:table-cell office:value-type="float" office:value="9056" calcext:value-type="float">
            <text:p>9056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muy a menudo</text:p>
          </table:table-cell>
          <table:table-cell office:value-type="float" office:value="9057" calcext:value-type="float">
            <text:p>9057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casi siempre</text:p>
          </table:table-cell>
          <table:table-cell office:value-type="float" office:value="9058" calcext:value-type="float">
            <text:p>905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siempre</text:p>
          </table:table-cell>
          <table:table-cell office:value-type="float" office:value="9059" calcext:value-type="float">
            <text:p>905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(No sabe)</text:p>
          </table:table-cell>
          <table:table-cell office:value-type="float" office:value="9060" calcext:value-type="float">
            <text:p>9060</text:p>
          </table:table-cell>
          <table:table-cell office:value-type="float" office:value="1147" calcext:value-type="float">
            <text:p>1147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SPA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me gustaría hacerle algunas preguntas sobre política y el gobierno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5_2010_SPA_ES_5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n, vamos a hablar sobre algunos aspectos de su vida.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5_2010_SPA_ES_12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me gustaría hacerle algunas preguntas sobre usted y sobre el resto de las personas que viven con usted en este hogar.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5_2010_SPA_ES_22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hora me gustaría hacerle algunas preguntas sobre política y el gobierno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5_2010_SPA_ES_226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ces se habla de “izquierda” y “derecha”.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5_2010_SPA_ES_23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hora le haré algunas preguntas sobre situaciones en las que la policía se enfrenta a delitos como robos en domicilios y agresiones.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5_2010_SPA_ES_23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as siguientes preguntas no tienen tarjeta.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5_2010_SPA_ES_23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upongamos ahora que usted hiciera alguna de estas cosas en España.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5_2010_SPA_ES_240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Ahora le haré algunas preguntas sobre la probabilidad de que a usted lo cogiesen y castigasen por hacer algunas cosas en España.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5_2010_SPA_ES_243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Las primeras preguntas se refieren a la policía en España (policía local, autonómica, nacional y guardia civil).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5_2010_SPA_ES_246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Ahora le haré algunas preguntas sobre situaciones en las que la policía se enfrenta a delitos como robos en domicilios y agresiones.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5_2010_SPA_ES_249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Ahora le haré algunas preguntas sobre la probabilidad de que a usted lo cogiesen y castigasen por hacer algunas cosas en España.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Las siguientes preguntas son sobre la policía en España (policia local, autónomica, nacional y guardia civil).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Ahora le haré algunas preguntas sobre situaciones en las que la policía se enfrenta a delitos como robos en domicilios y agresiones.</text:p>
          </table:table-cell>
          <table:table-cell office:value-type="float" office:value="133" calcext:value-type="float">
            <text:p>133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r favor, use esta tarjeta para responder.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ESS_R05_2010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ga usando la misma tarjeta.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ESS_R05_2010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iga usando esta tarjeta.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ESS_R05_2010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se otra vez la misma tarjeta.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ESS_R05_2010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iga usando esta tarjeta.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ESS_R05_2010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Siga usando la misma tarjeta.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ESS_R05_2010_SPA_ES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iga usando la misma tarjeta.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ESS_R05_2010_SPA_ES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Siga usando la misma tarjeta.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ESS_R05_2010_SPA_ES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iga usando la misma tarjeta.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ESS_R05_2010_SPA_ES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Use por favor esta tarjeta.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ESS_R05_2010_SPA_ES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Por favor, escoja su respuesta de esta TARJETA.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ESS_R05_2010_SPA_ES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Por favor, use la misma tarjeta.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ESS_R05_2010_SPA_ES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lija su respuesta de esta tarjeta.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ESS_R05_2010_SPA_ES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lija su respuesta de esta tarjeta.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ESS_R05_2010_SPA_ES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lija su respuesta de esta tarjeta.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ESS_R05_2010_SPA_ES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lija su respuesta de esta tarjeta.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ESS_R05_2010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tilice la misma tarjeta.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ESS_R05_2010_SPA_ES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lija su respuesta de esta tarjeta.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ESS_R05_2010_SPA_ES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5_2010_SPA_ES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5_2010_SPA_ES_1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169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Utilice, por favor, esta tarjeta.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ESS_R05_2010_SPA_ES_17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17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17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5_2010_SPA_ES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Por favor, use esta tarjeta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OSTRAR TARJETA B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ESS_R05_2010_SPA_ES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Por favor, use esta tarjeta para responder.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SEGUIR MOSTRANDO TARJETA B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ESS_R05_2010_SPA_ES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SEGUIR MOSTRANDO TARJETA B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ESS_R05_2010_SPA_ES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MOSTRAR TARJETA K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ESS_R05_2010_SPA_ES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MOSTRAR TARJETA L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ESS_R05_2010_SPA_ES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MOSTRAR TARJETA M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ESS_R05_2010_SPA_ES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MOSTRAR TARJETA N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OSTRAR TARJETA O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ESS_R05_2010_SPA_ES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Por favor, use esa tarjeta para responder.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SEGUIR MOSTRANDO TARJETA O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ESS_R05_2010_SPA_ES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SEGUIR MOSTRANDO TARJETA O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ESS_R05_2010_SPA_ES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SEGUIR MOSTRANDO TARJETA O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ESS_R05_2010_SPA_ES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OSTRAR TARJETA P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ESS_R05_2010_SPA_ES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SEGUIR MOSTRANDO TARJETA P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ESS_R05_2010_SPA_ES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OSTRAR TARJETA Q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ESS_R05_2010_SPA_ES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SEGUIR MOSTRANDO TARJETA Q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ESS_R05_2010_SPA_ES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SEGUIR MOSTRANDO TARJETA Q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ESS_R05_2010_SPA_ES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SEGUIR MOSTRANDO TARJETA Q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ESS_R05_2010_SPA_ES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OSTRAR TARJETA R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ESS_R05_2010_SPA_ES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Por favor, use esta tarjeta.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SEGUIR MOSTRANDO TARJETA R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ESS_R05_2010_SPA_ES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OSTRAR TARJETA S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ESS_R05_2010_SPA_ES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Por favor, use la misma tarjeta.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SEGUIR MOSTRANDO TARJETA S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ESS_R05_2010_SPA_ES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Siga usando esta tarjeta.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ESS_R05_2010_SPA_ES_23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tilice la misma tarjeta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ESS_R05_2010_SPA_ES_244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Use la misma tarjeta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ESS_R05_2010_SPA_ES_247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Por favor, use la misma tarjeta.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ESS_R05_2010_SPA_ES_248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Por favor, use la misma tarjeta.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ESS_R05_2010_SPA_ES_252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Elija su respuesta de esta tarjeta.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ESS_R05_2010_SPA_ES_253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Use la mism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5_2010_SPA_ES_254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Elija su respuesta de esta tarjeta.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ESS_R05_2010_SPA_ES_255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Elija su respuesta de esta tarjeta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SS_R05_2010_SPA_ES_256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Use la misma tarjeta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ESS_R05_2010_SPA_ES_257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Use la misma tarjeta</text:p>
          </table:table-cell>
          <table:table-cell office:value-type="float" office:value="649" calcext:value-type="float">
            <text:p>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36:33.913770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37:38.917292241</dc:date>
    <meta:editing-duration>PT3M15S</meta:editing-duration>
    <meta:editing-cycles>6</meta:editing-cycles>
    <meta:generator>LibreOffice/6.0.7.3$Linux_X86_64 LibreOffice_project/00m0$Build-3</meta:generator>
    <meta:document-statistic meta:table-count="4" meta:cell-count="10336" meta:object-count="0"/>
  </office:meta>
</office:document-meta>
</file>